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DB4E2"/>
      <style:text-properties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ce3" style:family="table-cell" style:parent-style-name="Heading_1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4" style:family="table-cell" style:parent-style-name="Heading_2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5" style:family="table-cell" style:parent-style-name="Heading_3" style:data-style-name="N0">
      <style:table-cell-properties style:vertical-align="top" fo:background-color="#D9D9D9"/>
    </style:style>
    <style:style style:name="ce6" style:family="table-cell" style:parent-style-name="Default" style:data-style-name="N0">
      <style:table-cell-properties fo:background-color="#92D050"/>
    </style:style>
    <style:style style:name="ce7" style:family="table-cell" style:parent-style-name="Default" style:data-style-name="N36"/>
    <style:style style:name="ce8" style:family="table-cell" style:parent-style-name="Default" style:data-style-name="N36">
      <style:table-cell-properties fo:background-color="#92D050"/>
    </style:style>
    <style:style style:name="ce9" style:family="table-cell" style:parent-style-name="Default" style:data-style-name="N36">
      <style:table-cell-properties fo:background-color="transparent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Heading_3" style:data-style-name="N0">
      <style:table-cell-properties style:vertical-align="top" fo:background-color="#D9D9D9"/>
    </style:style>
    <style:style style:name="ce12" style:family="table-cell" style:parent-style-name="Default" style:data-style-name="N0">
      <style:table-cell-properties fo:background-color="#FFFF00"/>
    </style:style>
    <style:style style:name="ce13" style:family="table-cell" style:parent-style-name="Default" style:data-style-name="N0">
      <style:table-cell-properties fo:background-color="#FF0000"/>
    </style:style>
    <style:style style:name="ce14" style:family="table-cell" style:parent-style-name="Default" style:data-style-name="N0">
      <style:table-cell-properties fo:background-color="#0070C0"/>
    </style:style>
    <style:style style:name="ce15" style:family="table-cell" style:parent-style-name="Default" style:data-style-name="N0">
      <style:table-cell-properties fo:background-color="#92D050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FFFF00"/>
    </style:style>
    <style:style style:name="ce17" style:family="table-cell" style:parent-style-name="Default" style:data-style-name="N0">
      <style:table-cell-properties fo:background-color="#FFC000"/>
    </style:style>
    <style:style style:name="ce18" style:family="table-cell" style:parent-style-name="Default" style:data-style-name="N0">
      <style:table-cell-properties fo:background-color="#FF8000"/>
    </style:style>
    <style:style style:name="ce19" style:family="table-cell" style:parent-style-name="Default" style:data-style-name="N0">
      <style:table-cell-properties fo:background-color="#FF4000"/>
    </style:style>
    <style:style style:name="ce20" style:family="table-cell" style:parent-style-name="Default" style:data-style-name="N0">
      <style:table-cell-properties fo:background-color="#FF8000"/>
    </style:style>
    <style:style style:name="ce21" style:family="table-cell" style:parent-style-name="Default" style:data-style-name="N0">
      <style:table-cell-properties fo:background-color="#80FF00"/>
    </style:style>
    <style:style style:name="ce22" style:family="table-cell" style:parent-style-name="Default" style:data-style-name="N0">
      <style:table-cell-properties fo:background-color="#00FF00"/>
    </style:style>
    <style:style style:name="ce23" style:family="table-cell" style:parent-style-name="Default" style:data-style-name="N0">
      <style:text-properties fo:color="#00B050"/>
    </style:style>
    <style:style style:name="ce24" style:family="table-cell" style:parent-style-name="Default" style:data-style-name="N0">
      <style:table-cell-properties fo:background-color="transparent"/>
      <style:text-properties fo:color="#FFC000"/>
    </style:style>
    <style:style style:name="ce25" style:family="table-cell" style:parent-style-name="Default" style:data-style-name="N0">
      <style:text-properties fo:color="#C0504D"/>
    </style:style>
    <style:style style:name="ce26" style:family="table-cell" style:parent-style-name="Default" style:data-style-name="N0">
      <style:text-properties fo:color="#000000"/>
    </style:style>
    <style:style style:name="ce27" style:family="table-cell" style:parent-style-name="Default" style:data-style-name="N13">
      <style:table-cell-properties fo:background-color="#FFFF00"/>
    </style:style>
    <style:style style:name="ce28" style:family="table-cell" style:parent-style-name="Default" style:data-style-name="N0">
      <style:table-cell-properties fo:background-color="transparent"/>
      <style:text-properties fo:color="#000000"/>
    </style:style>
    <style:style style:name="ce29" style:family="table-cell" style:parent-style-name="Default" style:data-style-name="N0">
      <style:text-properties fo:color="#FF0000"/>
    </style:style>
    <style:style style:name="ce30" style:family="table-cell" style:parent-style-name="Default" style:data-style-name="N0">
      <style:table-cell-properties fo:background-color="transparent"/>
      <style:text-properties fo:color="#FF8080"/>
    </style:style>
    <style:style style:name="ce31" style:family="table-cell" style:parent-style-name="Default" style:data-style-name="N0">
      <style:table-cell-properties fo:background-color="transparent"/>
      <style:text-properties fo:color="#808080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3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3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6" style:family="table-cell" style:parent-style-name="Default" style:data-style-name="N0"/>
    <style:style style:name="ce3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3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41" style:family="table-cell" style:parent-style-name="Default" style:data-style-name="N0">
      <style:table-cell-properties fo:border-top="thin solid #000000" fo:border-bottom="none" fo:border-left="none" fo:border-right="none" fo:background-color="#92D050"/>
    </style:style>
    <style:style style:name="ce42" style:family="table-cell" style:parent-style-name="Default" style:data-style-name="N0">
      <style:table-cell-properties fo:background-color="#92D050"/>
    </style:style>
    <style:style style:name="ce43" style:family="table-cell" style:parent-style-name="Default" style:data-style-name="N0">
      <style:table-cell-properties fo:border-top="none" fo:border-bottom="thin solid #000000" fo:border-left="none" fo:border-right="none" fo:background-color="#92D050"/>
    </style:style>
    <style:style style:name="ce44" style:family="table-cell" style:parent-style-name="Default" style:data-style-name="N0">
      <style:table-cell-properties fo:border-top="none" fo:border-bottom="thin solid #000000" fo:border-left="none" fo:border-right="thin solid #000000" fo:background-color="#92D050"/>
    </style:style>
    <style:style style:name="ce45" style:family="table-cell" style:parent-style-name="Default" style:data-style-name="N0">
      <style:table-cell-properties fo:border-top="thin solid #000000" fo:border-bottom="none" fo:border-left="none" fo:border-right="thin solid #000000" fo:background-color="#92D050"/>
    </style:style>
    <style:style style:name="ce46" style:family="table-cell" style:parent-style-name="Default" style:data-style-name="N0">
      <style:table-cell-properties fo:border-top="none" fo:border-bottom="none" fo:border-left="thin solid #000000" fo:border-right="none" fo:background-color="#92D050"/>
    </style:style>
    <style:style style:name="ce47" style:family="table-cell" style:parent-style-name="Default" style:data-style-name="N0">
      <style:table-cell-properties fo:border-top="none" fo:border-bottom="none" fo:border-left="none" fo:border-right="thin solid #000000" fo:background-color="#92D050"/>
    </style:style>
    <style:style style:name="ce48" style:family="table-cell" style:parent-style-name="Default" style:data-style-name="N0">
      <style:text-properties fo:font-weight="bold" style:font-weight-asian="bold" style:font-weight-complex="bold"/>
    </style:style>
    <style:style style:name="ce49" style:family="table-cell" style:parent-style-name="Default" style:data-style-name="N0">
      <style:text-properties fo:font-style="italic" style:font-style-asian="italic" style:font-style-complex="italic"/>
    </style:style>
    <style:style style:name="ce50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51" style:family="table-cell" style:parent-style-name="Default" style:data-style-name="N0">
      <style:text-properties style:text-underline-style="solid" style:text-underline-type="single"/>
    </style:style>
    <style:style style:name="ce52" style:family="table-cell" style:parent-style-name="Default" style:data-style-name="N0">
      <style:text-properties style:text-underline-style="solid" style:text-underline-type="double"/>
    </style:style>
    <style:style style:name="ce53" style:family="table-cell" style:parent-style-name="Default" style:data-style-name="N0">
      <style:text-properties style:text-line-through-style="solid"/>
    </style:style>
    <style:style style:name="ce54" style:family="table-cell" style:parent-style-name="Default" style:data-style-name="N0"/>
    <style:style style:name="ce55" style:family="table-cell" style:parent-style-name="Default" style:data-style-name="N0">
      <style:text-properties fo:font-style="italic" style:font-style-asian="italic" style:font-style-complex="italic" style:text-underline-style="solid" style:text-underline-type="single"/>
    </style:style>
    <style:style style:name="ce56" style:family="table-cell" style:parent-style-name="Default" style:data-style-name="N0">
      <style:text-properties fo:font-style="italic" style:font-style-asian="italic" style:font-style-complex="italic" style:text-underline-style="solid" style:text-underline-type="double"/>
    </style:style>
    <style:style style:name="ce57" style:family="table-cell" style:parent-style-name="Default" style:data-style-name="N0">
      <style:text-properties fo:color="#FF0000" fo:font-style="italic" style:font-style-asian="italic" style:font-style-complex="italic"/>
    </style:style>
    <style:style style:name="ce58" style:family="table-cell" style:parent-style-name="Default" style:data-style-name="N0">
      <style:text-properties style:text-line-through-style="solid" fo:font-style="italic" style:font-style-asian="italic" style:font-style-complex="italic"/>
    </style:style>
    <style:style style:name="ce59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60" style:family="table-cell" style:parent-style-name="Default" style:data-style-name="N0">
      <style:text-properties style:text-underline-style="solid" style:text-underline-type="double" fo:font-weight="bold" style:font-weight-asian="bold" style:font-weight-complex="bold"/>
    </style:style>
    <style:style style:name="ce61" style:family="table-cell" style:parent-style-name="Default" style:data-style-name="N0">
      <style:text-properties fo:color="#FF0000" fo:font-weight="bold" style:font-weight-asian="bold" style:font-weight-complex="bold"/>
    </style:style>
    <style:style style:name="ce62" style:family="table-cell" style:parent-style-name="Default" style:data-style-name="N0">
      <style:text-properties style:text-line-through-style="solid" fo:font-weight="bold" style:font-weight-asian="bold" style:font-weight-complex="bold"/>
    </style:style>
    <style:style style:name="ce63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4" style:family="table-cell" style:parent-style-name="Default" style:data-style-name="N0">
      <style:text-properties fo:font-style="italic" style:font-style-asian="italic" style:font-style-complex="italic" style:text-underline-style="solid" style:text-underline-type="double" fo:font-weight="bold" style:font-weight-asian="bold" style:font-weight-complex="bold"/>
    </style:style>
    <style:style style:name="ce65" style:family="table-cell" style:parent-style-name="Default" style:data-style-name="N0">
      <style:text-properties fo:color="#FF0000" fo:font-style="italic" style:font-style-asian="italic" style:font-style-complex="italic" fo:font-weight="bold" style:font-weight-asian="bold" style:font-weight-complex="bold"/>
    </style:style>
    <style:style style:name="ce66" style:family="table-cell" style:parent-style-name="Default" style:data-style-name="N0">
      <style:text-properties style:text-line-through-style="solid" fo:font-style="italic" style:font-style-asian="italic" style:font-style-complex="italic" fo:font-weight="bold" style:font-weight-asian="bold" style:font-weight-complex="bold"/>
    </style:style>
    <style:style style:name="ce67" style:family="table-cell" style:parent-style-name="Default" style:data-style-name="N0">
      <style:text-properties fo:color="#FF0000" style:text-underline-style="solid" style:text-underline-type="single"/>
    </style:style>
    <style:style style:name="ce68" style:family="table-cell" style:parent-style-name="Default" style:data-style-name="N0">
      <style:text-properties style:text-line-through-style="solid" style:text-underline-style="solid" style:text-underline-type="single"/>
    </style:style>
    <style:style style:name="ce69" style:family="table-cell" style:parent-style-name="Default" style:data-style-name="N0">
      <style:text-properties fo:color="#FF0000" style:text-underline-style="solid" style:text-underline-type="double"/>
    </style:style>
    <style:style style:name="ce70" style:family="table-cell" style:parent-style-name="Default" style:data-style-name="N0">
      <style:text-properties style:text-line-through-style="solid" style:text-underline-style="solid" style:text-underline-type="double"/>
    </style:style>
    <style:style style:name="ce71" style:family="table-cell" style:parent-style-name="Default" style:data-style-name="N0">
      <style:text-properties fo:color="#000000" fo:font-weight="bold" style:font-weight-asian="bold" style:font-weight-complex="bold"/>
    </style:style>
    <style:style style:name="ce72" style:family="table-cell" style:parent-style-name="Default" style:data-style-name="N0">
      <style:text-properties fo:color="#000000" fo:font-style="italic" style:font-style-asian="italic" style:font-style-complex="italic"/>
    </style:style>
    <style:style style:name="ce73" style:family="table-cell" style:parent-style-name="Default" style:data-style-name="N0">
      <style:text-properties fo:color="#000000" fo:font-style="italic" style:font-style-asian="italic" style:font-style-complex="italic" fo:font-weight="bold" style:font-weight-asian="bold" style:font-weight-complex="bold"/>
    </style:style>
    <style:style style:name="ce74" style:family="table-cell" style:parent-style-name="Default" style:data-style-name="N0">
      <style:text-properties fo:color="#000000" style:text-underline-style="solid" style:text-underline-type="single"/>
    </style:style>
    <style:style style:name="ce75" style:family="table-cell" style:parent-style-name="Default" style:data-style-name="N0">
      <style:text-properties fo:color="#000000" style:text-underline-style="solid" style:text-underline-type="double"/>
    </style:style>
    <style:style style:name="ce76" style:family="table-cell" style:parent-style-name="Default" style:data-style-name="N0">
      <style:text-properties fo:color="#000000" style:text-line-through-style="solid"/>
    </style:style>
    <style:style style:name="ce77" style:family="table-cell" style:parent-style-name="Default" style:data-style-name="N0">
      <style:text-properties fo:color="#FF0000" style:text-line-through-style="solid"/>
    </style:style>
    <style:style style:name="ce78" style:family="table-cell" style:parent-style-name="Default" style:data-style-name="N0">
      <style:table-cell-properties fo:border="thin solid #000000"/>
    </style:style>
    <style:style style:name="ce79" style:family="table-cell" style:parent-style-name="Default" style:data-style-name="N0">
      <style:table-cell-properties fo:border="thin solid #FF0000"/>
    </style:style>
    <style:style style:name="ce80" style:family="table-cell" style:parent-style-name="Default" style:data-style-name="N0">
      <style:table-cell-properties fo:border="thin dotted #000000"/>
    </style:style>
    <style:style style:name="ce81" style:family="table-cell" style:parent-style-name="Default" style:data-style-name="N0">
      <style:table-cell-properties fo:border="thick solid #000000"/>
    </style:style>
    <style:style style:name="ce82" style:family="table-cell" style:parent-style-name="Heading_2" style:data-style-name="N0">
      <style:table-cell-properties style:vertical-align="automatic" fo:background-color="#FFFFC0" style:repeat-content="false"/>
      <style:paragraph-properties fo:text-align="end" fo:margin-right="0cm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83" style:family="table-cell" style:parent-style-name="Default" style:data-style-name="N0">
      <style:table-cell-properties fo:border-top="thin solid #000000" fo:border-bottom="thin solid #FF0000" fo:border-left="none" fo:border-right="none"/>
    </style:style>
    <style:style style:name="ce84" style:family="table-cell" style:parent-style-name="Default" style:data-style-name="N0">
      <style:table-cell-properties fo:border-top="thin solid #000000" fo:border-bottom="thin solid #FF0000" fo:border-left="thin solid #000000" fo:border-right="thin solid #000000"/>
    </style:style>
    <style:style style:name="ce85" style:family="table-cell" style:parent-style-name="Default" style:data-style-name="N0">
      <style:table-cell-properties fo:border-top="thin solid #000000" fo:border-bottom="thin solid #FF0000" fo:border-left="thin solid #FF0000" fo:border-right="thin solid #FF0000"/>
    </style:style>
    <style:style style:name="ce86" style:family="table-cell" style:parent-style-name="Default" style:data-style-name="N0">
      <style:table-cell-properties fo:border-top="thin solid #000000" fo:border-bottom="thin solid #FF0000" fo:border-left="thin dotted #000000" fo:border-right="thin dotted #000000"/>
    </style:style>
    <style:style style:name="ce87" style:family="table-cell" style:parent-style-name="Default" style:data-style-name="N0">
      <style:table-cell-properties fo:border-top="thin solid #000000" fo:border-bottom="thin solid #FF0000" fo:border-left="thick solid #000000" fo:border-right="thick solid #000000"/>
    </style:style>
    <style:style style:name="ce88" style:family="table-cell" style:parent-style-name="Default" style:data-style-name="N0"/>
    <style:style style:name="ce89" style:family="table-cell" style:parent-style-name="Default" style:data-style-name="N0"/>
    <style:style style:name="ce90" style:family="table-cell" style:parent-style-name="Default" style:data-style-name="N0"/>
    <style:style style:name="ce91" style:family="table-cell" style:parent-style-name="Default" style:data-style-name="N0"/>
    <style:style style:name="ce92" style:family="table-cell" style:parent-style-name="Default" style:data-style-name="N0"/>
    <style:style style:name="ce93" style:family="table-cell" style:parent-style-name="Default" style:data-style-name="N0">
      <style:table-cell-properties fo:background-color="#FFFFFF"/>
    </style:style>
    <style:style style:name="ce94" style:family="table-cell" style:parent-style-name="Default" style:data-style-name="N0">
      <style:table-cell-properties fo:background-color="#FFFF00"/>
    </style:style>
    <style:style style:name="ce95" style:family="table-cell" style:parent-style-name="Default" style:data-style-name="N0"/>
    <style:style style:name="ce96" style:family="table-cell" style:parent-style-name="Default" style:data-style-name="N0"/>
    <style:style style:name="ce97" style:family="table-cell" style:parent-style-name="Default" style:data-style-name="N0">
      <style:table-cell-properties fo:background-color="#FFFFFF"/>
    </style:style>
    <style:style style:name="ce98" style:family="table-cell" style:parent-style-name="Default" style:data-style-name="N0">
      <style:table-cell-properties fo:background-color="#FFFF00"/>
    </style:style>
    <style:style style:name="ce99" style:family="table-cell" style:parent-style-name="Default" style:data-style-name="N0"/>
    <style:style style:name="ce100" style:family="table-cell" style:parent-style-name="Default" style:data-style-name="N0"/>
    <style:style style:name="ce101" style:family="table-cell" style:parent-style-name="Default" style:data-style-name="N0">
      <style:table-cell-properties fo:background-color="#FFFFFF"/>
    </style:style>
    <style:style style:name="ce102" style:family="table-cell" style:parent-style-name="Default" style:data-style-name="N0">
      <style:table-cell-properties fo:background-color="#FFFFFF"/>
    </style:style>
    <style:style style:name="ce103" style:family="table-cell" style:parent-style-name="Default" style:data-style-name="N0">
      <style:table-cell-properties fo:background-color="#FFFF00"/>
    </style:style>
    <style:style style:name="ce104" style:family="table-cell" style:parent-style-name="Default" style:data-style-name="N0"/>
    <style:style style:name="ce105" style:family="table-cell" style:parent-style-name="Default" style:data-style-name="N0"/>
    <style:style style:name="ce106" style:family="table-cell" style:parent-style-name="Default" style:data-style-name="N0"/>
    <style:style style:name="ce107" style:family="table-cell" style:parent-style-name="Default" style:data-style-name="N0"/>
    <style:style style:name="ce108" style:family="table-cell" style:parent-style-name="Default" style:data-style-name="N0"/>
    <style:style style:name="ce109" style:family="table-cell" style:parent-style-name="Default" style:data-style-name="N0"/>
    <style:style style:name="ce110" style:family="table-cell" style:parent-style-name="Default" style:data-style-name="N0"/>
    <style:style style:name="ce111" style:family="table-cell" style:parent-style-name="Default" style:data-style-name="N0"/>
    <style:style style:name="ce112" style:family="table-cell" style:parent-style-name="Default" style:data-style-name="N0"/>
    <style:style style:name="ce113" style:family="table-cell" style:parent-style-name="Default" style:data-style-name="N0"/>
    <style:style style:name="ce114" style:family="table-cell" style:parent-style-name="Default" style:data-style-name="N0">
      <style:table-cell-properties fo:background-color="#00FF00"/>
    </style:style>
    <style:style style:name="ce115" style:family="table-cell" style:parent-style-name="Default" style:data-style-name="N0"/>
    <style:style style:name="ce116" style:family="table-cell" style:parent-style-name="Default" style:data-style-name="N0">
      <style:table-cell-properties fo:background-color="#00FF00"/>
    </style:style>
    <style:style style:name="ce117" style:family="table-cell" style:parent-style-name="Default" style:data-style-name="N0"/>
    <style:style style:name="ce118" style:family="table-cell" style:parent-style-name="Default" style:data-style-name="N0">
      <style:table-cell-properties fo:background-color="#00FF00"/>
    </style:style>
    <style:style style:name="ce119" style:family="table-cell" style:parent-style-name="Default" style:data-style-name="N0"/>
    <style:style style:name="ce120" style:family="table-cell" style:parent-style-name="Default" style:data-style-name="N0"/>
    <style:style style:name="ce121" style:family="table-cell" style:parent-style-name="Default" style:data-style-name="N0"/>
    <style:style style:name="ce122" style:family="table-cell" style:parent-style-name="Default" style:data-style-name="N0"/>
    <style:style style:name="ce123" style:family="table-cell" style:parent-style-name="Default" style:data-style-name="N0"/>
    <style:style style:name="ce124" style:family="table-cell" style:parent-style-name="Default" style:data-style-name="N0"/>
    <style:style style:name="ce125" style:family="table-cell" style:parent-style-name="Default" style:data-style-name="N2"/>
    <style:style style:name="ce126" style:family="table-cell" style:parent-style-name="Default" style:data-style-name="N37"/>
    <style:style style:name="ce127" style:family="table-cell" style:parent-style-name="Default" style:data-style-name="N19"/>
    <style:style style:name="ce128" style:family="table-cell" style:parent-style-name="Heading_2" style:data-style-name="N0">
      <style:table-cell-properties fo:border="thin solid #000000" fo:background-color="#FFFF0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129" style:family="table-cell" style:parent-style-name="Default" style:data-style-name="N0"/>
    <style:style style:name="ce13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3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32" style:family="table-cell" style:parent-style-name="Heading_2" style:data-style-name="N0">
      <style:table-cell-properties fo:border-top="thin solid #000000" fo:border-bottom="thin solid #000000" fo:border-left="thin solid #000000" fo:border-right="none" style:vertical-align="automatic" fo:background-color="#FFFF0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1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</style:style>
    <style:style style:name="ce134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</style:style>
    <style:style style:name="ce135" style:family="table-cell" style:parent-style-name="Heading_2" style:data-style-name="N0">
      <style:table-cell-properties fo:border="thin solid #000000" style:vertical-align="automatic" fo:background-color="#FFFF0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o1" style:family="table-column">
      <style:table-column-properties fo:break-before="auto" style:column-width="7.540625cm"/>
    </style:style>
    <style:style style:name="co2" style:family="table-column">
      <style:table-column-properties fo:break-before="auto" style:column-width="1.42875cm"/>
    </style:style>
    <style:style style:name="co3" style:family="table-column">
      <style:table-column-properties fo:break-before="auto" style:column-width="1.05833333333333cm"/>
    </style:style>
    <style:style style:name="co4" style:family="table-column">
      <style:table-column-properties fo:break-before="auto" style:column-width="0.687916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9.39270833333333cm"/>
    </style:style>
    <style:style style:name="co7" style:family="table-column">
      <style:table-column-properties fo:break-before="auto" style:column-width="3.83645833333333cm"/>
    </style:style>
    <style:style style:name="co8" style:family="table-column">
      <style:table-column-properties fo:break-before="auto" style:column-width="0.873125cm"/>
    </style:style>
    <style:style style:name="co9" style:family="table-column">
      <style:table-column-properties fo:break-before="auto" style:column-width="0.502708333333333cm"/>
    </style:style>
    <style:style style:name="co10" style:family="table-column">
      <style:table-column-properties fo:break-before="auto" style:column-width="1.984375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24.95pt" style:use-optimal-row-height="false" fo:break-before="auto"/>
    </style:style>
    <style:style style:name="ro6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36" style:family="table-cell">
      <style:map style:condition="of:cell-content-is-between(3,7)" style:apply-style-name="cf1"/>
    </style:style>
    <style:style style:name="ce137" style:family="table-cell">
      <style:map style:condition="of:cell-content-is-not-between(3,7)" style:apply-style-name="cf1"/>
    </style:style>
    <style:style style:name="ce138" style:family="table-cell">
      <style:map style:condition="of:cell-content()=5" style:apply-style-name="cf1"/>
    </style:style>
    <style:style style:name="ce139" style:family="table-cell">
      <style:map style:condition="of:cell-content()!=5" style:apply-style-name="cf1"/>
    </style:style>
    <style:style style:name="ce140" style:family="table-cell">
      <style:map style:condition="of:cell-content()&gt;5" style:apply-style-name="cf1"/>
    </style:style>
    <style:style style:name="ce141" style:family="table-cell">
      <style:map style:condition="of:cell-content()&lt;5" style:apply-style-name="cf1"/>
    </style:style>
    <style:style style:name="ce142" style:family="table-cell">
      <style:map style:condition="of:cell-content()&gt;=5" style:apply-style-name="cf1"/>
    </style:style>
    <style:style style:name="ce143" style:family="table-cell">
      <style:map style:condition="of:cell-content()&lt;=5" style:apply-style-name="cf1"/>
    </style:style>
    <style:style style:name="ce144" style:family="table-cell">
      <style:map style:condition="of:is-true-formula(NOT(ISERROR(SEARCH(&quot;DE&quot;;[.B18]))))" style:apply-style-name="cf1" style:base-cell-address="Cell_Conditions.B18"/>
    </style:style>
    <style:style style:name="ce145" style:family="table-cell">
      <style:map style:condition="of:is-true-formula(ISERROR(SEARCH(&quot;DE&quot;;[.B19])))" style:apply-style-name="cf1" style:base-cell-address="Cell_Conditions.B19"/>
    </style:style>
    <style:style style:name="ce146" style:family="table-cell">
      <style:map style:condition="of:is-true-formula(LEFT([.B20];2)=&quot;DE&quot;)" style:apply-style-name="cf1" style:base-cell-address="Cell_Conditions.B20"/>
    </style:style>
    <style:style style:name="ce147" style:family="table-cell">
      <style:map style:condition="of:is-true-formula(RIGHT([.B21];2)=&quot;DE&quot;)" style:apply-style-name="cf1" style:base-cell-address="Cell_Conditions.B21"/>
    </style:style>
    <style:style style:name="ce148" style:family="table-cell" style:parent-style-name="Default" style:data-style-name="N36">
      <style:map style:condition="of:is-true-formula(COM.MICROSOFT.FLOOR([.B26];1)=TODAY()-1)" style:apply-style-name="cf1" style:base-cell-address="Cell_Conditions.B26"/>
    </style:style>
    <style:style style:name="ce149" style:family="table-cell">
      <style:map style:condition="of:is-true-formula(RIGHT([.B22];3)=&quot;&quot;&quot;D&quot;&quot;&quot;)" style:apply-style-name="cf1" style:base-cell-address="Cell_Conditions.B22"/>
    </style:style>
    <style:style style:name="ce150" style:family="table-cell" style:parent-style-name="Default" style:data-style-name="N0">
      <style:table-cell-properties fo:background-color="transparent"/>
      <style:map style:condition="of:is-true-formula(RIGHT([.B22];3)=&quot;&quot;&quot;D&quot;&quot;&quot;)" style:apply-style-name="cf1" style:base-cell-address="Cell_Conditions.B22"/>
    </style:style>
    <style:style style:name="ce151" style:family="table-cell" style:parent-style-name="Default" style:data-style-name="N36">
      <style:map style:condition="of:is-true-formula(AND(MONTH([.B33])=MONTH(EDATE(TODAY();0-1));YEAR([.B33])=YEAR(EDATE(TODAY();0-1))))" style:apply-style-name="cf1" style:base-cell-address="Cell_Conditions.B33"/>
    </style:style>
    <style:style style:name="ce152" style:family="table-cell" style:parent-style-name="Default" style:data-style-name="N36">
      <style:map style:condition="of:is-true-formula(AND(MONTH([.B34])=MONTH(TODAY());YEAR([.B34])=YEAR(TODAY())))" style:apply-style-name="cf1" style:base-cell-address="Cell_Conditions.B34"/>
    </style:style>
    <style:style style:name="ce153" style:family="table-cell" style:parent-style-name="Default" style:data-style-name="N36">
      <style:map style:condition="of:is-true-formula(AND(MONTH([.B35])=MONTH(EDATE(TODAY();0+1));YEAR([.B35])=YEAR(EDATE(TODAY();0+1))))" style:apply-style-name="cf1" style:base-cell-address="Cell_Conditions.B35"/>
    </style:style>
    <style:style style:name="ce154" style:family="table-cell">
      <style:map style:condition="of:is-true-formula(LEN(TRIM([.B39]))=0)" style:apply-style-name="cf1" style:base-cell-address="Cell_Conditions.B39"/>
    </style:style>
    <style:style style:name="ce155" style:family="table-cell">
      <style:map style:condition="of:is-true-formula(LEN(TRIM([.B40]))&gt;0)" style:apply-style-name="cf1" style:base-cell-address="Cell_Conditions.B40"/>
    </style:style>
    <style:style style:name="ce156" style:family="table-cell" style:parent-style-name="Default" style:data-style-name="N36">
      <style:map style:condition="of:is-true-formula(COM.MICROSOFT.FLOOR([.B27];1)=TODAY())" style:apply-style-name="cf1" style:base-cell-address="Cell_Conditions.B27"/>
    </style:style>
    <style:style style:name="ce157" style:family="table-cell" style:parent-style-name="Default" style:data-style-name="N36">
      <style:map style:condition="of:is-true-formula(COM.MICROSOFT.FLOOR([.B28];1)=TODAY()+1)" style:apply-style-name="cf1" style:base-cell-address="Cell_Conditions.B28"/>
    </style:style>
    <style:style style:name="ce158" style:family="table-cell" style:parent-style-name="Default" style:data-style-name="N36">
      <style:map style:condition="of:is-true-formula(AND(TODAY()-COM.MICROSOFT.FLOOR([.B29];1)&lt;=6;COM.MICROSOFT.FLOOR([.B29];1)&lt;=TODAY()))" style:apply-style-name="cf1" style:base-cell-address="Cell_Conditions.B29"/>
    </style:style>
    <style:style style:name="ce159" style:family="table-cell" style:parent-style-name="Default" style:data-style-name="N36">
      <style:map style:condition="of:is-true-formula(AND(TODAY()-ROUNDDOWN([.B30];0)&gt;=(WEEKDAY(TODAY()));TODAY()-ROUNDDOWN([.B30];0)&lt;(WEEKDAY(TODAY())+7)))" style:apply-style-name="cf1" style:base-cell-address="Cell_Conditions.B30"/>
    </style:style>
    <style:style style:name="ce160" style:family="table-cell" style:parent-style-name="Default" style:data-style-name="N36">
      <style:map style:condition="of:is-true-formula(AND(TODAY()-ROUNDDOWN([.B31];0)&lt;=WEEKDAY(TODAY())-1;ROUNDDOWN([.B31];0)-TODAY()&lt;=7-WEEKDAY(TODAY())))" style:apply-style-name="cf1" style:base-cell-address="Cell_Conditions.B31"/>
    </style:style>
    <style:style style:name="ce161" style:family="table-cell" style:parent-style-name="Default" style:data-style-name="N36">
      <style:map style:condition="of:is-true-formula(AND(ROUNDDOWN([.B32];0)-TODAY()&gt;(7-WEEKDAY(TODAY()));ROUNDDOWN([.B32];0)-TODAY()&lt;(15-WEEKDAY(TODAY()))))" style:apply-style-name="cf1" style:base-cell-address="Cell_Conditions.B32"/>
    </style:style>
    <style:style style:name="ce162" style:family="table-cell">
      <style:map style:condition="of:is-true-formula(ISERROR([.B41]))" style:apply-style-name="cf1" style:base-cell-address="Cell_Conditions.B41"/>
    </style:style>
    <style:style style:name="ce163" style:family="table-cell">
      <style:map style:condition="of:is-true-formula(NOT(ISERROR([.B42])))" style:apply-style-name="cf1" style:base-cell-address="Cell_Conditions.B42"/>
    </style:style>
    <style:style style:name="ce164" style:family="table-cell" style:parent-style-name="Default" style:data-style-name="N0">
      <style:table-cell-properties fo:background-color="transparent"/>
      <style:map style:condition="of:is-true-formula(NOT(ISERROR([.B42])))" style:apply-style-name="cf1" style:base-cell-address="Cell_Conditions.B42"/>
    </style:style>
    <style:style style:name="ce165" style:family="table-cell">
      <style:map style:condition="of:is-true-formula(OR([.B46]=3;[.B46]=7))" style:apply-style-name="cf1" style:base-cell-address="Cell_Conditions.B46"/>
    </style:style>
    <style:style style:name="ce166" style:family="table-cell">
      <style:map style:condition="of:is-true-formula([.B47]=[.N47])" style:apply-style-name="cf1" style:base-cell-address="Cell_Conditions.B47"/>
    </style:style>
    <style:style style:name="ce167" style:family="table-cell">
      <style:map style:condition="of:cell-content()=[.N48]" style:apply-style-name="cf1" style:base-cell-address="Cell_Conditions.B48"/>
    </style:style>
    <style:style style:name="ce168" style:family="table-cell">
      <style:map style:condition="of:cell-content()=[.$N49]" style:apply-style-name="cf1" style:base-cell-address="Cell_Conditions.B49"/>
    </style:style>
    <style:style style:name="ce169" style:family="table-cell">
      <style:map style:condition="of:cell-content()=3" style:apply-style-name="cf1"/>
      <style:map style:condition="of:cell-content()=5" style:apply-style-name="cf2"/>
      <style:map style:condition="of:cell-content()=7" style:apply-style-name="cf3"/>
      <style:map style:condition="of:cell-content()=9" style:apply-style-name="cf4"/>
    </style:style>
    <style:style style:name="ce170" style:family="table-cell">
      <style:map style:condition="of:cell-content()=5" style:apply-style-name="cf1"/>
      <style:map style:condition="of:cell-content()=5" style:apply-style-name="cf2"/>
      <style:map style:condition="of:cell-content()=5" style:apply-style-name="cf5"/>
    </style:style>
    <style:style style:name="ce171" style:family="table-cell">
      <style:map style:condition="of:cell-content()=5" style:apply-style-name="cf1"/>
      <style:map style:condition="of:cell-content()=5" style:apply-style-name="cf2"/>
      <style:map style:condition="of:cell-content()=5" style:apply-style-name="cf5"/>
    </style:style>
    <style:style style:name="ce172" style:family="table-cell">
      <style:map style:condition="of:is-true-formula(LARGE(([.$B$47:.$F$47]);MIN( 2;COUNT([.$B$47:.$F$47])))&lt;=[.B47])" style:apply-style-name="cf1" style:base-cell-address="Range_Conditions.B47"/>
    </style:style>
    <style:style style:name="ce173" style:family="table-cell">
      <style:map style:condition="of:is-true-formula(IF(INT(COUNT([.$B$50:.$F$50])*60%)&gt;0;SMALL([.$B$50:.$F$50];INT(COUNT([.$B$50:.$F$50])*60%));MIN( [.$B$50:.$F$50]))&gt;=[.B50])" style:apply-style-name="cf1" style:base-cell-address="Range_Conditions.B50"/>
    </style:style>
    <style:style style:name="ce174" style:family="table-cell">
      <style:map style:condition="of:is-true-formula([.B51]&gt;AVERAGE( IF(ISERROR([.$B$51:.$F$51]); &quot;&quot;; IF(ISBLANK([.$B$51:.$F$51]); &quot;&quot;; [.$B$51:.$F$51]))))" style:apply-style-name="cf1" style:base-cell-address="Range_Conditions.B51"/>
    </style:style>
    <style:style style:name="ce175" style:family="table-cell">
      <style:map style:condition="of:is-true-formula([.B52]&lt;AVERAGE( IF(ISERROR([.$B$52:.$F$52]); &quot;&quot;; IF(ISBLANK([.$B$52:.$F$52]); &quot;&quot;; [.$B$52:.$F$52]))))" style:apply-style-name="cf1" style:base-cell-address="Range_Conditions.B52"/>
    </style:style>
    <style:style style:name="ce176" style:family="table-cell">
      <style:map style:condition="of:is-true-formula([.B53]&gt;=AVERAGE( IF(ISERROR([.$B$53:.$F$53]); &quot;&quot;; IF(ISBLANK([.$B$53:.$F$53]); &quot;&quot;; [.$B$53:.$F$53]))))" style:apply-style-name="cf1" style:base-cell-address="Range_Conditions.B53"/>
    </style:style>
    <style:style style:name="ce177" style:family="table-cell">
      <style:map style:condition="of:is-true-formula([.B54]&lt;=AVERAGE( IF(ISERROR([.$B$54:.$F$54]); &quot;&quot;; IF(ISBLANK([.$B$54:.$F$54]); &quot;&quot;; [.$B$54:.$F$54]))))" style:apply-style-name="cf1" style:base-cell-address="Range_Conditions.B54"/>
    </style:style>
    <style:style style:name="ce178" style:family="table-cell" style:parent-style-name="Default" style:data-style-name="N0">
      <style:table-cell-properties fo:border-top="thin solid #000000" fo:border-bottom="none" fo:border-left="thin solid #000000" fo:border-right="none"/>
      <style:map style:condition="of:is-true-formula(AND(COUNTIF([.$B$58:.$F$61]; [.B58])&gt;1;NOT(ISBLANK([.B58]))))" style:apply-style-name="cf1" style:base-cell-address="Range_Conditions.B58"/>
    </style:style>
    <style:style style:name="ce179" style:family="table-cell" style:parent-style-name="Default" style:data-style-name="N0">
      <style:table-cell-properties fo:border-top="thin solid #000000" fo:border-bottom="none" fo:border-left="none" fo:border-right="none"/>
      <style:map style:condition="of:is-true-formula(AND(COUNTIF([.$B$58:.$F$61]; [.B58])&gt;1;NOT(ISBLANK([.B58]))))" style:apply-style-name="cf1" style:base-cell-address="Range_Conditions.B58"/>
    </style:style>
    <style:style style:name="ce180" style:family="table-cell" style:parent-style-name="Default" style:data-style-name="N0">
      <style:table-cell-properties fo:border-top="thin solid #000000" fo:border-bottom="none" fo:border-left="none" fo:border-right="thin solid #000000"/>
      <style:map style:condition="of:is-true-formula(AND(COUNTIF([.$B$58:.$F$61]; [.B58])&gt;1;NOT(ISBLANK([.B58]))))" style:apply-style-name="cf1" style:base-cell-address="Range_Conditions.B58"/>
    </style:style>
    <style:style style:name="ce181" style:family="table-cell" style:parent-style-name="Default" style:data-style-name="N0">
      <style:table-cell-properties fo:border-top="none" fo:border-bottom="none" fo:border-left="thin solid #000000" fo:border-right="none"/>
      <style:map style:condition="of:is-true-formula(AND(COUNTIF([.$B$58:.$F$61]; [.B58])&gt;1;NOT(ISBLANK([.B58]))))" style:apply-style-name="cf1" style:base-cell-address="Range_Conditions.B58"/>
    </style:style>
    <style:style style:name="ce182" style:family="table-cell" style:parent-style-name="Default" style:data-style-name="N0">
      <style:map style:condition="of:is-true-formula(AND(COUNTIF([.$B$58:.$F$61]; [.B58])&gt;1;NOT(ISBLANK([.B58]))))" style:apply-style-name="cf1" style:base-cell-address="Range_Conditions.B58"/>
    </style:style>
    <style:style style:name="ce183" style:family="table-cell" style:parent-style-name="Default" style:data-style-name="N0">
      <style:table-cell-properties fo:border-top="none" fo:border-bottom="none" fo:border-left="none" fo:border-right="thin solid #000000"/>
      <style:map style:condition="of:is-true-formula(AND(COUNTIF([.$B$58:.$F$61]; [.B58])&gt;1;NOT(ISBLANK([.B58]))))" style:apply-style-name="cf1" style:base-cell-address="Range_Conditions.B58"/>
    </style:style>
    <style:style style:name="ce184" style:family="table-cell" style:parent-style-name="Default" style:data-style-name="N0">
      <style:table-cell-properties fo:border-top="none" fo:border-bottom="thin solid #000000" fo:border-left="thin solid #000000" fo:border-right="none"/>
      <style:map style:condition="of:is-true-formula(AND(COUNTIF([.$B$58:.$F$61]; [.B58])&gt;1;NOT(ISBLANK([.B58]))))" style:apply-style-name="cf1" style:base-cell-address="Range_Conditions.B58"/>
    </style:style>
    <style:style style:name="ce185" style:family="table-cell" style:parent-style-name="Default" style:data-style-name="N0">
      <style:table-cell-properties fo:border-top="none" fo:border-bottom="thin solid #000000" fo:border-left="none" fo:border-right="none"/>
      <style:map style:condition="of:is-true-formula(AND(COUNTIF([.$B$58:.$F$61]; [.B58])&gt;1;NOT(ISBLANK([.B58]))))" style:apply-style-name="cf1" style:base-cell-address="Range_Conditions.B58"/>
    </style:style>
    <style:style style:name="ce186" style:family="table-cell" style:parent-style-name="Default" style:data-style-name="N0">
      <style:table-cell-properties fo:border-top="none" fo:border-bottom="thin solid #000000" fo:border-left="none" fo:border-right="thin solid #000000"/>
      <style:map style:condition="of:is-true-formula(AND(COUNTIF([.$B$58:.$F$61]; [.B58])&gt;1;NOT(ISBLANK([.B58]))))" style:apply-style-name="cf1" style:base-cell-address="Range_Conditions.B58"/>
    </style:style>
    <style:style style:name="ce187" style:family="table-cell" style:parent-style-name="Default" style:data-style-name="N0">
      <style:table-cell-properties fo:border-top="thin solid #000000" fo:border-bottom="none" fo:border-left="thin solid #000000" fo:border-right="none"/>
      <style:map style:condition="of:is-true-formula(AND(COUNTIF([.$B$62:.$F$65]; [.B62])=1;NOT(ISBLANK([.B62]))))" style:apply-style-name="cf1" style:base-cell-address="Range_Conditions.B62"/>
    </style:style>
    <style:style style:name="ce188" style:family="table-cell" style:parent-style-name="Default" style:data-style-name="N0">
      <style:table-cell-properties fo:border-top="thin solid #000000" fo:border-bottom="none" fo:border-left="none" fo:border-right="none"/>
      <style:map style:condition="of:is-true-formula(AND(COUNTIF([.$B$62:.$F$65]; [.B62])=1;NOT(ISBLANK([.B62]))))" style:apply-style-name="cf1" style:base-cell-address="Range_Conditions.B62"/>
    </style:style>
    <style:style style:name="ce189" style:family="table-cell" style:parent-style-name="Default" style:data-style-name="N0">
      <style:table-cell-properties fo:border-top="thin solid #000000" fo:border-bottom="none" fo:border-left="none" fo:border-right="thin solid #000000"/>
      <style:map style:condition="of:is-true-formula(AND(COUNTIF([.$B$62:.$F$65]; [.B62])=1;NOT(ISBLANK([.B62]))))" style:apply-style-name="cf1" style:base-cell-address="Range_Conditions.B62"/>
    </style:style>
    <style:style style:name="ce190" style:family="table-cell" style:parent-style-name="Default" style:data-style-name="N0">
      <style:table-cell-properties fo:border-top="none" fo:border-bottom="none" fo:border-left="thin solid #000000" fo:border-right="none"/>
      <style:map style:condition="of:is-true-formula(AND(COUNTIF([.$B$62:.$F$65]; [.B62])=1;NOT(ISBLANK([.B62]))))" style:apply-style-name="cf1" style:base-cell-address="Range_Conditions.B62"/>
    </style:style>
    <style:style style:name="ce191" style:family="table-cell" style:parent-style-name="Default" style:data-style-name="N0">
      <style:map style:condition="of:is-true-formula(AND(COUNTIF([.$B$62:.$F$65]; [.B62])=1;NOT(ISBLANK([.B62]))))" style:apply-style-name="cf1" style:base-cell-address="Range_Conditions.B62"/>
    </style:style>
    <style:style style:name="ce192" style:family="table-cell" style:parent-style-name="Default" style:data-style-name="N0">
      <style:table-cell-properties fo:border-top="none" fo:border-bottom="none" fo:border-left="none" fo:border-right="thin solid #000000"/>
      <style:map style:condition="of:is-true-formula(AND(COUNTIF([.$B$62:.$F$65]; [.B62])=1;NOT(ISBLANK([.B62]))))" style:apply-style-name="cf1" style:base-cell-address="Range_Conditions.B62"/>
    </style:style>
    <style:style style:name="ce193" style:family="table-cell" style:parent-style-name="Default" style:data-style-name="N0">
      <style:table-cell-properties fo:border-top="none" fo:border-bottom="thin solid #000000" fo:border-left="thin solid #000000" fo:border-right="none"/>
      <style:map style:condition="of:is-true-formula(AND(COUNTIF([.$B$62:.$F$65]; [.B62])=1;NOT(ISBLANK([.B62]))))" style:apply-style-name="cf1" style:base-cell-address="Range_Conditions.B62"/>
    </style:style>
    <style:style style:name="ce194" style:family="table-cell" style:parent-style-name="Default" style:data-style-name="N0">
      <style:table-cell-properties fo:border-top="none" fo:border-bottom="thin solid #000000" fo:border-left="none" fo:border-right="none"/>
      <style:map style:condition="of:is-true-formula(AND(COUNTIF([.$B$62:.$F$65]; [.B62])=1;NOT(ISBLANK([.B62]))))" style:apply-style-name="cf1" style:base-cell-address="Range_Conditions.B62"/>
    </style:style>
    <style:style style:name="ce195" style:family="table-cell" style:parent-style-name="Default" style:data-style-name="N0">
      <style:table-cell-properties fo:border-top="none" fo:border-bottom="thin solid #000000" fo:border-left="none" fo:border-right="thin solid #000000"/>
      <style:map style:condition="of:is-true-formula(AND(COUNTIF([.$B$62:.$F$65]; [.B62])=1;NOT(ISBLANK([.B62]))))" style:apply-style-name="cf1" style:base-cell-address="Range_Conditions.B62"/>
    </style:style>
    <style:style style:name="ce196" style:family="table-cell">
      <style:map style:condition="of:is-true-formula(SMALL(([.$B$48:.$F$48]);MIN( 3;COUNT([.$B$48:.$F$48])))&gt;=[.B48])" style:apply-style-name="cf1" style:base-cell-address="Range_Conditions.B48"/>
    </style:style>
    <style:style style:name="ce197" style:family="table-cell">
      <style:map style:condition="of:is-true-formula(IF(INT(COUNT([.$B$49:.$F$49])*40%)&gt;0;LARGE([.$B$49:.$F$49];INT(COUNT([.$B$49:.$F$49])*40%));MAX( [.$B$49:.$F$49]))&lt;=[.B49])" style:apply-style-name="cf1" style:base-cell-address="Range_Conditions.B49"/>
    </style:style>
    <style:style style:name="ce198" style:family="table-cell">
      <style:map style:condition="of:is-true-formula($$cond_font)" style:apply-style-name="cf6" style:base-cell-address="Font.B11"/>
    </style:style>
    <style:style style:name="ce199" style:family="table-cell" style:parent-style-name="Default" style:data-style-name="N0">
      <style:text-properties fo:font-weight="bold" style:font-weight-asian="bold" style:font-weight-complex="bold"/>
      <style:map style:condition="of:is-true-formula($$cond_font)" style:apply-style-name="cf6" style:base-cell-address="Font.B11"/>
    </style:style>
    <style:style style:name="ce200" style:family="table-cell" style:parent-style-name="Default" style:data-style-name="N0">
      <style:text-properties fo:font-style="italic" style:font-style-asian="italic" style:font-style-complex="italic"/>
      <style:map style:condition="of:is-true-formula($$cond_font)" style:apply-style-name="cf6" style:base-cell-address="Font.B11"/>
    </style:style>
    <style:style style:name="ce201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  <style:map style:condition="of:is-true-formula($$cond_font)" style:apply-style-name="cf6" style:base-cell-address="Font.B11"/>
    </style:style>
    <style:style style:name="ce202" style:family="table-cell" style:parent-style-name="Default" style:data-style-name="N0">
      <style:text-properties style:text-underline-style="solid" style:text-underline-type="single"/>
      <style:map style:condition="of:is-true-formula($$cond_font)" style:apply-style-name="cf6" style:base-cell-address="Font.B11"/>
    </style:style>
    <style:style style:name="ce203" style:family="table-cell" style:parent-style-name="Default" style:data-style-name="N0">
      <style:text-properties style:text-underline-style="solid" style:text-underline-type="double"/>
      <style:map style:condition="of:is-true-formula($$cond_font)" style:apply-style-name="cf6" style:base-cell-address="Font.B11"/>
    </style:style>
    <style:style style:name="ce204" style:family="table-cell" style:parent-style-name="Default" style:data-style-name="N0">
      <style:text-properties fo:color="#FF0000"/>
      <style:map style:condition="of:is-true-formula($$cond_font)" style:apply-style-name="cf6" style:base-cell-address="Font.B11"/>
    </style:style>
    <style:style style:name="ce205" style:family="table-cell" style:parent-style-name="Default" style:data-style-name="N0">
      <style:text-properties style:text-line-through-style="solid"/>
      <style:map style:condition="of:is-true-formula($$cond_font)" style:apply-style-name="cf6" style:base-cell-address="Font.B11"/>
    </style:style>
    <style:style style:name="ce206" style:family="table-cell">
      <style:map style:condition="of:is-true-formula($$cond_font)" style:apply-style-name="cf7" style:base-cell-address="Font.B12"/>
    </style:style>
    <style:style style:name="ce207" style:family="table-cell" style:parent-style-name="Default" style:data-style-name="N0">
      <style:text-properties fo:font-weight="bold" style:font-weight-asian="bold" style:font-weight-complex="bold"/>
      <style:map style:condition="of:is-true-formula($$cond_font)" style:apply-style-name="cf7" style:base-cell-address="Font.B12"/>
    </style:style>
    <style:style style:name="ce208" style:family="table-cell" style:parent-style-name="Default" style:data-style-name="N0">
      <style:text-properties fo:font-style="italic" style:font-style-asian="italic" style:font-style-complex="italic"/>
      <style:map style:condition="of:is-true-formula($$cond_font)" style:apply-style-name="cf7" style:base-cell-address="Font.B12"/>
    </style:style>
    <style:style style:name="ce209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  <style:map style:condition="of:is-true-formula($$cond_font)" style:apply-style-name="cf7" style:base-cell-address="Font.B12"/>
    </style:style>
    <style:style style:name="ce210" style:family="table-cell" style:parent-style-name="Default" style:data-style-name="N0">
      <style:text-properties style:text-underline-style="solid" style:text-underline-type="single"/>
      <style:map style:condition="of:is-true-formula($$cond_font)" style:apply-style-name="cf7" style:base-cell-address="Font.B12"/>
    </style:style>
    <style:style style:name="ce211" style:family="table-cell" style:parent-style-name="Default" style:data-style-name="N0">
      <style:text-properties style:text-underline-style="solid" style:text-underline-type="double"/>
      <style:map style:condition="of:is-true-formula($$cond_font)" style:apply-style-name="cf7" style:base-cell-address="Font.B12"/>
    </style:style>
    <style:style style:name="ce212" style:family="table-cell" style:parent-style-name="Default" style:data-style-name="N0">
      <style:text-properties fo:color="#FF0000"/>
      <style:map style:condition="of:is-true-formula($$cond_font)" style:apply-style-name="cf7" style:base-cell-address="Font.B12"/>
    </style:style>
    <style:style style:name="ce213" style:family="table-cell" style:parent-style-name="Default" style:data-style-name="N0">
      <style:text-properties style:text-line-through-style="solid"/>
      <style:map style:condition="of:is-true-formula($$cond_font)" style:apply-style-name="cf7" style:base-cell-address="Font.B12"/>
    </style:style>
    <style:style style:name="ce214" style:family="table-cell">
      <style:map style:condition="of:is-true-formula($$cond_font)" style:apply-style-name="cf8" style:base-cell-address="Font.B13"/>
    </style:style>
    <style:style style:name="ce215" style:family="table-cell" style:parent-style-name="Default" style:data-style-name="N0">
      <style:text-properties fo:font-weight="bold" style:font-weight-asian="bold" style:font-weight-complex="bold"/>
      <style:map style:condition="of:is-true-formula($$cond_font)" style:apply-style-name="cf8" style:base-cell-address="Font.B13"/>
    </style:style>
    <style:style style:name="ce216" style:family="table-cell" style:parent-style-name="Default" style:data-style-name="N0">
      <style:text-properties fo:font-style="italic" style:font-style-asian="italic" style:font-style-complex="italic"/>
      <style:map style:condition="of:is-true-formula($$cond_font)" style:apply-style-name="cf8" style:base-cell-address="Font.B13"/>
    </style:style>
    <style:style style:name="ce217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  <style:map style:condition="of:is-true-formula($$cond_font)" style:apply-style-name="cf8" style:base-cell-address="Font.B13"/>
    </style:style>
    <style:style style:name="ce218" style:family="table-cell" style:parent-style-name="Default" style:data-style-name="N0">
      <style:text-properties style:text-underline-style="solid" style:text-underline-type="single"/>
      <style:map style:condition="of:is-true-formula($$cond_font)" style:apply-style-name="cf8" style:base-cell-address="Font.B13"/>
    </style:style>
    <style:style style:name="ce219" style:family="table-cell" style:parent-style-name="Default" style:data-style-name="N0">
      <style:text-properties style:text-underline-style="solid" style:text-underline-type="double"/>
      <style:map style:condition="of:is-true-formula($$cond_font)" style:apply-style-name="cf8" style:base-cell-address="Font.B13"/>
    </style:style>
    <style:style style:name="ce220" style:family="table-cell" style:parent-style-name="Default" style:data-style-name="N0">
      <style:text-properties fo:color="#FF0000"/>
      <style:map style:condition="of:is-true-formula($$cond_font)" style:apply-style-name="cf8" style:base-cell-address="Font.B13"/>
    </style:style>
    <style:style style:name="ce221" style:family="table-cell" style:parent-style-name="Default" style:data-style-name="N0">
      <style:text-properties style:text-line-through-style="solid"/>
      <style:map style:condition="of:is-true-formula($$cond_font)" style:apply-style-name="cf8" style:base-cell-address="Font.B13"/>
    </style:style>
    <style:style style:name="ce222" style:family="table-cell">
      <style:map style:condition="of:is-true-formula($$cond_font)" style:apply-style-name="cf9" style:base-cell-address="Font.B14"/>
    </style:style>
    <style:style style:name="ce223" style:family="table-cell" style:parent-style-name="Default" style:data-style-name="N0">
      <style:text-properties fo:font-weight="bold" style:font-weight-asian="bold" style:font-weight-complex="bold"/>
      <style:map style:condition="of:is-true-formula($$cond_font)" style:apply-style-name="cf9" style:base-cell-address="Font.B14"/>
    </style:style>
    <style:style style:name="ce224" style:family="table-cell" style:parent-style-name="Default" style:data-style-name="N0">
      <style:text-properties fo:font-style="italic" style:font-style-asian="italic" style:font-style-complex="italic"/>
      <style:map style:condition="of:is-true-formula($$cond_font)" style:apply-style-name="cf9" style:base-cell-address="Font.B14"/>
    </style:style>
    <style:style style:name="ce225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  <style:map style:condition="of:is-true-formula($$cond_font)" style:apply-style-name="cf9" style:base-cell-address="Font.B14"/>
    </style:style>
    <style:style style:name="ce226" style:family="table-cell" style:parent-style-name="Default" style:data-style-name="N0">
      <style:text-properties style:text-underline-style="solid" style:text-underline-type="single"/>
      <style:map style:condition="of:is-true-formula($$cond_font)" style:apply-style-name="cf9" style:base-cell-address="Font.B14"/>
    </style:style>
    <style:style style:name="ce227" style:family="table-cell" style:parent-style-name="Default" style:data-style-name="N0">
      <style:text-properties style:text-underline-style="solid" style:text-underline-type="double"/>
      <style:map style:condition="of:is-true-formula($$cond_font)" style:apply-style-name="cf9" style:base-cell-address="Font.B14"/>
    </style:style>
    <style:style style:name="ce228" style:family="table-cell" style:parent-style-name="Default" style:data-style-name="N0">
      <style:text-properties fo:color="#FF0000"/>
      <style:map style:condition="of:is-true-formula($$cond_font)" style:apply-style-name="cf9" style:base-cell-address="Font.B14"/>
    </style:style>
    <style:style style:name="ce229" style:family="table-cell" style:parent-style-name="Default" style:data-style-name="N0">
      <style:text-properties style:text-line-through-style="solid"/>
      <style:map style:condition="of:is-true-formula($$cond_font)" style:apply-style-name="cf9" style:base-cell-address="Font.B14"/>
    </style:style>
    <style:style style:name="ce230" style:family="table-cell">
      <style:map style:condition="of:is-true-formula($$cond_font)" style:apply-style-name="cf10" style:base-cell-address="Font.B15"/>
    </style:style>
    <style:style style:name="ce231" style:family="table-cell" style:parent-style-name="Default" style:data-style-name="N0">
      <style:text-properties fo:font-weight="bold" style:font-weight-asian="bold" style:font-weight-complex="bold"/>
      <style:map style:condition="of:is-true-formula($$cond_font)" style:apply-style-name="cf10" style:base-cell-address="Font.B15"/>
    </style:style>
    <style:style style:name="ce232" style:family="table-cell" style:parent-style-name="Default" style:data-style-name="N0">
      <style:text-properties fo:font-style="italic" style:font-style-asian="italic" style:font-style-complex="italic"/>
      <style:map style:condition="of:is-true-formula($$cond_font)" style:apply-style-name="cf10" style:base-cell-address="Font.B15"/>
    </style:style>
    <style:style style:name="ce23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  <style:map style:condition="of:is-true-formula($$cond_font)" style:apply-style-name="cf10" style:base-cell-address="Font.B15"/>
    </style:style>
    <style:style style:name="ce234" style:family="table-cell" style:parent-style-name="Default" style:data-style-name="N0">
      <style:text-properties style:text-underline-style="solid" style:text-underline-type="single"/>
      <style:map style:condition="of:is-true-formula($$cond_font)" style:apply-style-name="cf10" style:base-cell-address="Font.B15"/>
    </style:style>
    <style:style style:name="ce235" style:family="table-cell" style:parent-style-name="Default" style:data-style-name="N0">
      <style:text-properties style:text-underline-style="solid" style:text-underline-type="double"/>
      <style:map style:condition="of:is-true-formula($$cond_font)" style:apply-style-name="cf10" style:base-cell-address="Font.B15"/>
    </style:style>
    <style:style style:name="ce236" style:family="table-cell" style:parent-style-name="Default" style:data-style-name="N0">
      <style:text-properties fo:color="#FF0000"/>
      <style:map style:condition="of:is-true-formula($$cond_font)" style:apply-style-name="cf10" style:base-cell-address="Font.B15"/>
    </style:style>
    <style:style style:name="ce237" style:family="table-cell" style:parent-style-name="Default" style:data-style-name="N0">
      <style:text-properties style:text-line-through-style="solid"/>
      <style:map style:condition="of:is-true-formula($$cond_font)" style:apply-style-name="cf10" style:base-cell-address="Font.B15"/>
    </style:style>
    <style:style style:name="ce238" style:family="table-cell">
      <style:map style:condition="of:is-true-formula($$cond_font)" style:apply-style-name="cf11" style:base-cell-address="Font.B16"/>
    </style:style>
    <style:style style:name="ce239" style:family="table-cell" style:parent-style-name="Default" style:data-style-name="N0">
      <style:text-properties fo:font-weight="bold" style:font-weight-asian="bold" style:font-weight-complex="bold"/>
      <style:map style:condition="of:is-true-formula($$cond_font)" style:apply-style-name="cf11" style:base-cell-address="Font.B16"/>
    </style:style>
    <style:style style:name="ce240" style:family="table-cell" style:parent-style-name="Default" style:data-style-name="N0">
      <style:text-properties fo:font-style="italic" style:font-style-asian="italic" style:font-style-complex="italic"/>
      <style:map style:condition="of:is-true-formula($$cond_font)" style:apply-style-name="cf11" style:base-cell-address="Font.B16"/>
    </style:style>
    <style:style style:name="ce241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  <style:map style:condition="of:is-true-formula($$cond_font)" style:apply-style-name="cf11" style:base-cell-address="Font.B16"/>
    </style:style>
    <style:style style:name="ce242" style:family="table-cell" style:parent-style-name="Default" style:data-style-name="N0">
      <style:text-properties style:text-underline-style="solid" style:text-underline-type="single"/>
      <style:map style:condition="of:is-true-formula($$cond_font)" style:apply-style-name="cf11" style:base-cell-address="Font.B16"/>
    </style:style>
    <style:style style:name="ce243" style:family="table-cell" style:parent-style-name="Default" style:data-style-name="N0">
      <style:text-properties style:text-underline-style="solid" style:text-underline-type="double"/>
      <style:map style:condition="of:is-true-formula($$cond_font)" style:apply-style-name="cf11" style:base-cell-address="Font.B16"/>
    </style:style>
    <style:style style:name="ce244" style:family="table-cell" style:parent-style-name="Default" style:data-style-name="N0">
      <style:text-properties fo:color="#FF0000"/>
      <style:map style:condition="of:is-true-formula($$cond_font)" style:apply-style-name="cf11" style:base-cell-address="Font.B16"/>
    </style:style>
    <style:style style:name="ce245" style:family="table-cell" style:parent-style-name="Default" style:data-style-name="N0">
      <style:text-properties style:text-line-through-style="solid"/>
      <style:map style:condition="of:is-true-formula($$cond_font)" style:apply-style-name="cf11" style:base-cell-address="Font.B16"/>
    </style:style>
    <style:style style:name="ce246" style:family="table-cell">
      <style:map style:condition="of:is-true-formula($$cond_font)" style:apply-style-name="cf12" style:base-cell-address="Font.B17"/>
    </style:style>
    <style:style style:name="ce247" style:family="table-cell" style:parent-style-name="Default" style:data-style-name="N0">
      <style:text-properties fo:font-weight="bold" style:font-weight-asian="bold" style:font-weight-complex="bold"/>
      <style:map style:condition="of:is-true-formula($$cond_font)" style:apply-style-name="cf12" style:base-cell-address="Font.B17"/>
    </style:style>
    <style:style style:name="ce248" style:family="table-cell" style:parent-style-name="Default" style:data-style-name="N0">
      <style:text-properties fo:font-style="italic" style:font-style-asian="italic" style:font-style-complex="italic"/>
      <style:map style:condition="of:is-true-formula($$cond_font)" style:apply-style-name="cf12" style:base-cell-address="Font.B17"/>
    </style:style>
    <style:style style:name="ce249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  <style:map style:condition="of:is-true-formula($$cond_font)" style:apply-style-name="cf12" style:base-cell-address="Font.B17"/>
    </style:style>
    <style:style style:name="ce250" style:family="table-cell" style:parent-style-name="Default" style:data-style-name="N0">
      <style:text-properties style:text-underline-style="solid" style:text-underline-type="single"/>
      <style:map style:condition="of:is-true-formula($$cond_font)" style:apply-style-name="cf12" style:base-cell-address="Font.B17"/>
    </style:style>
    <style:style style:name="ce251" style:family="table-cell" style:parent-style-name="Default" style:data-style-name="N0">
      <style:text-properties style:text-underline-style="solid" style:text-underline-type="double"/>
      <style:map style:condition="of:is-true-formula($$cond_font)" style:apply-style-name="cf12" style:base-cell-address="Font.B17"/>
    </style:style>
    <style:style style:name="ce252" style:family="table-cell" style:parent-style-name="Default" style:data-style-name="N0">
      <style:text-properties fo:color="#FF0000"/>
      <style:map style:condition="of:is-true-formula($$cond_font)" style:apply-style-name="cf12" style:base-cell-address="Font.B17"/>
    </style:style>
    <style:style style:name="ce253" style:family="table-cell" style:parent-style-name="Default" style:data-style-name="N0">
      <style:text-properties style:text-line-through-style="solid"/>
      <style:map style:condition="of:is-true-formula($$cond_font)" style:apply-style-name="cf12" style:base-cell-address="Font.B17"/>
    </style:style>
    <style:style style:name="ce254" style:family="table-cell">
      <style:map style:condition="of:is-true-formula($$cond_font)" style:apply-style-name="cf13" style:base-cell-address="Font.B18"/>
    </style:style>
    <style:style style:name="ce255" style:family="table-cell" style:parent-style-name="Default" style:data-style-name="N0">
      <style:text-properties fo:font-weight="bold" style:font-weight-asian="bold" style:font-weight-complex="bold"/>
      <style:map style:condition="of:is-true-formula($$cond_font)" style:apply-style-name="cf13" style:base-cell-address="Font.B18"/>
    </style:style>
    <style:style style:name="ce256" style:family="table-cell" style:parent-style-name="Default" style:data-style-name="N0">
      <style:text-properties fo:font-style="italic" style:font-style-asian="italic" style:font-style-complex="italic"/>
      <style:map style:condition="of:is-true-formula($$cond_font)" style:apply-style-name="cf13" style:base-cell-address="Font.B18"/>
    </style:style>
    <style:style style:name="ce257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  <style:map style:condition="of:is-true-formula($$cond_font)" style:apply-style-name="cf13" style:base-cell-address="Font.B18"/>
    </style:style>
    <style:style style:name="ce258" style:family="table-cell" style:parent-style-name="Default" style:data-style-name="N0">
      <style:text-properties style:text-underline-style="solid" style:text-underline-type="single"/>
      <style:map style:condition="of:is-true-formula($$cond_font)" style:apply-style-name="cf13" style:base-cell-address="Font.B18"/>
    </style:style>
    <style:style style:name="ce259" style:family="table-cell" style:parent-style-name="Default" style:data-style-name="N0">
      <style:text-properties style:text-underline-style="solid" style:text-underline-type="double"/>
      <style:map style:condition="of:is-true-formula($$cond_font)" style:apply-style-name="cf13" style:base-cell-address="Font.B18"/>
    </style:style>
    <style:style style:name="ce260" style:family="table-cell" style:parent-style-name="Default" style:data-style-name="N0">
      <style:text-properties fo:color="#FF0000"/>
      <style:map style:condition="of:is-true-formula($$cond_font)" style:apply-style-name="cf13" style:base-cell-address="Font.B18"/>
    </style:style>
    <style:style style:name="ce261" style:family="table-cell" style:parent-style-name="Default" style:data-style-name="N0">
      <style:text-properties style:text-line-through-style="solid"/>
      <style:map style:condition="of:is-true-formula($$cond_font)" style:apply-style-name="cf13" style:base-cell-address="Font.B18"/>
    </style:style>
    <style:style style:name="ce262" style:family="table-cell">
      <style:map style:condition="of:is-true-formula($$cond_font)" style:apply-style-name="cf14" style:base-cell-address="Font.B19"/>
    </style:style>
    <style:style style:name="ce263" style:family="table-cell" style:parent-style-name="Default" style:data-style-name="N0">
      <style:text-properties fo:font-weight="bold" style:font-weight-asian="bold" style:font-weight-complex="bold"/>
      <style:map style:condition="of:is-true-formula($$cond_font)" style:apply-style-name="cf14" style:base-cell-address="Font.B19"/>
    </style:style>
    <style:style style:name="ce264" style:family="table-cell" style:parent-style-name="Default" style:data-style-name="N0">
      <style:text-properties fo:font-style="italic" style:font-style-asian="italic" style:font-style-complex="italic"/>
      <style:map style:condition="of:is-true-formula($$cond_font)" style:apply-style-name="cf14" style:base-cell-address="Font.B19"/>
    </style:style>
    <style:style style:name="ce265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  <style:map style:condition="of:is-true-formula($$cond_font)" style:apply-style-name="cf14" style:base-cell-address="Font.B19"/>
    </style:style>
    <style:style style:name="ce266" style:family="table-cell" style:parent-style-name="Default" style:data-style-name="N0">
      <style:text-properties style:text-underline-style="solid" style:text-underline-type="single"/>
      <style:map style:condition="of:is-true-formula($$cond_font)" style:apply-style-name="cf14" style:base-cell-address="Font.B19"/>
    </style:style>
    <style:style style:name="ce267" style:family="table-cell" style:parent-style-name="Default" style:data-style-name="N0">
      <style:text-properties style:text-underline-style="solid" style:text-underline-type="double"/>
      <style:map style:condition="of:is-true-formula($$cond_font)" style:apply-style-name="cf14" style:base-cell-address="Font.B19"/>
    </style:style>
    <style:style style:name="ce268" style:family="table-cell" style:parent-style-name="Default" style:data-style-name="N0">
      <style:text-properties fo:color="#FF0000"/>
      <style:map style:condition="of:is-true-formula($$cond_font)" style:apply-style-name="cf14" style:base-cell-address="Font.B19"/>
    </style:style>
    <style:style style:name="ce269" style:family="table-cell" style:parent-style-name="Default" style:data-style-name="N0">
      <style:text-properties style:text-line-through-style="solid"/>
      <style:map style:condition="of:is-true-formula($$cond_font)" style:apply-style-name="cf14" style:base-cell-address="Font.B19"/>
    </style:style>
    <style:style style:name="ce270" style:family="table-cell">
      <style:map style:condition="of:is-true-formula($$cond_font)" style:apply-style-name="cf15" style:base-cell-address="Font.B20"/>
    </style:style>
    <style:style style:name="ce271" style:family="table-cell" style:parent-style-name="Default" style:data-style-name="N0">
      <style:text-properties fo:font-weight="bold" style:font-weight-asian="bold" style:font-weight-complex="bold"/>
      <style:map style:condition="of:is-true-formula($$cond_font)" style:apply-style-name="cf15" style:base-cell-address="Font.B20"/>
    </style:style>
    <style:style style:name="ce272" style:family="table-cell" style:parent-style-name="Default" style:data-style-name="N0">
      <style:text-properties fo:font-style="italic" style:font-style-asian="italic" style:font-style-complex="italic"/>
      <style:map style:condition="of:is-true-formula($$cond_font)" style:apply-style-name="cf15" style:base-cell-address="Font.B20"/>
    </style:style>
    <style:style style:name="ce27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  <style:map style:condition="of:is-true-formula($$cond_font)" style:apply-style-name="cf15" style:base-cell-address="Font.B20"/>
    </style:style>
    <style:style style:name="ce274" style:family="table-cell" style:parent-style-name="Default" style:data-style-name="N0">
      <style:text-properties style:text-underline-style="solid" style:text-underline-type="single"/>
      <style:map style:condition="of:is-true-formula($$cond_font)" style:apply-style-name="cf15" style:base-cell-address="Font.B20"/>
    </style:style>
    <style:style style:name="ce275" style:family="table-cell" style:parent-style-name="Default" style:data-style-name="N0">
      <style:text-properties style:text-underline-style="solid" style:text-underline-type="double"/>
      <style:map style:condition="of:is-true-formula($$cond_font)" style:apply-style-name="cf15" style:base-cell-address="Font.B20"/>
    </style:style>
    <style:style style:name="ce276" style:family="table-cell" style:parent-style-name="Default" style:data-style-name="N0">
      <style:text-properties fo:color="#FF0000"/>
      <style:map style:condition="of:is-true-formula($$cond_font)" style:apply-style-name="cf15" style:base-cell-address="Font.B20"/>
    </style:style>
    <style:style style:name="ce277" style:family="table-cell" style:parent-style-name="Default" style:data-style-name="N0">
      <style:text-properties style:text-line-through-style="solid"/>
      <style:map style:condition="of:is-true-formula($$cond_font)" style:apply-style-name="cf15" style:base-cell-address="Font.B20"/>
    </style:style>
    <style:style style:name="ce278" style:family="table-cell">
      <style:map style:condition="of:is-true-formula($$cond_font)" style:apply-style-name="cf16" style:base-cell-address="Font.B21"/>
    </style:style>
    <style:style style:name="ce279" style:family="table-cell" style:parent-style-name="Default" style:data-style-name="N0">
      <style:text-properties fo:font-weight="bold" style:font-weight-asian="bold" style:font-weight-complex="bold"/>
      <style:map style:condition="of:is-true-formula($$cond_font)" style:apply-style-name="cf16" style:base-cell-address="Font.B21"/>
    </style:style>
    <style:style style:name="ce280" style:family="table-cell" style:parent-style-name="Default" style:data-style-name="N0">
      <style:text-properties fo:font-style="italic" style:font-style-asian="italic" style:font-style-complex="italic"/>
      <style:map style:condition="of:is-true-formula($$cond_font)" style:apply-style-name="cf16" style:base-cell-address="Font.B21"/>
    </style:style>
    <style:style style:name="ce281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  <style:map style:condition="of:is-true-formula($$cond_font)" style:apply-style-name="cf16" style:base-cell-address="Font.B21"/>
    </style:style>
    <style:style style:name="ce282" style:family="table-cell" style:parent-style-name="Default" style:data-style-name="N0">
      <style:text-properties style:text-underline-style="solid" style:text-underline-type="single"/>
      <style:map style:condition="of:is-true-formula($$cond_font)" style:apply-style-name="cf16" style:base-cell-address="Font.B21"/>
    </style:style>
    <style:style style:name="ce283" style:family="table-cell" style:parent-style-name="Default" style:data-style-name="N0">
      <style:text-properties style:text-underline-style="solid" style:text-underline-type="double"/>
      <style:map style:condition="of:is-true-formula($$cond_font)" style:apply-style-name="cf16" style:base-cell-address="Font.B21"/>
    </style:style>
    <style:style style:name="ce284" style:family="table-cell" style:parent-style-name="Default" style:data-style-name="N0">
      <style:text-properties fo:color="#FF0000"/>
      <style:map style:condition="of:is-true-formula($$cond_font)" style:apply-style-name="cf16" style:base-cell-address="Font.B21"/>
    </style:style>
    <style:style style:name="ce285" style:family="table-cell" style:parent-style-name="Default" style:data-style-name="N0">
      <style:text-properties style:text-line-through-style="solid"/>
      <style:map style:condition="of:is-true-formula($$cond_font)" style:apply-style-name="cf16" style:base-cell-address="Font.B21"/>
    </style:style>
    <style:style style:name="ce286" style:family="table-cell">
      <style:map style:condition="of:is-true-formula($$cond_border)" style:apply-style-name="cf17" style:base-cell-address="Border.B13"/>
    </style:style>
    <style:style style:name="ce287" style:family="table-cell" style:parent-style-name="Default" style:data-style-name="N0">
      <style:table-cell-properties fo:border="thin solid #000000"/>
      <style:map style:condition="of:is-true-formula($$cond_border)" style:apply-style-name="cf17" style:base-cell-address="Border.B13"/>
    </style:style>
    <style:style style:name="ce288" style:family="table-cell" style:parent-style-name="Default" style:data-style-name="N0">
      <style:table-cell-properties fo:border="thin solid #FF0000"/>
      <style:map style:condition="of:is-true-formula($$cond_border)" style:apply-style-name="cf17" style:base-cell-address="Border.B13"/>
    </style:style>
    <style:style style:name="ce289" style:family="table-cell">
      <style:map style:condition="of:is-true-formula($$cond_border)" style:apply-style-name="cf18" style:base-cell-address="Border.B15"/>
    </style:style>
    <style:style style:name="ce290" style:family="table-cell" style:parent-style-name="Default" style:data-style-name="N0">
      <style:table-cell-properties fo:border="thin solid #000000"/>
      <style:map style:condition="of:is-true-formula($$cond_border)" style:apply-style-name="cf18" style:base-cell-address="Border.B15"/>
    </style:style>
    <style:style style:name="ce291" style:family="table-cell" style:parent-style-name="Default" style:data-style-name="N0">
      <style:table-cell-properties fo:border="thin solid #FF0000"/>
      <style:map style:condition="of:is-true-formula($$cond_border)" style:apply-style-name="cf18" style:base-cell-address="Border.B15"/>
    </style:style>
    <style:style style:name="ce292" style:family="table-cell" style:parent-style-name="Default" style:data-style-name="N0">
      <style:table-cell-properties fo:border="thin dotted #000000"/>
      <style:map style:condition="of:is-true-formula($$cond_border)" style:apply-style-name="cf18" style:base-cell-address="Border.B15"/>
    </style:style>
    <style:style style:name="ce293" style:family="table-cell" style:parent-style-name="Default" style:data-style-name="N0">
      <style:table-cell-properties fo:border="thin dotted #000000"/>
      <style:map style:condition="of:is-true-formula($$cond_border)" style:apply-style-name="cf17" style:base-cell-address="Border.B13"/>
    </style:style>
    <style:style style:name="ce294" style:family="table-cell" style:parent-style-name="Default" style:data-style-name="N0">
      <style:table-cell-properties fo:border="thick solid #000000"/>
      <style:map style:condition="of:is-true-formula($$cond_border)" style:apply-style-name="cf18" style:base-cell-address="Border.B15"/>
    </style:style>
    <style:style style:name="ce295" style:family="table-cell" style:parent-style-name="Default" style:data-style-name="N0">
      <style:table-cell-properties fo:border="thick solid #000000"/>
      <style:map style:condition="of:is-true-formula($$cond_border)" style:apply-style-name="cf17" style:base-cell-address="Border.B13"/>
    </style:style>
    <style:style style:name="ce296" style:family="table-cell" style:parent-style-name="Default" style:data-style-name="N0">
      <style:table-cell-properties fo:border="thin dotted #000000"/>
      <style:map style:condition="of:is-true-formula($$cond_border)" style:apply-style-name="cf19" style:base-cell-address="Border.B17"/>
    </style:style>
    <style:style style:name="ce297" style:family="table-cell" style:parent-style-name="Default" style:data-style-name="N0">
      <style:table-cell-properties fo:border="thick solid #000000"/>
      <style:map style:condition="of:is-true-formula($$cond_border)" style:apply-style-name="cf19" style:base-cell-address="Border.B17"/>
    </style:style>
    <style:style style:name="ce298" style:family="table-cell" style:parent-style-name="Default" style:data-style-name="N0">
      <style:table-cell-properties fo:border="thin dotted #000000"/>
      <style:map style:condition="of:is-true-formula($$cond_border)" style:apply-style-name="cf20" style:base-cell-address="Border.B19"/>
    </style:style>
    <style:style style:name="ce299" style:family="table-cell" style:parent-style-name="Default" style:data-style-name="N0">
      <style:table-cell-properties fo:border="thick solid #000000"/>
      <style:map style:condition="of:is-true-formula($$cond_border)" style:apply-style-name="cf20" style:base-cell-address="Border.B19"/>
    </style:style>
    <style:style style:name="ce300" style:family="table-cell" style:parent-style-name="Default" style:data-style-name="N0">
      <style:table-cell-properties fo:border="thin solid #000000"/>
      <style:map style:condition="of:is-true-formula($$cond_border)" style:apply-style-name="cf19" style:base-cell-address="Border.B17"/>
    </style:style>
    <style:style style:name="ce301" style:family="table-cell" style:parent-style-name="Default" style:data-style-name="N0">
      <style:table-cell-properties fo:border="thin solid #FF0000"/>
      <style:map style:condition="of:is-true-formula($$cond_border)" style:apply-style-name="cf19" style:base-cell-address="Border.B17"/>
    </style:style>
    <style:style style:name="ce302" style:family="table-cell">
      <style:map style:condition="of:is-true-formula($$cond_border)" style:apply-style-name="cf19" style:base-cell-address="Border.B17"/>
    </style:style>
    <style:style style:name="ce303" style:family="table-cell" style:parent-style-name="Default" style:data-style-name="N0">
      <style:table-cell-properties fo:border="thin solid #000000"/>
      <style:map style:condition="of:is-true-formula($$cond_border)" style:apply-style-name="cf20" style:base-cell-address="Border.B19"/>
    </style:style>
    <style:style style:name="ce304" style:family="table-cell">
      <style:map style:condition="of:is-true-formula($$cond_border)" style:apply-style-name="cf20" style:base-cell-address="Border.B19"/>
    </style:style>
    <style:style style:name="ce305" style:family="table-cell" style:parent-style-name="Default" style:data-style-name="N0">
      <style:table-cell-properties fo:border="thin solid #FF0000"/>
      <style:map style:condition="of:is-true-formula($$cond_border)" style:apply-style-name="cf20" style:base-cell-address="Border.B19"/>
    </style:style>
    <style:style style:name="ce306" style:family="table-cell">
      <style:map style:condition="of:is-true-formula($$cond_fill)" style:apply-style-name="cf21" style:base-cell-address="Fill.D11"/>
    </style:style>
    <style:style style:name="ce307" style:family="table-cell" style:parent-style-name="Default" style:data-style-name="N0">
      <style:table-cell-properties fo:background-color="#FFFF00"/>
      <style:map style:condition="of:is-true-formula($$cond_fill)" style:apply-style-name="cf21" style:base-cell-address="Fill.D11"/>
    </style:style>
    <style:style style:name="ce308" style:family="table-cell" style:parent-style-name="Default" style:data-style-name="N0">
      <style:map style:condition="of:is-true-formula($$cond_fill)" style:apply-style-name="cf21" style:base-cell-address="Fill.D11"/>
    </style:style>
    <style:style style:name="ce309" style:family="table-cell" style:parent-style-name="Default" style:data-style-name="N0">
      <style:map style:condition="of:is-true-formula($$cond_fill)" style:apply-style-name="cf21" style:base-cell-address="Fill.D11"/>
    </style:style>
    <style:style style:name="ce310" style:family="table-cell" style:parent-style-name="Default" style:data-style-name="N0">
      <style:map style:condition="of:is-true-formula($$cond_fill)" style:apply-style-name="cf21" style:base-cell-address="Fill.D11"/>
    </style:style>
    <style:style style:name="ce311" style:family="table-cell" style:parent-style-name="Default" style:data-style-name="N0">
      <style:map style:condition="of:is-true-formula($$cond_fill)" style:apply-style-name="cf21" style:base-cell-address="Fill.D11"/>
    </style:style>
    <style:style style:name="ce312" style:family="table-cell" style:parent-style-name="Default" style:data-style-name="N0">
      <style:map style:condition="of:is-true-formula($$cond_fill)" style:apply-style-name="cf21" style:base-cell-address="Fill.D11"/>
    </style:style>
    <style:style style:name="ce313" style:family="table-cell">
      <style:map style:condition="of:is-true-formula($$cond_fill)" style:apply-style-name="cf22" style:base-cell-address="Fill.D12"/>
    </style:style>
    <style:style style:name="ce314" style:family="table-cell" style:parent-style-name="Default" style:data-style-name="N0">
      <style:table-cell-properties fo:background-color="#FFFF00"/>
      <style:map style:condition="of:is-true-formula($$cond_fill)" style:apply-style-name="cf22" style:base-cell-address="Fill.D12"/>
    </style:style>
    <style:style style:name="ce315" style:family="table-cell" style:parent-style-name="Default" style:data-style-name="N0">
      <style:map style:condition="of:is-true-formula($$cond_fill)" style:apply-style-name="cf22" style:base-cell-address="Fill.D12"/>
    </style:style>
    <style:style style:name="ce316" style:family="table-cell" style:parent-style-name="Default" style:data-style-name="N0">
      <style:map style:condition="of:is-true-formula($$cond_fill)" style:apply-style-name="cf22" style:base-cell-address="Fill.D12"/>
    </style:style>
    <style:style style:name="ce317" style:family="table-cell" style:parent-style-name="Default" style:data-style-name="N0">
      <style:map style:condition="of:is-true-formula($$cond_fill)" style:apply-style-name="cf22" style:base-cell-address="Fill.D12"/>
    </style:style>
    <style:style style:name="ce318" style:family="table-cell" style:parent-style-name="Default" style:data-style-name="N0">
      <style:map style:condition="of:is-true-formula($$cond_fill)" style:apply-style-name="cf22" style:base-cell-address="Fill.D12"/>
    </style:style>
    <style:style style:name="ce319" style:family="table-cell" style:parent-style-name="Default" style:data-style-name="N0">
      <style:map style:condition="of:is-true-formula($$cond_fill)" style:apply-style-name="cf22" style:base-cell-address="Fill.D12"/>
    </style:style>
    <style:style style:name="ce320" style:family="table-cell">
      <style:map style:condition="of:is-true-formula($$cond_fill)" style:apply-style-name="cf23" style:base-cell-address="Fill.D13"/>
    </style:style>
    <style:style style:name="ce321" style:family="table-cell" style:parent-style-name="Default" style:data-style-name="N0">
      <style:table-cell-properties fo:background-color="#FFFF00"/>
      <style:map style:condition="of:is-true-formula($$cond_fill)" style:apply-style-name="cf23" style:base-cell-address="Fill.D13"/>
    </style:style>
    <style:style style:name="ce322" style:family="table-cell" style:parent-style-name="Default" style:data-style-name="N0">
      <style:map style:condition="of:is-true-formula($$cond_fill)" style:apply-style-name="cf23" style:base-cell-address="Fill.D13"/>
    </style:style>
    <style:style style:name="ce323" style:family="table-cell" style:parent-style-name="Default" style:data-style-name="N0">
      <style:map style:condition="of:is-true-formula($$cond_fill)" style:apply-style-name="cf23" style:base-cell-address="Fill.D13"/>
    </style:style>
    <style:style style:name="ce324" style:family="table-cell" style:parent-style-name="Default" style:data-style-name="N0">
      <style:map style:condition="of:is-true-formula($$cond_fill)" style:apply-style-name="cf23" style:base-cell-address="Fill.D13"/>
    </style:style>
    <style:style style:name="ce325" style:family="table-cell" style:parent-style-name="Default" style:data-style-name="N0">
      <style:map style:condition="of:is-true-formula($$cond_fill)" style:apply-style-name="cf23" style:base-cell-address="Fill.D13"/>
    </style:style>
    <style:style style:name="ce326" style:family="table-cell" style:parent-style-name="Default" style:data-style-name="N0">
      <style:map style:condition="of:is-true-formula($$cond_fill)" style:apply-style-name="cf23" style:base-cell-address="Fill.D13"/>
    </style:style>
    <style:style style:name="ce327" style:family="table-cell">
      <style:map style:condition="of:is-true-formula($$cond_fill)" style:apply-style-name="cf24" style:base-cell-address="Fill.D14"/>
    </style:style>
    <style:style style:name="ce328" style:family="table-cell" style:parent-style-name="Default" style:data-style-name="N0">
      <style:table-cell-properties fo:background-color="#FFFF00"/>
      <style:map style:condition="of:is-true-formula($$cond_fill)" style:apply-style-name="cf24" style:base-cell-address="Fill.D14"/>
    </style:style>
    <style:style style:name="ce329" style:family="table-cell" style:parent-style-name="Default" style:data-style-name="N0">
      <style:map style:condition="of:is-true-formula($$cond_fill)" style:apply-style-name="cf24" style:base-cell-address="Fill.D14"/>
    </style:style>
    <style:style style:name="ce330" style:family="table-cell" style:parent-style-name="Default" style:data-style-name="N0">
      <style:map style:condition="of:is-true-formula($$cond_fill)" style:apply-style-name="cf24" style:base-cell-address="Fill.D14"/>
    </style:style>
    <style:style style:name="ce331" style:family="table-cell" style:parent-style-name="Default" style:data-style-name="N0">
      <style:map style:condition="of:is-true-formula($$cond_fill)" style:apply-style-name="cf24" style:base-cell-address="Fill.D14"/>
    </style:style>
    <style:style style:name="ce332" style:family="table-cell" style:parent-style-name="Default" style:data-style-name="N0">
      <style:map style:condition="of:is-true-formula($$cond_fill)" style:apply-style-name="cf24" style:base-cell-address="Fill.D14"/>
    </style:style>
    <style:style style:name="ce333" style:family="table-cell" style:parent-style-name="Default" style:data-style-name="N0">
      <style:map style:condition="of:is-true-formula($$cond_fill)" style:apply-style-name="cf24" style:base-cell-address="Fill.D14"/>
    </style:style>
    <style:style style:name="ce334" style:family="table-cell">
      <style:map style:condition="of:is-true-formula($$cond_fill)" style:apply-style-name="cf25" style:base-cell-address="Fill.D15"/>
    </style:style>
    <style:style style:name="ce335" style:family="table-cell" style:parent-style-name="Default" style:data-style-name="N0">
      <style:table-cell-properties fo:background-color="#FFFF00"/>
      <style:map style:condition="of:is-true-formula($$cond_fill)" style:apply-style-name="cf25" style:base-cell-address="Fill.D15"/>
    </style:style>
    <style:style style:name="ce336" style:family="table-cell" style:parent-style-name="Default" style:data-style-name="N0">
      <style:map style:condition="of:is-true-formula($$cond_fill)" style:apply-style-name="cf25" style:base-cell-address="Fill.D15"/>
    </style:style>
    <style:style style:name="ce337" style:family="table-cell" style:parent-style-name="Default" style:data-style-name="N0">
      <style:map style:condition="of:is-true-formula($$cond_fill)" style:apply-style-name="cf25" style:base-cell-address="Fill.D15"/>
    </style:style>
    <style:style style:name="ce338" style:family="table-cell" style:parent-style-name="Default" style:data-style-name="N0">
      <style:map style:condition="of:is-true-formula($$cond_fill)" style:apply-style-name="cf25" style:base-cell-address="Fill.D15"/>
    </style:style>
    <style:style style:name="ce339" style:family="table-cell" style:parent-style-name="Default" style:data-style-name="N0">
      <style:map style:condition="of:is-true-formula($$cond_fill)" style:apply-style-name="cf25" style:base-cell-address="Fill.D15"/>
    </style:style>
    <style:style style:name="ce340" style:family="table-cell" style:parent-style-name="Default" style:data-style-name="N0">
      <style:map style:condition="of:is-true-formula($$cond_fill)" style:apply-style-name="cf25" style:base-cell-address="Fill.D15"/>
    </style:style>
    <style:style style:name="ce341" style:family="table-cell">
      <style:map style:condition="of:is-true-formula($$cond_fill)" style:apply-style-name="cf26" style:base-cell-address="Fill.D16"/>
    </style:style>
    <style:style style:name="ce342" style:family="table-cell" style:parent-style-name="Default" style:data-style-name="N0">
      <style:table-cell-properties fo:background-color="#FFFF00"/>
      <style:map style:condition="of:is-true-formula($$cond_fill)" style:apply-style-name="cf26" style:base-cell-address="Fill.D16"/>
    </style:style>
    <style:style style:name="ce343" style:family="table-cell" style:parent-style-name="Default" style:data-style-name="N0">
      <style:map style:condition="of:is-true-formula($$cond_fill)" style:apply-style-name="cf26" style:base-cell-address="Fill.D16"/>
    </style:style>
    <style:style style:name="ce344" style:family="table-cell" style:parent-style-name="Default" style:data-style-name="N0">
      <style:map style:condition="of:is-true-formula($$cond_fill)" style:apply-style-name="cf26" style:base-cell-address="Fill.D16"/>
    </style:style>
    <style:style style:name="ce345" style:family="table-cell" style:parent-style-name="Default" style:data-style-name="N0">
      <style:map style:condition="of:is-true-formula($$cond_fill)" style:apply-style-name="cf26" style:base-cell-address="Fill.D16"/>
    </style:style>
    <style:style style:name="ce346" style:family="table-cell" style:parent-style-name="Default" style:data-style-name="N0">
      <style:map style:condition="of:is-true-formula($$cond_fill)" style:apply-style-name="cf26" style:base-cell-address="Fill.D16"/>
    </style:style>
    <style:style style:name="ce347" style:family="table-cell" style:parent-style-name="Default" style:data-style-name="N0">
      <style:map style:condition="of:is-true-formula($$cond_fill)" style:apply-style-name="cf26" style:base-cell-address="Fill.D16"/>
    </style:style>
    <style:style style:name="ce348" style:family="table-cell">
      <style:map style:condition="of:is-true-formula($$cond_fill)" style:apply-style-name="cf27" style:base-cell-address="Fill.D17"/>
    </style:style>
    <style:style style:name="ce349" style:family="table-cell" style:parent-style-name="Default" style:data-style-name="N0">
      <style:table-cell-properties fo:background-color="#FFFF00"/>
      <style:map style:condition="of:is-true-formula($$cond_fill)" style:apply-style-name="cf27" style:base-cell-address="Fill.D17"/>
    </style:style>
    <style:style style:name="ce350" style:family="table-cell" style:parent-style-name="Default" style:data-style-name="N0">
      <style:map style:condition="of:is-true-formula($$cond_fill)" style:apply-style-name="cf27" style:base-cell-address="Fill.D17"/>
    </style:style>
    <style:style style:name="ce351" style:family="table-cell" style:parent-style-name="Default" style:data-style-name="N0">
      <style:map style:condition="of:is-true-formula($$cond_fill)" style:apply-style-name="cf27" style:base-cell-address="Fill.D17"/>
    </style:style>
    <style:style style:name="ce352" style:family="table-cell" style:parent-style-name="Default" style:data-style-name="N0">
      <style:map style:condition="of:is-true-formula($$cond_fill)" style:apply-style-name="cf27" style:base-cell-address="Fill.D17"/>
    </style:style>
    <style:style style:name="ce353" style:family="table-cell" style:parent-style-name="Default" style:data-style-name="N0">
      <style:map style:condition="of:is-true-formula($$cond_fill)" style:apply-style-name="cf27" style:base-cell-address="Fill.D17"/>
    </style:style>
    <style:style style:name="ce354" style:family="table-cell" style:parent-style-name="Default" style:data-style-name="N0">
      <style:map style:condition="of:is-true-formula($$cond_fill)" style:apply-style-name="cf27" style:base-cell-address="Fill.D17"/>
    </style:style>
    <style:style style:name="ce355" style:family="table-cell">
      <style:map style:condition="of:is-true-formula($$cond_fill)" style:apply-style-name="cf28" style:base-cell-address="Fill.D18"/>
    </style:style>
    <style:style style:name="ce356" style:family="table-cell" style:parent-style-name="Default" style:data-style-name="N0">
      <style:table-cell-properties fo:background-color="#FFFF00"/>
      <style:map style:condition="of:is-true-formula($$cond_fill)" style:apply-style-name="cf28" style:base-cell-address="Fill.D18"/>
    </style:style>
    <style:style style:name="ce357" style:family="table-cell" style:parent-style-name="Default" style:data-style-name="N0">
      <style:map style:condition="of:is-true-formula($$cond_fill)" style:apply-style-name="cf28" style:base-cell-address="Fill.D18"/>
    </style:style>
    <style:style style:name="ce358" style:family="table-cell" style:parent-style-name="Default" style:data-style-name="N0">
      <style:map style:condition="of:is-true-formula($$cond_fill)" style:apply-style-name="cf28" style:base-cell-address="Fill.D18"/>
    </style:style>
    <style:style style:name="ce359" style:family="table-cell" style:parent-style-name="Default" style:data-style-name="N0">
      <style:map style:condition="of:is-true-formula($$cond_fill)" style:apply-style-name="cf28" style:base-cell-address="Fill.D18"/>
    </style:style>
    <style:style style:name="ce360" style:family="table-cell" style:parent-style-name="Default" style:data-style-name="N0">
      <style:map style:condition="of:is-true-formula($$cond_fill)" style:apply-style-name="cf28" style:base-cell-address="Fill.D18"/>
    </style:style>
    <style:style style:name="ce361" style:family="table-cell" style:parent-style-name="Default" style:data-style-name="N0">
      <style:map style:condition="of:is-true-formula($$cond_fill)" style:apply-style-name="cf28" style:base-cell-address="Fill.D18"/>
    </style:style>
    <style:style style:name="ce362" style:family="table-cell">
      <style:map style:condition="of:is-true-formula($$cond_fill)" style:apply-style-name="cf29" style:base-cell-address="Fill.D19"/>
    </style:style>
    <style:style style:name="ce363" style:family="table-cell" style:parent-style-name="Default" style:data-style-name="N0">
      <style:table-cell-properties fo:background-color="#FFFF00"/>
      <style:map style:condition="of:is-true-formula($$cond_fill)" style:apply-style-name="cf29" style:base-cell-address="Fill.D19"/>
    </style:style>
    <style:style style:name="ce364" style:family="table-cell" style:parent-style-name="Default" style:data-style-name="N0">
      <style:map style:condition="of:is-true-formula($$cond_fill)" style:apply-style-name="cf29" style:base-cell-address="Fill.D19"/>
    </style:style>
    <style:style style:name="ce365" style:family="table-cell" style:parent-style-name="Default" style:data-style-name="N0">
      <style:map style:condition="of:is-true-formula($$cond_fill)" style:apply-style-name="cf29" style:base-cell-address="Fill.D19"/>
    </style:style>
    <style:style style:name="ce366" style:family="table-cell" style:parent-style-name="Default" style:data-style-name="N0">
      <style:map style:condition="of:is-true-formula($$cond_fill)" style:apply-style-name="cf29" style:base-cell-address="Fill.D19"/>
    </style:style>
    <style:style style:name="ce367" style:family="table-cell" style:parent-style-name="Default" style:data-style-name="N0">
      <style:map style:condition="of:is-true-formula($$cond_fill)" style:apply-style-name="cf29" style:base-cell-address="Fill.D19"/>
    </style:style>
    <style:style style:name="ce368" style:family="table-cell" style:parent-style-name="Default" style:data-style-name="N0">
      <style:map style:condition="of:is-true-formula($$cond_fill)" style:apply-style-name="cf29" style:base-cell-address="Fill.D19"/>
    </style:style>
    <style:style style:name="ce369" style:family="table-cell">
      <style:map style:condition="of:is-true-formula($$cond_fill)" style:apply-style-name="cf30" style:base-cell-address="Fill.D20"/>
    </style:style>
    <style:style style:name="ce370" style:family="table-cell" style:parent-style-name="Default" style:data-style-name="N0">
      <style:table-cell-properties fo:background-color="#FFFF00"/>
      <style:map style:condition="of:is-true-formula($$cond_fill)" style:apply-style-name="cf30" style:base-cell-address="Fill.D20"/>
    </style:style>
    <style:style style:name="ce371" style:family="table-cell" style:parent-style-name="Default" style:data-style-name="N0">
      <style:map style:condition="of:is-true-formula($$cond_fill)" style:apply-style-name="cf30" style:base-cell-address="Fill.D20"/>
    </style:style>
    <style:style style:name="ce372" style:family="table-cell" style:parent-style-name="Default" style:data-style-name="N0">
      <style:map style:condition="of:is-true-formula($$cond_fill)" style:apply-style-name="cf30" style:base-cell-address="Fill.D20"/>
    </style:style>
    <style:style style:name="ce373" style:family="table-cell" style:parent-style-name="Default" style:data-style-name="N0">
      <style:map style:condition="of:is-true-formula($$cond_fill)" style:apply-style-name="cf30" style:base-cell-address="Fill.D20"/>
    </style:style>
    <style:style style:name="ce374" style:family="table-cell" style:parent-style-name="Default" style:data-style-name="N0">
      <style:map style:condition="of:is-true-formula($$cond_fill)" style:apply-style-name="cf30" style:base-cell-address="Fill.D20"/>
    </style:style>
    <style:style style:name="ce375" style:family="table-cell" style:parent-style-name="Default" style:data-style-name="N0">
      <style:map style:condition="of:is-true-formula($$cond_fill)" style:apply-style-name="cf30" style:base-cell-address="Fill.D20"/>
    </style:style>
    <style:style style:name="ce376" style:family="table-cell">
      <style:map style:condition="of:is-true-formula($$cond_fill)" style:apply-style-name="cf31" style:base-cell-address="Fill.D21"/>
    </style:style>
    <style:style style:name="ce377" style:family="table-cell" style:parent-style-name="Default" style:data-style-name="N0">
      <style:table-cell-properties fo:background-color="#FFFF00"/>
      <style:map style:condition="of:is-true-formula($$cond_fill)" style:apply-style-name="cf31" style:base-cell-address="Fill.D21"/>
    </style:style>
    <style:style style:name="ce378" style:family="table-cell" style:parent-style-name="Default" style:data-style-name="N0">
      <style:map style:condition="of:is-true-formula($$cond_fill)" style:apply-style-name="cf31" style:base-cell-address="Fill.D21"/>
    </style:style>
    <style:style style:name="ce379" style:family="table-cell" style:parent-style-name="Default" style:data-style-name="N0">
      <style:map style:condition="of:is-true-formula($$cond_fill)" style:apply-style-name="cf31" style:base-cell-address="Fill.D21"/>
    </style:style>
    <style:style style:name="ce380" style:family="table-cell" style:parent-style-name="Default" style:data-style-name="N0">
      <style:map style:condition="of:is-true-formula($$cond_fill)" style:apply-style-name="cf31" style:base-cell-address="Fill.D21"/>
    </style:style>
    <style:style style:name="ce381" style:family="table-cell" style:parent-style-name="Default" style:data-style-name="N0">
      <style:map style:condition="of:is-true-formula($$cond_fill)" style:apply-style-name="cf31" style:base-cell-address="Fill.D21"/>
    </style:style>
    <style:style style:name="ce382" style:family="table-cell" style:parent-style-name="Default" style:data-style-name="N0">
      <style:map style:condition="of:is-true-formula($$cond_fill)" style:apply-style-name="cf31" style:base-cell-address="Fill.D21"/>
    </style:style>
    <style:style style:name="ce383" style:family="table-cell">
      <style:map style:condition="of:is-true-formula($$cond_fill)" style:apply-style-name="cf32" style:base-cell-address="Fill.D22"/>
    </style:style>
    <style:style style:name="ce384" style:family="table-cell" style:parent-style-name="Default" style:data-style-name="N0">
      <style:table-cell-properties fo:background-color="#FFFF00"/>
      <style:map style:condition="of:is-true-formula($$cond_fill)" style:apply-style-name="cf32" style:base-cell-address="Fill.D22"/>
    </style:style>
    <style:style style:name="ce385" style:family="table-cell" style:parent-style-name="Default" style:data-style-name="N0">
      <style:map style:condition="of:is-true-formula($$cond_fill)" style:apply-style-name="cf32" style:base-cell-address="Fill.D22"/>
    </style:style>
    <style:style style:name="ce386" style:family="table-cell" style:parent-style-name="Default" style:data-style-name="N0">
      <style:map style:condition="of:is-true-formula($$cond_fill)" style:apply-style-name="cf32" style:base-cell-address="Fill.D22"/>
    </style:style>
    <style:style style:name="ce387" style:family="table-cell" style:parent-style-name="Default" style:data-style-name="N0">
      <style:map style:condition="of:is-true-formula($$cond_fill)" style:apply-style-name="cf32" style:base-cell-address="Fill.D22"/>
    </style:style>
    <style:style style:name="ce388" style:family="table-cell" style:parent-style-name="Default" style:data-style-name="N0">
      <style:map style:condition="of:is-true-formula($$cond_fill)" style:apply-style-name="cf32" style:base-cell-address="Fill.D22"/>
    </style:style>
    <style:style style:name="ce389" style:family="table-cell" style:parent-style-name="Default" style:data-style-name="N0">
      <style:map style:condition="of:is-true-formula($$cond_fill)" style:apply-style-name="cf32" style:base-cell-address="Fill.D22"/>
    </style:style>
    <style:style style:name="ce390" style:family="table-cell">
      <style:map style:condition="of:is-true-formula($$cond_fill)" style:apply-style-name="cf33" style:base-cell-address="Fill.D23"/>
    </style:style>
    <style:style style:name="ce391" style:family="table-cell" style:parent-style-name="Default" style:data-style-name="N0">
      <style:table-cell-properties fo:background-color="#FFFF00"/>
      <style:map style:condition="of:is-true-formula($$cond_fill)" style:apply-style-name="cf33" style:base-cell-address="Fill.D23"/>
    </style:style>
    <style:style style:name="ce392" style:family="table-cell" style:parent-style-name="Default" style:data-style-name="N0">
      <style:map style:condition="of:is-true-formula($$cond_fill)" style:apply-style-name="cf33" style:base-cell-address="Fill.D23"/>
    </style:style>
    <style:style style:name="ce393" style:family="table-cell" style:parent-style-name="Default" style:data-style-name="N0">
      <style:map style:condition="of:is-true-formula($$cond_fill)" style:apply-style-name="cf33" style:base-cell-address="Fill.D23"/>
    </style:style>
    <style:style style:name="ce394" style:family="table-cell" style:parent-style-name="Default" style:data-style-name="N0">
      <style:map style:condition="of:is-true-formula($$cond_fill)" style:apply-style-name="cf33" style:base-cell-address="Fill.D23"/>
    </style:style>
    <style:style style:name="ce395" style:family="table-cell" style:parent-style-name="Default" style:data-style-name="N0">
      <style:map style:condition="of:is-true-formula($$cond_fill)" style:apply-style-name="cf33" style:base-cell-address="Fill.D23"/>
    </style:style>
    <style:style style:name="ce396" style:family="table-cell" style:parent-style-name="Default" style:data-style-name="N0">
      <style:map style:condition="of:is-true-formula($$cond_fill)" style:apply-style-name="cf33" style:base-cell-address="Fill.D23"/>
    </style:style>
    <style:style style:name="ce397" style:family="table-cell">
      <style:map style:condition="of:is-true-formula($$cond_fill)" style:apply-style-name="cf34" style:base-cell-address="Fill.D24"/>
    </style:style>
    <style:style style:name="ce398" style:family="table-cell" style:parent-style-name="Default" style:data-style-name="N0">
      <style:table-cell-properties fo:background-color="#FFFF00"/>
      <style:map style:condition="of:is-true-formula($$cond_fill)" style:apply-style-name="cf34" style:base-cell-address="Fill.D24"/>
    </style:style>
    <style:style style:name="ce399" style:family="table-cell" style:parent-style-name="Default" style:data-style-name="N0">
      <style:map style:condition="of:is-true-formula($$cond_fill)" style:apply-style-name="cf34" style:base-cell-address="Fill.D24"/>
    </style:style>
    <style:style style:name="ce400" style:family="table-cell" style:parent-style-name="Default" style:data-style-name="N0">
      <style:map style:condition="of:is-true-formula($$cond_fill)" style:apply-style-name="cf34" style:base-cell-address="Fill.D24"/>
    </style:style>
    <style:style style:name="ce401" style:family="table-cell" style:parent-style-name="Default" style:data-style-name="N0">
      <style:map style:condition="of:is-true-formula($$cond_fill)" style:apply-style-name="cf34" style:base-cell-address="Fill.D24"/>
    </style:style>
    <style:style style:name="ce402" style:family="table-cell" style:parent-style-name="Default" style:data-style-name="N0">
      <style:map style:condition="of:is-true-formula($$cond_fill)" style:apply-style-name="cf34" style:base-cell-address="Fill.D24"/>
    </style:style>
    <style:style style:name="ce403" style:family="table-cell" style:parent-style-name="Default" style:data-style-name="N0">
      <style:map style:condition="of:is-true-formula($$cond_fill)" style:apply-style-name="cf34" style:base-cell-address="Fill.D24"/>
    </style:style>
    <style:style style:name="ce404" style:family="table-cell">
      <style:map style:condition="of:is-true-formula($$cond_fill)" style:apply-style-name="cf35" style:base-cell-address="Fill.D28"/>
    </style:style>
    <style:style style:name="ce405" style:family="table-cell" style:parent-style-name="Default" style:data-style-name="N0">
      <style:table-cell-properties fo:background-color="#FFFF00"/>
      <style:map style:condition="of:is-true-formula($$cond_fill)" style:apply-style-name="cf35" style:base-cell-address="Fill.D28"/>
    </style:style>
    <style:style style:name="ce406" style:family="table-cell" style:parent-style-name="Default" style:data-style-name="N0">
      <style:map style:condition="of:is-true-formula($$cond_fill)" style:apply-style-name="cf35" style:base-cell-address="Fill.D28"/>
    </style:style>
    <style:style style:name="ce407" style:family="table-cell" style:parent-style-name="Default" style:data-style-name="N0">
      <style:map style:condition="of:is-true-formula($$cond_fill)" style:apply-style-name="cf35" style:base-cell-address="Fill.D28"/>
    </style:style>
    <style:style style:name="ce408" style:family="table-cell" style:parent-style-name="Default" style:data-style-name="N0">
      <style:map style:condition="of:is-true-formula($$cond_fill)" style:apply-style-name="cf35" style:base-cell-address="Fill.D28"/>
    </style:style>
    <style:style style:name="ce409" style:family="table-cell" style:parent-style-name="Default" style:data-style-name="N0">
      <style:map style:condition="of:is-true-formula($$cond_fill)" style:apply-style-name="cf35" style:base-cell-address="Fill.D28"/>
    </style:style>
    <style:style style:name="ce410" style:family="table-cell" style:parent-style-name="Default" style:data-style-name="N0">
      <style:map style:condition="of:is-true-formula($$cond_fill)" style:apply-style-name="cf35" style:base-cell-address="Fill.D28"/>
    </style:style>
    <style:style style:name="ce411" style:family="table-cell">
      <style:map style:condition="of:is-true-formula($$cond_number)" style:apply-style-name="cf36" style:base-cell-address="Number.B11"/>
    </style:style>
    <style:style style:name="ce412" style:family="table-cell" style:parent-style-name="Default" style:data-style-name="N2">
      <style:map style:condition="of:is-true-formula($$cond_number)" style:apply-style-name="cf36" style:base-cell-address="Number.B11"/>
    </style:style>
    <style:style style:name="ce413" style:family="table-cell" style:parent-style-name="Default" style:data-style-name="N37">
      <style:map style:condition="of:is-true-formula($$cond_number)" style:apply-style-name="cf36" style:base-cell-address="Number.B11"/>
    </style:style>
    <style:style style:name="ce414" style:family="table-cell" style:parent-style-name="Default" style:data-style-name="N19">
      <style:map style:condition="of:is-true-formula($$cond_number)" style:apply-style-name="cf36" style:base-cell-address="Number.B11"/>
    </style:style>
    <style:style style:name="ce415" style:family="table-cell">
      <style:map style:condition="of:is-true-formula($$cond_number)" style:apply-style-name="cf37" style:base-cell-address="Number.B12"/>
    </style:style>
    <style:style style:name="ce416" style:family="table-cell" style:parent-style-name="Default" style:data-style-name="N2">
      <style:map style:condition="of:is-true-formula($$cond_number)" style:apply-style-name="cf37" style:base-cell-address="Number.B12"/>
    </style:style>
    <style:style style:name="ce417" style:family="table-cell" style:parent-style-name="Default" style:data-style-name="N37">
      <style:map style:condition="of:is-true-formula($$cond_number)" style:apply-style-name="cf37" style:base-cell-address="Number.B12"/>
    </style:style>
    <style:style style:name="ce418" style:family="table-cell" style:parent-style-name="Default" style:data-style-name="N19">
      <style:map style:condition="of:is-true-formula($$cond_number)" style:apply-style-name="cf37" style:base-cell-address="Number.B12"/>
    </style:style>
    <style:style style:name="ce419" style:family="table-cell">
      <style:map style:condition="of:is-true-formula($$cond_number)" style:apply-style-name="cf38" style:base-cell-address="Number.B13"/>
    </style:style>
    <style:style style:name="ce420" style:family="table-cell" style:parent-style-name="Default" style:data-style-name="N2">
      <style:map style:condition="of:is-true-formula($$cond_number)" style:apply-style-name="cf38" style:base-cell-address="Number.B13"/>
    </style:style>
    <style:style style:name="ce421" style:family="table-cell" style:parent-style-name="Default" style:data-style-name="N37">
      <style:map style:condition="of:is-true-formula($$cond_number)" style:apply-style-name="cf38" style:base-cell-address="Number.B13"/>
    </style:style>
    <style:style style:name="ce422" style:family="table-cell" style:parent-style-name="Default" style:data-style-name="N19">
      <style:map style:condition="of:is-true-formula($$cond_number)" style:apply-style-name="cf38" style:base-cell-address="Number.B13"/>
    </style:style>
    <style:style style:name="ce423" style:family="table-cell">
      <style:map style:condition="of:is-true-formula($$cond_number)" style:apply-style-name="cf39" style:base-cell-address="Number.B14"/>
    </style:style>
    <style:style style:name="ce424" style:family="table-cell" style:parent-style-name="Default" style:data-style-name="N2">
      <style:map style:condition="of:is-true-formula($$cond_number)" style:apply-style-name="cf39" style:base-cell-address="Number.B14"/>
    </style:style>
    <style:style style:name="ce425" style:family="table-cell" style:parent-style-name="Default" style:data-style-name="N37">
      <style:map style:condition="of:is-true-formula($$cond_number)" style:apply-style-name="cf39" style:base-cell-address="Number.B14"/>
    </style:style>
    <style:style style:name="ce426" style:family="table-cell" style:parent-style-name="Default" style:data-style-name="N19">
      <style:map style:condition="of:is-true-formula($$cond_number)" style:apply-style-name="cf39" style:base-cell-address="Number.B1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ell_Conditions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number-columns-repeated="16366" table:default-cell-style-name="ce1"/>
        <table:table-row table:style-name="ro1">
          <table:table-cell office:value-type="string" table:style-name="ce2">
            <text:p>CONDITIONAL FORMATTING TEST DOCUMENT</text:p>
          </table:table-cell>
          <table:table-cell table:number-columns-repeated="17" table:style-name="ce2"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 - SINGLE CELL CONDITIONS</text:p>
          </table:table-cell>
          <table:table-cell table:number-columns-repeated="17" table:style-name="ce3"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1 - VALUE CONDITION OPERATORS</text:p>
          </table:table-cell>
          <table:table-cell table:number-columns-repeated="17" table:style-name="ce4"/>
          <table:table-cell table:number-columns-repeated="16366"/>
        </table:table-row>
        <table:table-row table:style-name="ro2">
          <table:table-cell office:value-type="string" table:style-name="ce5">
            <text:p>Condition</text:p>
          </table:table-cell>
          <table:table-cell office:value-type="string" table:style-name="ce5">
            <text:p>Is</text:p>
          </table:table-cell>
          <table:table-cell table:number-columns-repeated="5" table:style-name="ce5"/>
          <table:table-cell office:value-type="string" table:style-name="ce5">
            <text:p>Must</text:p>
          </table:table-cell>
          <table:table-cell table:number-columns-repeated="10" table:style-name="ce5"/>
          <table:table-cell table:number-columns-repeated="16366"/>
        </table:table-row>
        <table:table-row table:style-name="ro2">
          <table:table-cell office:value-type="string" table:style-name="ce1">
            <text:p>value between 3 and 7</text:p>
          </table:table-cell>
          <table:table-cell office:value-type="float" office:value="1" table:style-name="ce136">
            <text:p>1</text:p>
          </table:table-cell>
          <table:table-cell office:value-type="float" office:value="3" table:style-name="ce136">
            <text:p>3</text:p>
          </table:table-cell>
          <table:table-cell office:value-type="float" office:value="5" table:style-name="ce136">
            <text:p>5</text:p>
          </table:table-cell>
          <table:table-cell office:value-type="float" office:value="7" table:style-name="ce136">
            <text:p>7</text:p>
          </table:table-cell>
          <table:table-cell office:value-type="float" office:value="9" table:style-name="ce136">
            <text:p>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6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value not between 3 and 7</text:p>
          </table:table-cell>
          <table:table-cell office:value-type="float" office:value="1" table:style-name="ce137">
            <text:p>1</text:p>
          </table:table-cell>
          <table:table-cell office:value-type="float" office:value="3" table:style-name="ce137">
            <text:p>3</text:p>
          </table:table-cell>
          <table:table-cell office:value-type="float" office:value="5" table:style-name="ce137">
            <text:p>5</text:p>
          </table:table-cell>
          <table:table-cell office:value-type="float" office:value="7" table:style-name="ce137">
            <text:p>7</text:p>
          </table:table-cell>
          <table:table-cell office:value-type="float" office:value="9" table:style-name="ce137">
            <text:p>9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6">
            <text:p>9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value equal to 5</text:p>
          </table:table-cell>
          <table:table-cell office:value-type="float" office:value="1" table:style-name="ce138">
            <text:p>1</text:p>
          </table:table-cell>
          <table:table-cell office:value-type="float" office:value="3" table:style-name="ce138">
            <text:p>3</text:p>
          </table:table-cell>
          <table:table-cell office:value-type="float" office:value="5" table:style-name="ce138">
            <text:p>5</text:p>
          </table:table-cell>
          <table:table-cell office:value-type="float" office:value="7" table:style-name="ce138">
            <text:p>7</text:p>
          </table:table-cell>
          <table:table-cell office:value-type="float" office:value="9" table:style-name="ce138">
            <text:p>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value not equal to 5</text:p>
          </table:table-cell>
          <table:table-cell office:value-type="float" office:value="1" table:style-name="ce139">
            <text:p>1</text:p>
          </table:table-cell>
          <table:table-cell office:value-type="float" office:value="3" table:style-name="ce139">
            <text:p>3</text:p>
          </table:table-cell>
          <table:table-cell office:value-type="float" office:value="5" table:style-name="ce139">
            <text:p>5</text:p>
          </table:table-cell>
          <table:table-cell office:value-type="float" office:value="7" table:style-name="ce139">
            <text:p>7</text:p>
          </table:table-cell>
          <table:table-cell office:value-type="float" office:value="9" table:style-name="ce139">
            <text:p>9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6">
            <text:p>7</text:p>
          </table:table-cell>
          <table:table-cell office:value-type="float" office:value="9" table:style-name="ce6">
            <text:p>9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value greater than 5</text:p>
          </table:table-cell>
          <table:table-cell office:value-type="float" office:value="1" table:style-name="ce140">
            <text:p>1</text:p>
          </table:table-cell>
          <table:table-cell office:value-type="float" office:value="3" table:style-name="ce140">
            <text:p>3</text:p>
          </table:table-cell>
          <table:table-cell office:value-type="float" office:value="5" table:style-name="ce140">
            <text:p>5</text:p>
          </table:table-cell>
          <table:table-cell office:value-type="float" office:value="7" table:style-name="ce140">
            <text:p>7</text:p>
          </table:table-cell>
          <table:table-cell office:value-type="float" office:value="9" table:style-name="ce140">
            <text:p>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6">
            <text:p>7</text:p>
          </table:table-cell>
          <table:table-cell office:value-type="float" office:value="9" table:style-name="ce6">
            <text:p>9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value less than 5</text:p>
          </table:table-cell>
          <table:table-cell office:value-type="float" office:value="1" table:style-name="ce141">
            <text:p>1</text:p>
          </table:table-cell>
          <table:table-cell office:value-type="float" office:value="3" table:style-name="ce141">
            <text:p>3</text:p>
          </table:table-cell>
          <table:table-cell office:value-type="float" office:value="5" table:style-name="ce141">
            <text:p>5</text:p>
          </table:table-cell>
          <table:table-cell office:value-type="float" office:value="7" table:style-name="ce141">
            <text:p>7</text:p>
          </table:table-cell>
          <table:table-cell office:value-type="float" office:value="9" table:style-name="ce141">
            <text:p>9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value greater than or equal to 5</text:p>
          </table:table-cell>
          <table:table-cell office:value-type="float" office:value="1" table:style-name="ce142">
            <text:p>1</text:p>
          </table:table-cell>
          <table:table-cell office:value-type="float" office:value="3" table:style-name="ce142">
            <text:p>3</text:p>
          </table:table-cell>
          <table:table-cell office:value-type="float" office:value="5" table:style-name="ce142">
            <text:p>5</text:p>
          </table:table-cell>
          <table:table-cell office:value-type="float" office:value="7" table:style-name="ce142">
            <text:p>7</text:p>
          </table:table-cell>
          <table:table-cell office:value-type="float" office:value="9" table:style-name="ce142">
            <text:p>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6">
            <text:p>7</text:p>
          </table:table-cell>
          <table:table-cell office:value-type="float" office:value="9" table:style-name="ce6">
            <text:p>9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value less than or equal to 5</text:p>
          </table:table-cell>
          <table:table-cell office:value-type="float" office:value="1" table:style-name="ce143">
            <text:p>1</text:p>
          </table:table-cell>
          <table:table-cell office:value-type="float" office:value="3" table:style-name="ce143">
            <text:p>3</text:p>
          </table:table-cell>
          <table:table-cell office:value-type="float" office:value="5" table:style-name="ce143">
            <text:p>5</text:p>
          </table:table-cell>
          <table:table-cell office:value-type="float" office:value="7" table:style-name="ce143">
            <text:p>7</text:p>
          </table:table-cell>
          <table:table-cell office:value-type="float" office:value="9" table:style-name="ce143">
            <text:p>9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72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2 - TEXT CONDITION OPERATORS</text:p>
          </table:table-cell>
          <table:table-cell table:number-columns-repeated="17" table:style-name="ce4"/>
          <table:table-cell table:number-columns-repeated="16366"/>
        </table:table-row>
        <table:table-row table:style-name="ro2">
          <table:table-cell office:value-type="string" table:style-name="ce5">
            <text:p>Condition</text:p>
          </table:table-cell>
          <table:table-cell office:value-type="string" table:style-name="ce5">
            <text:p>Is</text:p>
          </table:table-cell>
          <table:table-cell table:number-columns-repeated="5" table:style-name="ce5"/>
          <table:table-cell office:value-type="string" table:style-name="ce5">
            <text:p>Must</text:p>
          </table:table-cell>
          <table:table-cell table:number-columns-repeated="10" table:style-name="ce5"/>
          <table:table-cell table:number-columns-repeated="16366"/>
        </table:table-row>
        <table:table-row table:style-name="ro2">
          <table:table-cell office:value-type="string" table:style-name="ce1">
            <text:p>text contains "DE"</text:p>
          </table:table-cell>
          <table:table-cell office:value-type="string" table:style-name="ce144">
            <text:p>ABCD</text:p>
          </table:table-cell>
          <table:table-cell office:value-type="string" table:style-name="ce144">
            <text:p>BCDE</text:p>
          </table:table-cell>
          <table:table-cell office:value-type="string" table:style-name="ce144">
            <text:p>CDEF</text:p>
          </table:table-cell>
          <table:table-cell office:value-type="string" table:style-name="ce144">
            <text:p>DEFG</text:p>
          </table:table-cell>
          <table:table-cell office:value-type="string" table:style-name="ce144">
            <text:p>EFGH</text:p>
          </table:table-cell>
          <table:table-cell table:style-name="ce1"/>
          <table:table-cell office:value-type="string" table:style-name="ce1">
            <text:p>ABCD</text:p>
          </table:table-cell>
          <table:table-cell office:value-type="string" table:style-name="ce6">
            <text:p>BCDE</text:p>
          </table:table-cell>
          <table:table-cell office:value-type="string" table:style-name="ce6">
            <text:p>CDEF</text:p>
          </table:table-cell>
          <table:table-cell office:value-type="string" table:style-name="ce6">
            <text:p>DEFG</text:p>
          </table:table-cell>
          <table:table-cell office:value-type="string" table:style-name="ce1">
            <text:p>EFGH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text does not contain "DE"</text:p>
          </table:table-cell>
          <table:table-cell office:value-type="string" table:style-name="ce145">
            <text:p>ABCD</text:p>
          </table:table-cell>
          <table:table-cell office:value-type="string" table:style-name="ce145">
            <text:p>BCDE</text:p>
          </table:table-cell>
          <table:table-cell office:value-type="string" table:style-name="ce145">
            <text:p>CDEF</text:p>
          </table:table-cell>
          <table:table-cell office:value-type="string" table:style-name="ce145">
            <text:p>DEFG</text:p>
          </table:table-cell>
          <table:table-cell office:value-type="string" table:style-name="ce145">
            <text:p>EFGH</text:p>
          </table:table-cell>
          <table:table-cell table:style-name="ce1"/>
          <table:table-cell office:value-type="string" table:style-name="ce6">
            <text:p>ABCD</text:p>
          </table:table-cell>
          <table:table-cell office:value-type="string" table:style-name="ce1">
            <text:p>BCDE</text:p>
          </table:table-cell>
          <table:table-cell office:value-type="string" table:style-name="ce1">
            <text:p>CDEF</text:p>
          </table:table-cell>
          <table:table-cell office:value-type="string" table:style-name="ce1">
            <text:p>DEFG</text:p>
          </table:table-cell>
          <table:table-cell office:value-type="string" table:style-name="ce6">
            <text:p>EFGH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text begins with "DE"</text:p>
          </table:table-cell>
          <table:table-cell office:value-type="string" table:style-name="ce146">
            <text:p>ABCD</text:p>
          </table:table-cell>
          <table:table-cell office:value-type="string" table:style-name="ce146">
            <text:p>BCDE</text:p>
          </table:table-cell>
          <table:table-cell office:value-type="string" table:style-name="ce146">
            <text:p>CDEF</text:p>
          </table:table-cell>
          <table:table-cell office:value-type="string" table:style-name="ce146">
            <text:p>DEFG</text:p>
          </table:table-cell>
          <table:table-cell office:value-type="string" table:style-name="ce146">
            <text:p>EFGH</text:p>
          </table:table-cell>
          <table:table-cell table:style-name="ce1"/>
          <table:table-cell office:value-type="string" table:style-name="ce1">
            <text:p>ABCD</text:p>
          </table:table-cell>
          <table:table-cell office:value-type="string" table:style-name="ce1">
            <text:p>BCDE</text:p>
          </table:table-cell>
          <table:table-cell office:value-type="string" table:style-name="ce1">
            <text:p>CDEF</text:p>
          </table:table-cell>
          <table:table-cell office:value-type="string" table:style-name="ce6">
            <text:p>DEFG</text:p>
          </table:table-cell>
          <table:table-cell office:value-type="string" table:style-name="ce1">
            <text:p>EFGH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text ends with "DE"</text:p>
          </table:table-cell>
          <table:table-cell office:value-type="string" table:style-name="ce147">
            <text:p>ABCD</text:p>
          </table:table-cell>
          <table:table-cell office:value-type="string" table:style-name="ce147">
            <text:p>BCDE</text:p>
          </table:table-cell>
          <table:table-cell office:value-type="string" table:style-name="ce147">
            <text:p>CDEF</text:p>
          </table:table-cell>
          <table:table-cell office:value-type="string" table:style-name="ce147">
            <text:p>DEFG</text:p>
          </table:table-cell>
          <table:table-cell office:value-type="string" table:style-name="ce147">
            <text:p>EFGH</text:p>
          </table:table-cell>
          <table:table-cell table:style-name="ce1"/>
          <table:table-cell office:value-type="string" table:style-name="ce1">
            <text:p>ABCD</text:p>
          </table:table-cell>
          <table:table-cell office:value-type="string" table:style-name="ce6">
            <text:p>BCDE</text:p>
          </table:table-cell>
          <table:table-cell office:value-type="string" table:style-name="ce1">
            <text:p>CDEF</text:p>
          </table:table-cell>
          <table:table-cell office:value-type="string" table:style-name="ce1">
            <text:p>DEFG</text:p>
          </table:table-cell>
          <table:table-cell office:value-type="string" table:style-name="ce1">
            <text:p>EFGH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text ends with """D"""</text:p>
          </table:table-cell>
          <table:table-cell office:value-type="string" table:style-name="ce149">
            <text:p>ABC!D!</text:p>
          </table:table-cell>
          <table:table-cell office:value-type="string" table:style-name="ce150">
            <text:p>ABC$D$</text:p>
          </table:table-cell>
          <table:table-cell office:value-type="string" table:style-name="ce150">
            <text:p>ABC"D"</text:p>
          </table:table-cell>
          <table:table-cell office:value-type="string" table:style-name="ce149">
            <text:p>ABC#D#</text:p>
          </table:table-cell>
          <table:table-cell office:value-type="string" table:style-name="ce149">
            <text:p>ABC*D*</text:p>
          </table:table-cell>
          <table:table-cell table:style-name="ce1"/>
          <table:table-cell office:value-type="string" table:style-name="ce1">
            <text:p>ABC!D!</text:p>
          </table:table-cell>
          <table:table-cell office:value-type="string" table:style-name="ce10">
            <text:p>ABC$D$</text:p>
          </table:table-cell>
          <table:table-cell office:value-type="string" table:style-name="ce6">
            <text:p>ABC"D"</text:p>
          </table:table-cell>
          <table:table-cell office:value-type="string" table:style-name="ce1">
            <text:p>ABC#D#</text:p>
          </table:table-cell>
          <table:table-cell office:value-type="string" table:style-name="ce1">
            <text:p>ABC*D*</text:p>
          </table:table-cell>
          <table:table-cell table:number-columns-repeated="16372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3 - DATE CONDITION OPERATORS</text:p>
          </table:table-cell>
          <table:table-cell table:number-columns-repeated="17" table:style-name="ce4"/>
          <table:table-cell table:number-columns-repeated="16366"/>
        </table:table-row>
        <table:table-row table:style-name="ro2">
          <table:table-cell office:value-type="string" table:style-name="ce5">
            <text:p>Condition</text:p>
          </table:table-cell>
          <table:table-cell office:value-type="string" table:style-name="ce5">
            <text:p>Is</text:p>
          </table:table-cell>
          <table:table-cell table:number-columns-repeated="5" table:style-name="ce5"/>
          <table:table-cell office:value-type="string" table:style-name="ce5">
            <text:p>Must</text:p>
          </table:table-cell>
          <table:table-cell table:number-columns-repeated="10" table:style-name="ce5"/>
          <table:table-cell table:number-columns-repeated="16366"/>
        </table:table-row>
        <table:table-row table:style-name="ro2">
          <table:table-cell office:value-type="string" table:style-name="ce1">
            <text:p>date is yesterday</text:p>
          </table:table-cell>
          <table:table-cell office:value-type="date" office:date-value="2014-02-26T11:15:30" table:formula="of:=[.C26]-1" table:style-name="ce148">
            <text:p>26.2.</text:p>
          </table:table-cell>
          <table:table-cell office:value-type="date" office:date-value="2014-02-27T11:15:30" table:formula="of:=[.D26]-1" table:style-name="ce148">
            <text:p>27.2.</text:p>
          </table:table-cell>
          <table:table-cell office:value-type="date" office:date-value="2014-02-28T11:15:30" table:formula="of:=NOW()" table:style-name="ce148">
            <text:p>28.2.</text:p>
          </table:table-cell>
          <table:table-cell office:value-type="date" office:date-value="2014-03-01T11:15:30" table:formula="of:=[.D26]+1" table:style-name="ce148">
            <text:p>1.3.</text:p>
          </table:table-cell>
          <table:table-cell office:value-type="date" office:date-value="2014-03-02T11:15:30" table:formula="of:=[.E26]+1" table:style-name="ce148">
            <text:p>2.3.</text:p>
          </table:table-cell>
          <table:table-cell table:style-name="ce1"/>
          <table:table-cell office:value-type="date" office:date-value="2014-02-26T11:15:30" table:formula="of:=[.B26]" table:style-name="ce7">
            <text:p>26.2.</text:p>
          </table:table-cell>
          <table:table-cell office:value-type="date" office:date-value="2014-02-27T11:15:30" table:formula="of:=[.C26]" table:style-name="ce8">
            <text:p>27.2.</text:p>
          </table:table-cell>
          <table:table-cell office:value-type="date" office:date-value="2014-02-28T11:15:30" table:formula="of:=[.D26]" table:style-name="ce9">
            <text:p>28.2.</text:p>
          </table:table-cell>
          <table:table-cell office:value-type="date" office:date-value="2014-03-01T11:15:30" table:formula="of:=[.E26]" table:style-name="ce9">
            <text:p>1.3.</text:p>
          </table:table-cell>
          <table:table-cell office:value-type="date" office:date-value="2014-03-02T11:15:30" table:formula="of:=[.F26]" table:style-name="ce7">
            <text:p>2.3.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date is today</text:p>
          </table:table-cell>
          <table:table-cell office:value-type="date" office:date-value="2014-02-26T11:15:30" table:formula="of:=[.C27]-1" table:style-name="ce156">
            <text:p>26.2.</text:p>
          </table:table-cell>
          <table:table-cell office:value-type="date" office:date-value="2014-02-27T11:15:30" table:formula="of:=[.D27]-1" table:style-name="ce156">
            <text:p>27.2.</text:p>
          </table:table-cell>
          <table:table-cell office:value-type="date" office:date-value="2014-02-28T11:15:30" table:formula="of:=NOW()" table:style-name="ce156">
            <text:p>28.2.</text:p>
          </table:table-cell>
          <table:table-cell office:value-type="date" office:date-value="2014-03-01T11:15:30" table:formula="of:=[.D27]+1" table:style-name="ce156">
            <text:p>1.3.</text:p>
          </table:table-cell>
          <table:table-cell office:value-type="date" office:date-value="2014-03-02T11:15:30" table:formula="of:=[.E27]+1" table:style-name="ce156">
            <text:p>2.3.</text:p>
          </table:table-cell>
          <table:table-cell table:style-name="ce1"/>
          <table:table-cell office:value-type="date" office:date-value="2014-02-26T11:15:30" table:formula="of:=[.B27]" table:style-name="ce7">
            <text:p>26.2.</text:p>
          </table:table-cell>
          <table:table-cell office:value-type="date" office:date-value="2014-02-27T11:15:30" table:formula="of:=[.C27]" table:style-name="ce7">
            <text:p>27.2.</text:p>
          </table:table-cell>
          <table:table-cell office:value-type="date" office:date-value="2014-02-28T11:15:30" table:formula="of:=[.D27]" table:style-name="ce8">
            <text:p>28.2.</text:p>
          </table:table-cell>
          <table:table-cell office:value-type="date" office:date-value="2014-03-01T11:15:30" table:formula="of:=[.E27]" table:style-name="ce7">
            <text:p>1.3.</text:p>
          </table:table-cell>
          <table:table-cell office:value-type="date" office:date-value="2014-03-02T11:15:30" table:formula="of:=[.F27]" table:style-name="ce7">
            <text:p>2.3.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date is tomorrow</text:p>
          </table:table-cell>
          <table:table-cell office:value-type="date" office:date-value="2014-02-26T11:15:30" table:formula="of:=[.C28]-1" table:style-name="ce157">
            <text:p>26.2.</text:p>
          </table:table-cell>
          <table:table-cell office:value-type="date" office:date-value="2014-02-27T11:15:30" table:formula="of:=[.D28]-1" table:style-name="ce157">
            <text:p>27.2.</text:p>
          </table:table-cell>
          <table:table-cell office:value-type="date" office:date-value="2014-02-28T11:15:30" table:formula="of:=NOW()" table:style-name="ce157">
            <text:p>28.2.</text:p>
          </table:table-cell>
          <table:table-cell office:value-type="date" office:date-value="2014-03-01T11:15:30" table:formula="of:=[.D28]+1" table:style-name="ce157">
            <text:p>1.3.</text:p>
          </table:table-cell>
          <table:table-cell office:value-type="date" office:date-value="2014-03-02T11:15:30" table:formula="of:=[.E28]+1" table:style-name="ce157">
            <text:p>2.3.</text:p>
          </table:table-cell>
          <table:table-cell table:style-name="ce1"/>
          <table:table-cell office:value-type="date" office:date-value="2014-02-26T11:15:30" table:formula="of:=[.B28]" table:style-name="ce7">
            <text:p>26.2.</text:p>
          </table:table-cell>
          <table:table-cell office:value-type="date" office:date-value="2014-02-27T11:15:30" table:formula="of:=[.C28]" table:style-name="ce9">
            <text:p>27.2.</text:p>
          </table:table-cell>
          <table:table-cell office:value-type="date" office:date-value="2014-02-28T11:15:30" table:formula="of:=[.D28]" table:style-name="ce7">
            <text:p>28.2.</text:p>
          </table:table-cell>
          <table:table-cell office:value-type="date" office:date-value="2014-03-01T11:15:30" table:formula="of:=[.E28]" table:style-name="ce8">
            <text:p>1.3.</text:p>
          </table:table-cell>
          <table:table-cell office:value-type="date" office:date-value="2014-03-02T11:15:30" table:formula="of:=[.F28]" table:style-name="ce7">
            <text:p>2.3.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date is in last 7 days</text:p>
          </table:table-cell>
          <table:table-cell office:value-type="date" office:date-value="2014-02-21T11:15:30" table:formula="of:=[.C29]-1" table:style-name="ce158">
            <text:p>21.2.</text:p>
          </table:table-cell>
          <table:table-cell office:value-type="date" office:date-value="2014-02-22T11:15:30" table:formula="of:=[.D29]-6" table:style-name="ce158">
            <text:p>22.2.</text:p>
          </table:table-cell>
          <table:table-cell office:value-type="date" office:date-value="2014-02-28T11:15:30" table:formula="of:=NOW()" table:style-name="ce158">
            <text:p>28.2.</text:p>
          </table:table-cell>
          <table:table-cell office:value-type="date" office:date-value="2014-03-01T11:15:30" table:formula="of:=[.D29]+1" table:style-name="ce158">
            <text:p>1.3.</text:p>
          </table:table-cell>
          <table:table-cell office:value-type="date" office:date-value="2014-03-02T11:15:30" table:formula="of:=[.E29]+1" table:style-name="ce158">
            <text:p>2.3.</text:p>
          </table:table-cell>
          <table:table-cell table:style-name="ce1"/>
          <table:table-cell office:value-type="date" office:date-value="2014-02-21T11:15:30" table:formula="of:=[.B29]" table:style-name="ce7">
            <text:p>21.2.</text:p>
          </table:table-cell>
          <table:table-cell office:value-type="date" office:date-value="2014-02-22T11:15:30" table:formula="of:=[.C29]" table:style-name="ce8">
            <text:p>22.2.</text:p>
          </table:table-cell>
          <table:table-cell office:value-type="date" office:date-value="2014-02-28T11:15:30" table:formula="of:=[.D29]" table:style-name="ce8">
            <text:p>28.2.</text:p>
          </table:table-cell>
          <table:table-cell office:value-type="date" office:date-value="2014-03-01T11:15:30" table:formula="of:=[.E29]" table:style-name="ce7">
            <text:p>1.3.</text:p>
          </table:table-cell>
          <table:table-cell office:value-type="date" office:date-value="2014-03-02T11:15:30" table:formula="of:=[.F29]" table:style-name="ce7">
            <text:p>2.3.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date is last week</text:p>
          </table:table-cell>
          <table:table-cell office:value-type="date" office:date-value="2014-02-14T11:15:30" table:formula="of:=[.C30]-1" table:style-name="ce159">
            <text:p>14.2.</text:p>
          </table:table-cell>
          <table:table-cell office:value-type="date" office:date-value="2014-02-15T11:15:30" table:formula="of:=[.D30]-1" table:style-name="ce159">
            <text:p>15.2.</text:p>
          </table:table-cell>
          <table:table-cell office:value-type="date" office:date-value="2014-02-16T11:15:30" table:formula="of:=[.D31]-7" table:style-name="ce159">
            <text:p>16.2.</text:p>
          </table:table-cell>
          <table:table-cell office:value-type="date" office:date-value="2014-02-22T11:15:30" table:formula="of:=[.D30]+6" table:style-name="ce159">
            <text:p>22.2.</text:p>
          </table:table-cell>
          <table:table-cell office:value-type="date" office:date-value="2014-02-23T11:15:30" table:formula="of:=[.E30]+1" table:style-name="ce159">
            <text:p>23.2.</text:p>
          </table:table-cell>
          <table:table-cell table:style-name="ce1"/>
          <table:table-cell office:value-type="date" office:date-value="2014-02-14T11:15:30" table:formula="of:=[.B30]" table:style-name="ce7">
            <text:p>14.2.</text:p>
          </table:table-cell>
          <table:table-cell office:value-type="date" office:date-value="2014-02-15T11:15:30" table:formula="of:=[.C30]" table:style-name="ce7">
            <text:p>15.2.</text:p>
          </table:table-cell>
          <table:table-cell office:value-type="date" office:date-value="2014-02-16T11:15:30" table:formula="of:=[.D30]" table:style-name="ce8">
            <text:p>16.2.</text:p>
          </table:table-cell>
          <table:table-cell office:value-type="date" office:date-value="2014-02-22T11:15:30" table:formula="of:=[.E30]" table:style-name="ce8">
            <text:p>22.2.</text:p>
          </table:table-cell>
          <table:table-cell office:value-type="date" office:date-value="2014-02-23T11:15:30" table:formula="of:=[.F30]" table:style-name="ce7">
            <text:p>23.2.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date is this week</text:p>
          </table:table-cell>
          <table:table-cell office:value-type="date" office:date-value="2014-02-21T11:15:30" table:formula="of:=[.C31]-1" table:style-name="ce160">
            <text:p>21.2.</text:p>
          </table:table-cell>
          <table:table-cell office:value-type="date" office:date-value="2014-02-22T11:15:30" table:formula="of:=[.D31]-1" table:style-name="ce160">
            <text:p>22.2.</text:p>
          </table:table-cell>
          <table:table-cell office:value-type="date" office:date-value="2014-02-23T11:15:30" table:formula="of:=NOW()-WEEKDAY(NOW())+1" table:style-name="ce160">
            <text:p>23.2.</text:p>
          </table:table-cell>
          <table:table-cell office:value-type="date" office:date-value="2014-03-01T11:15:30" table:formula="of:=[.D31]+6" table:style-name="ce160">
            <text:p>1.3.</text:p>
          </table:table-cell>
          <table:table-cell office:value-type="date" office:date-value="2014-03-02T11:15:30" table:formula="of:=[.E31]+1" table:style-name="ce160">
            <text:p>2.3.</text:p>
          </table:table-cell>
          <table:table-cell table:style-name="ce1"/>
          <table:table-cell office:value-type="date" office:date-value="2014-02-21T11:15:30" table:formula="of:=[.B31]" table:style-name="ce7">
            <text:p>21.2.</text:p>
          </table:table-cell>
          <table:table-cell office:value-type="date" office:date-value="2014-02-22T11:15:30" table:formula="of:=[.C31]" table:style-name="ce7">
            <text:p>22.2.</text:p>
          </table:table-cell>
          <table:table-cell office:value-type="date" office:date-value="2014-02-23T11:15:30" table:formula="of:=[.D31]" table:style-name="ce8">
            <text:p>23.2.</text:p>
          </table:table-cell>
          <table:table-cell office:value-type="date" office:date-value="2014-03-01T11:15:30" table:formula="of:=[.E31]" table:style-name="ce8">
            <text:p>1.3.</text:p>
          </table:table-cell>
          <table:table-cell office:value-type="date" office:date-value="2014-03-02T11:15:30" table:formula="of:=[.F31]" table:style-name="ce7">
            <text:p>2.3.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date is next week</text:p>
          </table:table-cell>
          <table:table-cell office:value-type="date" office:date-value="2014-02-28T11:15:30" table:formula="of:=[.C32]-1" table:style-name="ce161">
            <text:p>28.2.</text:p>
          </table:table-cell>
          <table:table-cell office:value-type="date" office:date-value="2014-03-01T11:15:30" table:formula="of:=[.D32]-1" table:style-name="ce161">
            <text:p>1.3.</text:p>
          </table:table-cell>
          <table:table-cell office:value-type="date" office:date-value="2014-03-02T11:15:30" table:formula="of:=[.D31]+7" table:style-name="ce161">
            <text:p>2.3.</text:p>
          </table:table-cell>
          <table:table-cell office:value-type="date" office:date-value="2014-03-08T11:15:30" table:formula="of:=[.D32]+6" table:style-name="ce161">
            <text:p>8.3.</text:p>
          </table:table-cell>
          <table:table-cell office:value-type="date" office:date-value="2014-03-09T11:15:30" table:formula="of:=[.E32]+1" table:style-name="ce161">
            <text:p>9.3.</text:p>
          </table:table-cell>
          <table:table-cell table:style-name="ce1"/>
          <table:table-cell office:value-type="date" office:date-value="2014-02-28T11:15:30" table:formula="of:=[.B32]" table:style-name="ce7">
            <text:p>28.2.</text:p>
          </table:table-cell>
          <table:table-cell office:value-type="date" office:date-value="2014-03-01T11:15:30" table:formula="of:=[.C32]" table:style-name="ce7">
            <text:p>1.3.</text:p>
          </table:table-cell>
          <table:table-cell office:value-type="date" office:date-value="2014-03-02T11:15:30" table:formula="of:=[.D32]" table:style-name="ce8">
            <text:p>2.3.</text:p>
          </table:table-cell>
          <table:table-cell office:value-type="date" office:date-value="2014-03-08T11:15:30" table:formula="of:=[.E32]" table:style-name="ce8">
            <text:p>8.3.</text:p>
          </table:table-cell>
          <table:table-cell office:value-type="date" office:date-value="2014-03-09T11:15:30" table:formula="of:=[.F32]" table:style-name="ce7">
            <text:p>9.3.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date is last month</text:p>
          </table:table-cell>
          <table:table-cell office:value-type="date" office:date-value="2013-12-30T00:00:00" table:formula="of:=[.C33]-1" table:style-name="ce151">
            <text:p>30.12.</text:p>
          </table:table-cell>
          <table:table-cell office:value-type="date" office:date-value="2013-12-31T00:00:00" table:formula="of:=[.D33]-1" table:style-name="ce151">
            <text:p>31.12.</text:p>
          </table:table-cell>
          <table:table-cell office:value-type="date" office:date-value="2014-01-01T00:00:00" table:formula="of:=EDATE([.D34];-1)" table:style-name="ce151">
            <text:p>1.1.</text:p>
          </table:table-cell>
          <table:table-cell office:value-type="date" office:date-value="2014-01-31T00:00:00" table:formula="of:=EDATE([.D33];1)-1" table:style-name="ce151">
            <text:p>31.1.</text:p>
          </table:table-cell>
          <table:table-cell office:value-type="date" office:date-value="2014-02-01T00:00:00" table:formula="of:=[.E33]+1" table:style-name="ce151">
            <text:p>1.2.</text:p>
          </table:table-cell>
          <table:table-cell table:style-name="ce1"/>
          <table:table-cell office:value-type="date" office:date-value="2013-12-30T00:00:00" table:formula="of:=[.B33]" table:style-name="ce7">
            <text:p>30.12.</text:p>
          </table:table-cell>
          <table:table-cell office:value-type="date" office:date-value="2013-12-31T00:00:00" table:formula="of:=[.C33]" table:style-name="ce7">
            <text:p>31.12.</text:p>
          </table:table-cell>
          <table:table-cell office:value-type="date" office:date-value="2014-01-01T00:00:00" table:formula="of:=[.D33]" table:style-name="ce8">
            <text:p>1.1.</text:p>
          </table:table-cell>
          <table:table-cell office:value-type="date" office:date-value="2014-01-31T00:00:00" table:formula="of:=[.E33]" table:style-name="ce8">
            <text:p>31.1.</text:p>
          </table:table-cell>
          <table:table-cell office:value-type="date" office:date-value="2014-02-01T00:00:00" table:formula="of:=[.F33]" table:style-name="ce7">
            <text:p>1.2.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date is this month</text:p>
          </table:table-cell>
          <table:table-cell office:value-type="date" office:date-value="2014-01-30T11:15:30" table:formula="of:=[.C34]-1" table:style-name="ce152">
            <text:p>30.1.</text:p>
          </table:table-cell>
          <table:table-cell office:value-type="date" office:date-value="2014-01-31T11:15:30" table:formula="of:=[.D34]-1" table:style-name="ce152">
            <text:p>31.1.</text:p>
          </table:table-cell>
          <table:table-cell office:value-type="date" office:date-value="2014-02-01T11:15:30" table:formula="of:=NOW()-DAY(TODAY())+1" table:style-name="ce152">
            <text:p>1.2.</text:p>
          </table:table-cell>
          <table:table-cell office:value-type="date" office:date-value="2014-02-28T00:00:00" table:formula="of:=EDATE([.D34];1)-1" table:style-name="ce152">
            <text:p>28.2.</text:p>
          </table:table-cell>
          <table:table-cell office:value-type="date" office:date-value="2014-03-01T00:00:00" table:formula="of:=[.E34]+1" table:style-name="ce152">
            <text:p>1.3.</text:p>
          </table:table-cell>
          <table:table-cell table:style-name="ce1"/>
          <table:table-cell office:value-type="date" office:date-value="2014-01-30T11:15:30" table:formula="of:=[.B34]" table:style-name="ce7">
            <text:p>30.1.</text:p>
          </table:table-cell>
          <table:table-cell office:value-type="date" office:date-value="2014-01-31T11:15:30" table:formula="of:=[.C34]" table:style-name="ce7">
            <text:p>31.1.</text:p>
          </table:table-cell>
          <table:table-cell office:value-type="date" office:date-value="2014-02-01T11:15:30" table:formula="of:=[.D34]" table:style-name="ce8">
            <text:p>1.2.</text:p>
          </table:table-cell>
          <table:table-cell office:value-type="date" office:date-value="2014-02-28T00:00:00" table:formula="of:=[.E34]" table:style-name="ce8">
            <text:p>28.2.</text:p>
          </table:table-cell>
          <table:table-cell office:value-type="date" office:date-value="2014-03-01T00:00:00" table:formula="of:=[.F34]" table:style-name="ce7">
            <text:p>1.3.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date is next month</text:p>
          </table:table-cell>
          <table:table-cell office:value-type="date" office:date-value="2014-02-27T00:00:00" table:formula="of:=[.C35]-1" table:style-name="ce153">
            <text:p>27.2.</text:p>
          </table:table-cell>
          <table:table-cell office:value-type="date" office:date-value="2014-02-28T00:00:00" table:formula="of:=[.D35]-1" table:style-name="ce153">
            <text:p>28.2.</text:p>
          </table:table-cell>
          <table:table-cell office:value-type="date" office:date-value="2014-03-01T00:00:00" table:formula="of:=EDATE([.D34];1)" table:style-name="ce153">
            <text:p>1.3.</text:p>
          </table:table-cell>
          <table:table-cell office:value-type="date" office:date-value="2014-03-31T00:00:00" table:formula="of:=EDATE([.D35];1)-1" table:style-name="ce153">
            <text:p>31.3.</text:p>
          </table:table-cell>
          <table:table-cell office:value-type="date" office:date-value="2014-04-01T00:00:00" table:formula="of:=[.E35]+1" table:style-name="ce153">
            <text:p>1.4.</text:p>
          </table:table-cell>
          <table:table-cell table:style-name="ce1"/>
          <table:table-cell office:value-type="date" office:date-value="2014-02-27T00:00:00" table:formula="of:=[.B35]" table:style-name="ce7">
            <text:p>27.2.</text:p>
          </table:table-cell>
          <table:table-cell office:value-type="date" office:date-value="2014-02-28T00:00:00" table:formula="of:=[.C35]" table:style-name="ce7">
            <text:p>28.2.</text:p>
          </table:table-cell>
          <table:table-cell office:value-type="date" office:date-value="2014-03-01T00:00:00" table:formula="of:=[.D35]" table:style-name="ce8">
            <text:p>1.3.</text:p>
          </table:table-cell>
          <table:table-cell office:value-type="date" office:date-value="2014-03-31T00:00:00" table:formula="of:=[.E35]" table:style-name="ce8">
            <text:p>31.3.</text:p>
          </table:table-cell>
          <table:table-cell office:value-type="date" office:date-value="2014-04-01T00:00:00" table:formula="of:=[.F35]" table:style-name="ce7">
            <text:p>1.4.</text:p>
          </table:table-cell>
          <table:table-cell table:number-columns-repeated="16372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4 - CELL TYPE OPERATORS</text:p>
          </table:table-cell>
          <table:table-cell table:number-columns-repeated="17" table:style-name="ce4"/>
          <table:table-cell table:number-columns-repeated="16366"/>
        </table:table-row>
        <table:table-row table:style-name="ro2">
          <table:table-cell office:value-type="string" table:style-name="ce5">
            <text:p>Condition</text:p>
          </table:table-cell>
          <table:table-cell office:value-type="string" table:style-name="ce5">
            <text:p>Is</text:p>
          </table:table-cell>
          <table:table-cell table:number-columns-repeated="5" table:style-name="ce5"/>
          <table:table-cell office:value-type="string" table:style-name="ce5">
            <text:p>Must</text:p>
          </table:table-cell>
          <table:table-cell table:number-columns-repeated="10" table:style-name="ce5"/>
          <table:table-cell table:number-columns-repeated="16366"/>
        </table:table-row>
        <table:table-row table:style-name="ro2">
          <table:table-cell office:value-type="string" table:style-name="ce1">
            <text:p>cell is blank</text:p>
          </table:table-cell>
          <table:table-cell table:style-name="ce154"/>
          <table:table-cell office:value-type="string" table:style-name="ce154">
            <text:p><text:s text:c="2"/></text:p>
          </table:table-cell>
          <table:table-cell office:value-type="string" table:style-name="ce154">
            <text:p>ABCD</text:p>
          </table:table-cell>
          <table:table-cell office:value-type="string" office:string-value="" table:formula="of:=&quot;&quot;" table:style-name="ce154"/>
          <table:table-cell office:value-type="string" office:string-value="  " table:formula="of:=&quot;  &quot;" table:style-name="ce154">
            <text:p><text:s text:c="2"/></text:p>
          </table:table-cell>
          <table:table-cell table:style-name="ce1"/>
          <table:table-cell table:number-columns-repeated="2" table:style-name="ce6"/>
          <table:table-cell office:value-type="string" table:style-name="ce1">
            <text:p>ABCD</text:p>
          </table:table-cell>
          <table:table-cell table:number-columns-repeated="2" table:style-name="ce6"/>
          <table:table-cell table:number-columns-repeated="16372" table:style-name="ce1"/>
        </table:table-row>
        <table:table-row table:style-name="ro2">
          <table:table-cell office:value-type="string" table:style-name="ce1">
            <text:p>cell is not blank</text:p>
          </table:table-cell>
          <table:table-cell table:style-name="ce155"/>
          <table:table-cell office:value-type="string" table:style-name="ce155">
            <text:p><text:s text:c="2"/></text:p>
          </table:table-cell>
          <table:table-cell office:value-type="string" table:style-name="ce155">
            <text:p>ABCD</text:p>
          </table:table-cell>
          <table:table-cell office:value-type="string" office:string-value="" table:formula="of:=&quot;&quot;" table:style-name="ce155"/>
          <table:table-cell office:value-type="string" office:string-value="  " table:formula="of:=&quot;  &quot;" table:style-name="ce155">
            <text:p><text:s text:c="2"/></text:p>
          </table:table-cell>
          <table:table-cell table:number-columns-repeated="3" table:style-name="ce1"/>
          <table:table-cell office:value-type="string" table:style-name="ce6">
            <text:p>ABCD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cell is error</text:p>
          </table:table-cell>
          <table:table-cell office:value-type="float" office:value="1" table:style-name="ce162">
            <text:p>1</text:p>
          </table:table-cell>
          <table:table-cell office:value-type="float" office:value="0" table:formula="of:=NA()" table:style-name="ce162">
            <text:p>#NV</text:p>
          </table:table-cell>
          <table:table-cell office:value-type="float" office:value="0" table:formula="of:=1/0" table:style-name="ce162">
            <text:p>#DIV/0!</text:p>
          </table:table-cell>
          <table:table-cell office:value-type="float" office:value="0" table:formula="of:=#NUM!" table:style-name="ce162">
            <text:p>#ZAHL!</text:p>
          </table:table-cell>
          <table:table-cell office:value-type="string" table:style-name="ce162">
            <text:p>ABCD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formula="of:=#N/A" table:style-name="ce6">
            <text:p>#NV</text:p>
          </table:table-cell>
          <table:table-cell office:value-type="float" office:value="0" table:formula="of:=#DIV/0!" table:style-name="ce6">
            <text:p>#DIV/0!</text:p>
          </table:table-cell>
          <table:table-cell office:value-type="float" office:value="0" table:formula="of:=#NUM!" table:style-name="ce6">
            <text:p>#ZAHL!</text:p>
          </table:table-cell>
          <table:table-cell office:value-type="string" table:style-name="ce1">
            <text:p>ABCD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cell is not error</text:p>
          </table:table-cell>
          <table:table-cell office:value-type="float" office:value="1" table:style-name="ce163">
            <text:p>1</text:p>
          </table:table-cell>
          <table:table-cell office:value-type="float" office:value="0" table:formula="of:=NA()" table:style-name="ce164">
            <text:p>#NV</text:p>
          </table:table-cell>
          <table:table-cell office:value-type="float" office:value="0" table:formula="of:=1/0" table:style-name="ce164">
            <text:p>#DIV/0!</text:p>
          </table:table-cell>
          <table:table-cell office:value-type="float" office:value="0" table:formula="of:=#NUM!" table:style-name="ce164">
            <text:p>#ZAHL!</text:p>
          </table:table-cell>
          <table:table-cell office:value-type="string" table:style-name="ce163">
            <text:p>ABCD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float" office:value="0" table:formula="of:=#N/A" table:style-name="ce10">
            <text:p>#NV</text:p>
          </table:table-cell>
          <table:table-cell office:value-type="float" office:value="0" table:formula="of:=#DIV/0!" table:style-name="ce10">
            <text:p>#DIV/0!</text:p>
          </table:table-cell>
          <table:table-cell office:value-type="float" office:value="0" table:formula="of:=#NUM!" table:style-name="ce10">
            <text:p>#ZAHL!</text:p>
          </table:table-cell>
          <table:table-cell office:value-type="string" table:style-name="ce6">
            <text:p>ABCD</text:p>
          </table:table-cell>
          <table:table-cell table:number-columns-repeated="16372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5 - CONDITION FORMULAS</text:p>
          </table:table-cell>
          <table:table-cell table:number-columns-repeated="17" table:style-name="ce4"/>
          <table:table-cell table:number-columns-repeated="16366"/>
        </table:table-row>
        <table:table-row table:style-name="ro2">
          <table:table-cell office:value-type="string" table:style-name="ce11">
            <text:p>Condition</text:p>
          </table:table-cell>
          <table:table-cell office:value-type="string" table:style-name="ce5">
            <text:p>Is</text:p>
          </table:table-cell>
          <table:table-cell table:number-columns-repeated="5" table:style-name="ce5"/>
          <table:table-cell office:value-type="string" table:style-name="ce5">
            <text:p>Must</text:p>
          </table:table-cell>
          <table:table-cell table:number-columns-repeated="5" table:style-name="ce5"/>
          <table:table-cell office:value-type="string" table:style-name="ce11">
            <text:p>Test values</text:p>
          </table:table-cell>
          <table:table-cell table:number-columns-repeated="4" table:style-name="ce5"/>
          <table:table-cell table:number-columns-repeated="16366"/>
        </table:table-row>
        <table:table-row table:style-name="ro2">
          <table:table-cell office:value-type="string" table:style-name="ce1">
            <text:p>formula =OR(B45=3,B45=7)</text:p>
          </table:table-cell>
          <table:table-cell office:value-type="float" office:value="1" table:style-name="ce165">
            <text:p>1</text:p>
          </table:table-cell>
          <table:table-cell office:value-type="float" office:value="3" table:style-name="ce165">
            <text:p>3</text:p>
          </table:table-cell>
          <table:table-cell office:value-type="float" office:value="5" table:style-name="ce165">
            <text:p>5</text:p>
          </table:table-cell>
          <table:table-cell office:value-type="float" office:value="7" table:style-name="ce165">
            <text:p>7</text:p>
          </table:table-cell>
          <table:table-cell office:value-type="float" office:value="9" table:style-name="ce165">
            <text:p>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6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formula =B46=N46</text:p>
          </table:table-cell>
          <table:table-cell office:value-type="float" office:value="1" table:style-name="ce166">
            <text:p>1</text:p>
          </table:table-cell>
          <table:table-cell office:value-type="float" office:value="3" table:style-name="ce166">
            <text:p>3</text:p>
          </table:table-cell>
          <table:table-cell office:value-type="float" office:value="5" table:style-name="ce166">
            <text:p>5</text:p>
          </table:table-cell>
          <table:table-cell office:value-type="float" office:value="7" table:style-name="ce166">
            <text:p>7</text:p>
          </table:table-cell>
          <table:table-cell office:value-type="float" office:value="9" table:style-name="ce166">
            <text:p>9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6">
            <text:p>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66"/>
        </table:table-row>
        <table:table-row table:style-name="ro2">
          <table:table-cell office:value-type="string" table:style-name="ce1">
            <text:p>value equal to =N47</text:p>
          </table:table-cell>
          <table:table-cell office:value-type="float" office:value="1" table:style-name="ce167">
            <text:p>1</text:p>
          </table:table-cell>
          <table:table-cell office:value-type="float" office:value="3" table:style-name="ce167">
            <text:p>3</text:p>
          </table:table-cell>
          <table:table-cell office:value-type="float" office:value="5" table:style-name="ce167">
            <text:p>5</text:p>
          </table:table-cell>
          <table:table-cell office:value-type="float" office:value="7" table:style-name="ce167">
            <text:p>7</text:p>
          </table:table-cell>
          <table:table-cell office:value-type="float" office:value="9" table:style-name="ce167">
            <text:p>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6">
            <text:p>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66"/>
        </table:table-row>
        <table:table-row table:style-name="ro2">
          <table:table-cell office:value-type="string" table:style-name="ce1">
            <text:p>value equal to =$N48</text:p>
          </table:table-cell>
          <table:table-cell office:value-type="float" office:value="1" table:style-name="ce168">
            <text:p>1</text:p>
          </table:table-cell>
          <table:table-cell office:value-type="float" office:value="3" table:style-name="ce168">
            <text:p>3</text:p>
          </table:table-cell>
          <table:table-cell office:value-type="float" office:value="5" table:style-name="ce168">
            <text:p>5</text:p>
          </table:table-cell>
          <table:table-cell office:value-type="float" office:value="7" table:style-name="ce168">
            <text:p>7</text:p>
          </table:table-cell>
          <table:table-cell office:value-type="float" office:value="9" table:style-name="ce168">
            <text:p>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6 - CASCADED CONDITIONS</text:p>
          </table:table-cell>
          <table:table-cell table:number-columns-repeated="17" table:style-name="ce4"/>
          <table:table-cell table:number-columns-repeated="16366"/>
        </table:table-row>
        <table:table-row table:style-name="ro2">
          <table:table-cell office:value-type="string" table:style-name="ce11">
            <text:p>Condition</text:p>
          </table:table-cell>
          <table:table-cell office:value-type="string" table:style-name="ce5">
            <text:p>Is</text:p>
          </table:table-cell>
          <table:table-cell table:number-columns-repeated="5" table:style-name="ce5"/>
          <table:table-cell office:value-type="string" table:style-name="ce5">
            <text:p>Must</text:p>
          </table:table-cell>
          <table:table-cell table:number-columns-repeated="10" table:style-name="ce5"/>
          <table:table-cell table:number-columns-repeated="16366"/>
        </table:table-row>
        <table:table-row table:style-name="ro2">
          <table:table-cell office:value-type="string" table:style-name="ce1">
            <text:p>value equal to 3; 5; 7; 9</text:p>
          </table:table-cell>
          <table:table-cell office:value-type="float" office:value="1" table:style-name="ce169">
            <text:p>1</text:p>
          </table:table-cell>
          <table:table-cell office:value-type="float" office:value="3" table:style-name="ce169">
            <text:p>3</text:p>
          </table:table-cell>
          <table:table-cell office:value-type="float" office:value="5" table:style-name="ce169">
            <text:p>5</text:p>
          </table:table-cell>
          <table:table-cell office:value-type="float" office:value="7" table:style-name="ce169">
            <text:p>7</text:p>
          </table:table-cell>
          <table:table-cell office:value-type="float" office:value="9" table:style-name="ce169">
            <text:p>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12">
            <text:p>5</text:p>
          </table:table-cell>
          <table:table-cell office:value-type="float" office:value="7" table:style-name="ce13">
            <text:p>7</text:p>
          </table:table-cell>
          <table:table-cell office:value-type="float" office:value="9" table:style-name="ce14">
            <text:p>9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value equal to 5; 5; 5; stop if true</text:p>
          </table:table-cell>
          <table:table-cell office:value-type="float" office:value="1" table:style-name="ce170">
            <text:p>1</text:p>
          </table:table-cell>
          <table:table-cell office:value-type="float" office:value="3" table:style-name="ce170">
            <text:p>3</text:p>
          </table:table-cell>
          <table:table-cell office:value-type="float" office:value="5" table:style-name="ce170">
            <text:p>5</text:p>
          </table:table-cell>
          <table:table-cell office:value-type="float" office:value="7" table:style-name="ce170">
            <text:p>7</text:p>
          </table:table-cell>
          <table:table-cell office:value-type="float" office:value="9" table:style-name="ce170">
            <text:p>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value equal to 5; 5; 5, do not stop if true</text:p>
          </table:table-cell>
          <table:table-cell office:value-type="float" office:value="1" table:style-name="ce171">
            <text:p>1</text:p>
          </table:table-cell>
          <table:table-cell office:value-type="float" office:value="3" table:style-name="ce171">
            <text:p>3</text:p>
          </table:table-cell>
          <table:table-cell office:value-type="float" office:value="5" table:style-name="ce171">
            <text:p>5</text:p>
          </table:table-cell>
          <table:table-cell office:value-type="float" office:value="7" table:style-name="ce171">
            <text:p>7</text:p>
          </table:table-cell>
          <table:table-cell office:value-type="float" office:value="9" table:style-name="ce171">
            <text:p>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5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72" table:style-name="ce1"/>
        </table:table-row>
        <table:table-row table:number-rows-repeated="1048521" table:style-name="ro2">
          <table:table-cell table:number-columns-repeated="16384"/>
        </table:table-row>
      </table:table>
      <table:table table:name="Range_Conditions" table:style-name="ta1">
        <table:table-column table:style-name="co6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5" table:default-cell-style-name="ce1"/>
        <table:table-column table:style-name="co5" table:number-columns-repeated="16372" table:default-cell-style-name="ce1"/>
        <table:table-row table:style-name="ro1">
          <table:table-cell office:value-type="string" table:style-name="ce2">
            <text:p>CONDITIONAL FORMATTING TEST DOCUMENT</text:p>
          </table:table-cell>
          <table:table-cell table:number-columns-repeated="11" table:style-name="ce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 - CELL RANGE CONDITIONS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1 - 2-COLOR SCALE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Condition</text:p>
          </table:table-cell>
          <table:table-cell office:value-type="string" table:style-name="ce5">
            <text:p>Is</text:p>
          </table:table-cell>
          <table:table-cell table:number-columns-repeated="5" table:style-name="ce5"/>
          <table:table-cell office:value-type="string" table:style-name="ce5">
            <text:p>Must</text:p>
          </table:table-cell>
          <table:table-cell table:number-columns-repeated="4" table:style-name="ce5"/>
          <table:table-cell table:number-columns-repeated="16372"/>
        </table:table-row>
        <table:table-row table:style-name="ro2">
          <table:table-cell office:value-type="string" table:style-name="ce1">
            <text:p>from lowest value to highest value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" table:style-name="ce13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8">
            <text:p>5</text:p>
          </table:table-cell>
          <table:table-cell office:value-type="float" office:value="7" table:style-name="ce17">
            <text:p>7</text:p>
          </table:table-cell>
          <table:table-cell office:value-type="float" office:value="9" table:style-name="ce16">
            <text:p>9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from value 3 to formula = $K$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" table:style-name="ce13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5" table:style-name="ce18">
            <text:p>5</text:p>
          </table:table-cell>
          <table:table-cell office:value-type="float" office:value="7" table:style-name="ce12">
            <text:p>7</text:p>
          </table:table-cell>
          <table:table-cell office:value-type="float" office:value="9" table:style-name="ce12">
            <text:p>9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from percent 25 to percentile 7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" table:style-name="ce13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5" table:style-name="ce18">
            <text:p>5</text:p>
          </table:table-cell>
          <table:table-cell office:value-type="float" office:value="7" table:style-name="ce12">
            <text:p>7</text:p>
          </table:table-cell>
          <table:table-cell office:value-type="float" office:value="9" table:style-name="ce12">
            <text:p>9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2 - 3-COLOR SCALE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Condition</text:p>
          </table:table-cell>
          <table:table-cell office:value-type="string" table:style-name="ce5">
            <text:p>Is</text:p>
          </table:table-cell>
          <table:table-cell table:number-columns-repeated="5" table:style-name="ce5"/>
          <table:table-cell office:value-type="string" table:style-name="ce5">
            <text:p>Must</text:p>
          </table:table-cell>
          <table:table-cell table:number-columns-repeated="4" table:style-name="ce5"/>
          <table:table-cell table:number-columns-repeated="16372"/>
        </table:table-row>
        <table:table-row table:style-name="ro2">
          <table:table-cell office:value-type="string" table:style-name="ce1">
            <text:p>from lowest value over percentile 50 to highest value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" table:style-name="ce13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5" table:style-name="ce12">
            <text:p>5</text:p>
          </table:table-cell>
          <table:table-cell office:value-type="float" office:value="7" table:style-name="ce21">
            <text:p>7</text:p>
          </table:table-cell>
          <table:table-cell office:value-type="float" office:value="9" table:style-name="ce22">
            <text:p>9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from value 1 over formula =$J$14 to percent 10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" table:style-name="ce13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5" table:style-name="ce12">
            <text:p>5</text:p>
          </table:table-cell>
          <table:table-cell office:value-type="float" office:value="7" table:style-name="ce21">
            <text:p>7</text:p>
          </table:table-cell>
          <table:table-cell office:value-type="float" office:value="9" table:style-name="ce22">
            <text:p>9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3 - DATA BAR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Condition</text:p>
          </table:table-cell>
          <table:table-cell office:value-type="string" table:style-name="ce5">
            <text:p>Is</text:p>
          </table:table-cell>
          <table:table-cell table:number-columns-repeated="5" table:style-name="ce5"/>
          <table:table-cell office:value-type="string" table:style-name="ce11">
            <text:p>Must</text:p>
          </table:table-cell>
          <table:table-cell table:number-columns-repeated="4" table:style-name="ce5"/>
          <table:table-cell table:number-columns-repeated="16372"/>
        </table:table-row>
        <table:table-row table:style-name="ro2">
          <table:table-cell office:value-type="string" table:style-name="ce1">
            <text:p>from lowest value to highest value</text:p>
          </table:table-cell>
          <table:table-cell office:value-type="float" office:value="1" table:style-name="ce12">
            <text:p>1</text:p>
          </table:table-cell>
          <table:table-cell office:value-type="float" office:value="3" table:style-name="ce12">
            <text:p>3</text:p>
          </table:table-cell>
          <table:table-cell office:value-type="float" office:value="5" table:style-name="ce12">
            <text:p>5</text:p>
          </table:table-cell>
          <table:table-cell office:value-type="float" office:value="7" table:style-name="ce12">
            <text:p>7</text:p>
          </table:table-cell>
          <table:table-cell office:value-type="float" office:value="9" table:style-name="ce12">
            <text:p>9</text:p>
          </table:table-cell>
          <table:table-cell table:style-name="ce1"/>
          <table:table-cell office:value-type="percentage" office:value="0" table:style-name="ce27">
            <text:p>0%</text:p>
          </table:table-cell>
          <table:table-cell office:value-type="percentage" office:value="0.25" table:style-name="ce27">
            <text:p>25%</text:p>
          </table:table-cell>
          <table:table-cell office:value-type="percentage" office:value="0.5" table:style-name="ce27">
            <text:p>50%</text:p>
          </table:table-cell>
          <table:table-cell office:value-type="percentage" office:value="0.75" table:style-name="ce27">
            <text:p>75%</text:p>
          </table:table-cell>
          <table:table-cell office:value-type="percentage" office:value="1" table:style-name="ce27">
            <text:p>100%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from value 3 to formula = $E$19</text:p>
          </table:table-cell>
          <table:table-cell office:value-type="float" office:value="1" table:style-name="ce12">
            <text:p>1</text:p>
          </table:table-cell>
          <table:table-cell office:value-type="float" office:value="3" table:style-name="ce12">
            <text:p>3</text:p>
          </table:table-cell>
          <table:table-cell office:value-type="float" office:value="5" table:style-name="ce12">
            <text:p>5</text:p>
          </table:table-cell>
          <table:table-cell office:value-type="float" office:value="7" table:style-name="ce12">
            <text:p>7</text:p>
          </table:table-cell>
          <table:table-cell office:value-type="float" office:value="9" table:style-name="ce12">
            <text:p>9</text:p>
          </table:table-cell>
          <table:table-cell table:style-name="ce1"/>
          <table:table-cell office:value-type="percentage" office:value="0" table:style-name="ce27">
            <text:p>0%</text:p>
          </table:table-cell>
          <table:table-cell office:value-type="percentage" office:value="0" table:style-name="ce27">
            <text:p>0%</text:p>
          </table:table-cell>
          <table:table-cell office:value-type="percentage" office:value="0.5" table:style-name="ce27">
            <text:p>50%</text:p>
          </table:table-cell>
          <table:table-cell office:value-type="percentage" office:value="1" table:style-name="ce27">
            <text:p>100%</text:p>
          </table:table-cell>
          <table:table-cell office:value-type="percentage" office:value="1" table:style-name="ce27">
            <text:p>100%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from percent 25 to percentile 75, data bars only</text:p>
          </table:table-cell>
          <table:table-cell office:value-type="float" office:value="1" table:style-name="ce12">
            <text:p>1</text:p>
          </table:table-cell>
          <table:table-cell office:value-type="float" office:value="3" table:style-name="ce12">
            <text:p>3</text:p>
          </table:table-cell>
          <table:table-cell office:value-type="float" office:value="5" table:style-name="ce12">
            <text:p>5</text:p>
          </table:table-cell>
          <table:table-cell office:value-type="float" office:value="7" table:style-name="ce12">
            <text:p>7</text:p>
          </table:table-cell>
          <table:table-cell office:value-type="float" office:value="9" table:style-name="ce12">
            <text:p>9</text:p>
          </table:table-cell>
          <table:table-cell table:style-name="ce1"/>
          <table:table-cell office:value-type="percentage" office:value="0" table:style-name="ce27">
            <text:p>0%</text:p>
          </table:table-cell>
          <table:table-cell office:value-type="percentage" office:value="0" table:style-name="ce27">
            <text:p>0%</text:p>
          </table:table-cell>
          <table:table-cell office:value-type="percentage" office:value="0.5" table:style-name="ce27">
            <text:p>50%</text:p>
          </table:table-cell>
          <table:table-cell office:value-type="percentage" office:value="1" table:style-name="ce27">
            <text:p>100%</text:p>
          </table:table-cell>
          <table:table-cell office:value-type="percentage" office:value="1" table:style-name="ce27">
            <text:p>100%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4 - ICON SETS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Condition</text:p>
          </table:table-cell>
          <table:table-cell office:value-type="string" table:style-name="ce5">
            <text:p>Is</text:p>
          </table:table-cell>
          <table:table-cell table:number-columns-repeated="5" table:style-name="ce5"/>
          <table:table-cell office:value-type="string" table:style-name="ce11">
            <text:p>Must</text:p>
          </table:table-cell>
          <table:table-cell table:number-columns-repeated="4" table:style-name="ce5"/>
          <table:table-cell table:number-columns-repeated="16372"/>
        </table:table-row>
        <table:table-row table:style-name="ro2">
          <table:table-cell office:value-type="string" table:style-name="ce1">
            <text:p>green when value &gt; 5, yellow when formula &gt;= $C$2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25">
            <text:p>down</text:p>
          </table:table-cell>
          <table:table-cell office:value-type="string" table:style-name="ce24">
            <text:p>right</text:p>
          </table:table-cell>
          <table:table-cell office:value-type="string" table:style-name="ce24">
            <text:p>right</text:p>
          </table:table-cell>
          <table:table-cell office:value-type="string" table:style-name="ce23">
            <text:p>up</text:p>
          </table:table-cell>
          <table:table-cell office:value-type="string" table:style-name="ce23">
            <text:p>up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green when percent &gt; 50, yellow when percentile &gt;= 2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25">
            <text:p>down</text:p>
          </table:table-cell>
          <table:table-cell office:value-type="string" table:style-name="ce24">
            <text:p>right</text:p>
          </table:table-cell>
          <table:table-cell office:value-type="string" table:style-name="ce24">
            <text:p>right</text:p>
          </table:table-cell>
          <table:table-cell office:value-type="string" table:style-name="ce23">
            <text:p>up</text:p>
          </table:table-cell>
          <table:table-cell office:value-type="string" table:style-name="ce23">
            <text:p>up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3 colored arrows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25">
            <text:p>down</text:p>
          </table:table-cell>
          <table:table-cell office:value-type="string" table:style-name="ce25">
            <text:p>down</text:p>
          </table:table-cell>
          <table:table-cell office:value-type="string" table:style-name="ce24">
            <text:p>right</text:p>
          </table:table-cell>
          <table:table-cell office:value-type="string" table:style-name="ce23">
            <text:p>up</text:p>
          </table:table-cell>
          <table:table-cell office:value-type="string" table:style-name="ce23">
            <text:p>up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3 grey arrows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26">
            <text:p>down</text:p>
          </table:table-cell>
          <table:table-cell office:value-type="string" table:style-name="ce26">
            <text:p>down</text:p>
          </table:table-cell>
          <table:table-cell office:value-type="string" table:style-name="ce26">
            <text:p>right</text:p>
          </table:table-cell>
          <table:table-cell office:value-type="string" table:style-name="ce26">
            <text:p>up</text:p>
          </table:table-cell>
          <table:table-cell office:value-type="string" table:style-name="ce26">
            <text:p>up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3 colored flags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25">
            <text:p>red</text:p>
          </table:table-cell>
          <table:table-cell office:value-type="string" table:style-name="ce25">
            <text:p>red</text:p>
          </table:table-cell>
          <table:table-cell office:value-type="string" table:style-name="ce24">
            <text:p>yel</text:p>
          </table:table-cell>
          <table:table-cell office:value-type="string" table:style-name="ce23">
            <text:p>grn</text:p>
          </table:table-cell>
          <table:table-cell office:value-type="string" table:style-name="ce23">
            <text:p>grn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3 unrimmed traffic lights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25">
            <text:p>red</text:p>
          </table:table-cell>
          <table:table-cell office:value-type="string" table:style-name="ce25">
            <text:p>red</text:p>
          </table:table-cell>
          <table:table-cell office:value-type="string" table:style-name="ce24">
            <text:p>yel</text:p>
          </table:table-cell>
          <table:table-cell office:value-type="string" table:style-name="ce23">
            <text:p>grn</text:p>
          </table:table-cell>
          <table:table-cell office:value-type="string" table:style-name="ce23">
            <text:p>grn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3 rimmed traffic lights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25">
            <text:p>red</text:p>
          </table:table-cell>
          <table:table-cell office:value-type="string" table:style-name="ce25">
            <text:p>red</text:p>
          </table:table-cell>
          <table:table-cell office:value-type="string" table:style-name="ce24">
            <text:p>yel</text:p>
          </table:table-cell>
          <table:table-cell office:value-type="string" table:style-name="ce23">
            <text:p>grn</text:p>
          </table:table-cell>
          <table:table-cell office:value-type="string" table:style-name="ce23">
            <text:p>grn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3 colored signs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25">
            <text:p>red</text:p>
          </table:table-cell>
          <table:table-cell office:value-type="string" table:style-name="ce25">
            <text:p>red</text:p>
          </table:table-cell>
          <table:table-cell office:value-type="string" table:style-name="ce24">
            <text:p>yel</text:p>
          </table:table-cell>
          <table:table-cell office:value-type="string" table:style-name="ce23">
            <text:p>grn</text:p>
          </table:table-cell>
          <table:table-cell office:value-type="string" table:style-name="ce23">
            <text:p>grn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3 colored circled symbols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25">
            <text:p>red</text:p>
          </table:table-cell>
          <table:table-cell office:value-type="string" table:style-name="ce25">
            <text:p>red</text:p>
          </table:table-cell>
          <table:table-cell office:value-type="string" table:style-name="ce24">
            <text:p>yel</text:p>
          </table:table-cell>
          <table:table-cell office:value-type="string" table:style-name="ce23">
            <text:p>grn</text:p>
          </table:table-cell>
          <table:table-cell office:value-type="string" table:style-name="ce23">
            <text:p>grn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3 colored uncircled symbols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25">
            <text:p>red</text:p>
          </table:table-cell>
          <table:table-cell office:value-type="string" table:style-name="ce25">
            <text:p>red</text:p>
          </table:table-cell>
          <table:table-cell office:value-type="string" table:style-name="ce24">
            <text:p>yel</text:p>
          </table:table-cell>
          <table:table-cell office:value-type="string" table:style-name="ce23">
            <text:p>grn</text:p>
          </table:table-cell>
          <table:table-cell office:value-type="string" table:style-name="ce23">
            <text:p>grn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4 colored arrows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25">
            <text:p>down</text:p>
          </table:table-cell>
          <table:table-cell office:value-type="string" table:style-name="ce25">
            <text:p>down</text:p>
          </table:table-cell>
          <table:table-cell office:value-type="string" table:style-name="ce24">
            <text:p>r-dn</text:p>
          </table:table-cell>
          <table:table-cell office:value-type="string" table:style-name="ce24">
            <text:p>r-up</text:p>
          </table:table-cell>
          <table:table-cell office:value-type="string" table:style-name="ce23">
            <text:p>up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4 gray arrows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26">
            <text:p>down</text:p>
          </table:table-cell>
          <table:table-cell office:value-type="string" table:style-name="ce26">
            <text:p>down</text:p>
          </table:table-cell>
          <table:table-cell office:value-type="string" table:style-name="ce28">
            <text:p>r-dn</text:p>
          </table:table-cell>
          <table:table-cell office:value-type="string" table:style-name="ce28">
            <text:p>r-up</text:p>
          </table:table-cell>
          <table:table-cell office:value-type="string" table:style-name="ce26">
            <text:p>up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red to black circles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26">
            <text:p>black</text:p>
          </table:table-cell>
          <table:table-cell office:value-type="string" table:style-name="ce26">
            <text:p>black</text:p>
          </table:table-cell>
          <table:table-cell office:value-type="string" table:style-name="ce31">
            <text:p>gray</text:p>
          </table:table-cell>
          <table:table-cell office:value-type="string" table:style-name="ce30">
            <text:p>pink</text:p>
          </table:table-cell>
          <table:table-cell office:value-type="string" table:style-name="ce29">
            <text:p>red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4-bar rating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26">
            <text:p>1 bar</text:p>
          </table:table-cell>
          <table:table-cell office:value-type="string" table:style-name="ce26">
            <text:p>1 bar</text:p>
          </table:table-cell>
          <table:table-cell office:value-type="string" table:style-name="ce28">
            <text:p>2 bars</text:p>
          </table:table-cell>
          <table:table-cell office:value-type="string" table:style-name="ce28">
            <text:p>3 bars</text:p>
          </table:table-cell>
          <table:table-cell office:value-type="string" table:style-name="ce26">
            <text:p>4 bars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4 unrimmed traffic lights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26">
            <text:p>black</text:p>
          </table:table-cell>
          <table:table-cell office:value-type="string" table:style-name="ce26">
            <text:p>black</text:p>
          </table:table-cell>
          <table:table-cell office:value-type="string" table:style-name="ce25">
            <text:p>red</text:p>
          </table:table-cell>
          <table:table-cell office:value-type="string" table:style-name="ce24">
            <text:p>yel</text:p>
          </table:table-cell>
          <table:table-cell office:value-type="string" table:style-name="ce23">
            <text:p>grn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5 colored arrows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25">
            <text:p>down</text:p>
          </table:table-cell>
          <table:table-cell office:value-type="string" table:style-name="ce24">
            <text:p>r-dn</text:p>
          </table:table-cell>
          <table:table-cell office:value-type="string" table:style-name="ce24">
            <text:p>right</text:p>
          </table:table-cell>
          <table:table-cell office:value-type="string" table:style-name="ce24">
            <text:p>r-up</text:p>
          </table:table-cell>
          <table:table-cell office:value-type="string" table:style-name="ce23">
            <text:p>up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5 gray arrows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26">
            <text:p>down</text:p>
          </table:table-cell>
          <table:table-cell office:value-type="string" table:style-name="ce28">
            <text:p>r-dn</text:p>
          </table:table-cell>
          <table:table-cell office:value-type="string" table:style-name="ce28">
            <text:p>right</text:p>
          </table:table-cell>
          <table:table-cell office:value-type="string" table:style-name="ce28">
            <text:p>r-up</text:p>
          </table:table-cell>
          <table:table-cell office:value-type="string" table:style-name="ce26">
            <text:p>up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5-bar rating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26">
            <text:p>0 bars</text:p>
          </table:table-cell>
          <table:table-cell office:value-type="string" table:style-name="ce26">
            <text:p>1 bar</text:p>
          </table:table-cell>
          <table:table-cell office:value-type="string" table:style-name="ce28">
            <text:p>2 bars</text:p>
          </table:table-cell>
          <table:table-cell office:value-type="string" table:style-name="ce28">
            <text:p>3 bars</text:p>
          </table:table-cell>
          <table:table-cell office:value-type="string" table:style-name="ce26">
            <text:p>4 bars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5 quarters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26">
            <text:p>12am</text:p>
          </table:table-cell>
          <table:table-cell office:value-type="string" table:style-name="ce26">
            <text:p>3am</text:p>
          </table:table-cell>
          <table:table-cell office:value-type="string" table:style-name="ce28">
            <text:p>6am</text:p>
          </table:table-cell>
          <table:table-cell office:value-type="string" table:style-name="ce28">
            <text:p>9am</text:p>
          </table:table-cell>
          <table:table-cell office:value-type="string" table:style-name="ce26">
            <text:p>12pm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5 quarters, reverse order, symbols only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26">
            <text:p>12pm</text:p>
          </table:table-cell>
          <table:table-cell office:value-type="string" table:style-name="ce26">
            <text:p>9am</text:p>
          </table:table-cell>
          <table:table-cell office:value-type="string" table:style-name="ce28">
            <text:p>6am</text:p>
          </table:table-cell>
          <table:table-cell office:value-type="string" table:style-name="ce28">
            <text:p>3am</text:p>
          </table:table-cell>
          <table:table-cell office:value-type="string" table:style-name="ce26">
            <text:p>12am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5 - TOP/BOTTOM/AVERAGE VALUES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Condition</text:p>
          </table:table-cell>
          <table:table-cell office:value-type="string" table:style-name="ce5">
            <text:p>Is</text:p>
          </table:table-cell>
          <table:table-cell table:number-columns-repeated="5" table:style-name="ce5"/>
          <table:table-cell office:value-type="string" table:style-name="ce11">
            <text:p>Must</text:p>
          </table:table-cell>
          <table:table-cell table:number-columns-repeated="4" table:style-name="ce5"/>
          <table:table-cell table:number-columns-repeated="16372"/>
        </table:table-row>
        <table:table-row table:style-name="ro2">
          <table:table-cell office:value-type="string" table:style-name="ce1">
            <text:p>top 2 values</text:p>
          </table:table-cell>
          <table:table-cell office:value-type="float" office:value="1" table:style-name="ce172">
            <text:p>1</text:p>
          </table:table-cell>
          <table:table-cell office:value-type="float" office:value="3" table:style-name="ce172">
            <text:p>3</text:p>
          </table:table-cell>
          <table:table-cell office:value-type="float" office:value="5" table:style-name="ce172">
            <text:p>5</text:p>
          </table:table-cell>
          <table:table-cell office:value-type="float" office:value="7" table:style-name="ce172">
            <text:p>7</text:p>
          </table:table-cell>
          <table:table-cell office:value-type="float" office:value="9" table:style-name="ce172">
            <text:p>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6">
            <text:p>7</text:p>
          </table:table-cell>
          <table:table-cell office:value-type="float" office:value="9" table:style-name="ce6">
            <text:p>9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bottom 3 values</text:p>
          </table:table-cell>
          <table:table-cell office:value-type="float" office:value="1" table:style-name="ce196">
            <text:p>1</text:p>
          </table:table-cell>
          <table:table-cell office:value-type="float" office:value="3" table:style-name="ce196">
            <text:p>3</text:p>
          </table:table-cell>
          <table:table-cell office:value-type="float" office:value="5" table:style-name="ce196">
            <text:p>5</text:p>
          </table:table-cell>
          <table:table-cell office:value-type="float" office:value="7" table:style-name="ce196">
            <text:p>7</text:p>
          </table:table-cell>
          <table:table-cell office:value-type="float" office:value="9" table:style-name="ce196">
            <text:p>9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10">
            <text:p>7</text:p>
          </table:table-cell>
          <table:table-cell office:value-type="float" office:value="9" table:style-name="ce10">
            <text:p>9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top 40% of values</text:p>
          </table:table-cell>
          <table:table-cell office:value-type="float" office:value="1" table:style-name="ce197">
            <text:p>1</text:p>
          </table:table-cell>
          <table:table-cell office:value-type="float" office:value="3" table:style-name="ce197">
            <text:p>3</text:p>
          </table:table-cell>
          <table:table-cell office:value-type="float" office:value="5" table:style-name="ce197">
            <text:p>5</text:p>
          </table:table-cell>
          <table:table-cell office:value-type="float" office:value="7" table:style-name="ce197">
            <text:p>7</text:p>
          </table:table-cell>
          <table:table-cell office:value-type="float" office:value="9" table:style-name="ce197">
            <text:p>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6">
            <text:p>7</text:p>
          </table:table-cell>
          <table:table-cell office:value-type="float" office:value="9" table:style-name="ce6">
            <text:p>9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bottom 50% of values</text:p>
          </table:table-cell>
          <table:table-cell office:value-type="float" office:value="1" table:style-name="ce173">
            <text:p>1</text:p>
          </table:table-cell>
          <table:table-cell office:value-type="float" office:value="3" table:style-name="ce173">
            <text:p>3</text:p>
          </table:table-cell>
          <table:table-cell office:value-type="float" office:value="5" table:style-name="ce173">
            <text:p>5</text:p>
          </table:table-cell>
          <table:table-cell office:value-type="float" office:value="7" table:style-name="ce173">
            <text:p>7</text:p>
          </table:table-cell>
          <table:table-cell office:value-type="float" office:value="9" table:style-name="ce173">
            <text:p>9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10">
            <text:p>7</text:p>
          </table:table-cell>
          <table:table-cell office:value-type="float" office:value="9" table:style-name="ce10">
            <text:p>9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above average</text:p>
          </table:table-cell>
          <table:table-cell office:value-type="float" office:value="1" table:style-name="ce174">
            <text:p>1</text:p>
          </table:table-cell>
          <table:table-cell office:value-type="float" office:value="3" table:style-name="ce174">
            <text:p>3</text:p>
          </table:table-cell>
          <table:table-cell office:value-type="float" office:value="5" table:style-name="ce174">
            <text:p>5</text:p>
          </table:table-cell>
          <table:table-cell office:value-type="float" office:value="7" table:style-name="ce174">
            <text:p>7</text:p>
          </table:table-cell>
          <table:table-cell office:value-type="float" office:value="9" table:style-name="ce174">
            <text:p>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6">
            <text:p>7</text:p>
          </table:table-cell>
          <table:table-cell office:value-type="float" office:value="9" table:style-name="ce6">
            <text:p>9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below average</text:p>
          </table:table-cell>
          <table:table-cell office:value-type="float" office:value="1" table:style-name="ce175">
            <text:p>1</text:p>
          </table:table-cell>
          <table:table-cell office:value-type="float" office:value="3" table:style-name="ce175">
            <text:p>3</text:p>
          </table:table-cell>
          <table:table-cell office:value-type="float" office:value="5" table:style-name="ce175">
            <text:p>5</text:p>
          </table:table-cell>
          <table:table-cell office:value-type="float" office:value="7" table:style-name="ce175">
            <text:p>7</text:p>
          </table:table-cell>
          <table:table-cell office:value-type="float" office:value="9" table:style-name="ce175">
            <text:p>9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above or equal to average</text:p>
          </table:table-cell>
          <table:table-cell office:value-type="float" office:value="1" table:style-name="ce176">
            <text:p>1</text:p>
          </table:table-cell>
          <table:table-cell office:value-type="float" office:value="3" table:style-name="ce176">
            <text:p>3</text:p>
          </table:table-cell>
          <table:table-cell office:value-type="float" office:value="5" table:style-name="ce176">
            <text:p>5</text:p>
          </table:table-cell>
          <table:table-cell office:value-type="float" office:value="7" table:style-name="ce176">
            <text:p>7</text:p>
          </table:table-cell>
          <table:table-cell office:value-type="float" office:value="9" table:style-name="ce176">
            <text:p>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6">
            <text:p>7</text:p>
          </table:table-cell>
          <table:table-cell office:value-type="float" office:value="9" table:style-name="ce6">
            <text:p>9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below or equal to average</text:p>
          </table:table-cell>
          <table:table-cell office:value-type="float" office:value="1" table:style-name="ce177">
            <text:p>1</text:p>
          </table:table-cell>
          <table:table-cell office:value-type="float" office:value="3" table:style-name="ce177">
            <text:p>3</text:p>
          </table:table-cell>
          <table:table-cell office:value-type="float" office:value="5" table:style-name="ce177">
            <text:p>5</text:p>
          </table:table-cell>
          <table:table-cell office:value-type="float" office:value="7" table:style-name="ce177">
            <text:p>7</text:p>
          </table:table-cell>
          <table:table-cell office:value-type="float" office:value="9" table:style-name="ce177">
            <text:p>9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6 - DUPLICATE/UNIQUE VALUES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Condition</text:p>
          </table:table-cell>
          <table:table-cell office:value-type="string" table:style-name="ce5">
            <text:p>Is</text:p>
          </table:table-cell>
          <table:table-cell table:number-columns-repeated="5" table:style-name="ce5"/>
          <table:table-cell office:value-type="string" table:style-name="ce11">
            <text:p>Must</text:p>
          </table:table-cell>
          <table:table-cell table:number-columns-repeated="4" table:style-name="ce5"/>
          <table:table-cell table:number-columns-repeated="16372"/>
        </table:table-row>
        <table:table-row table:style-name="ro2">
          <table:table-cell office:value-type="string" table:style-name="ce1">
            <text:p>all duplicate values</text:p>
          </table:table-cell>
          <table:table-cell office:value-type="float" office:value="1" table:style-name="ce178">
            <text:p>1</text:p>
          </table:table-cell>
          <table:table-cell office:value-type="float" office:value="3" table:style-name="ce179">
            <text:p>3</text:p>
          </table:table-cell>
          <table:table-cell office:value-type="float" office:value="5" table:style-name="ce179">
            <text:p>5</text:p>
          </table:table-cell>
          <table:table-cell office:value-type="float" office:value="5" table:style-name="ce179">
            <text:p>5</text:p>
          </table:table-cell>
          <table:table-cell office:value-type="float" office:value="9" table:style-name="ce180">
            <text:p>9</text:p>
          </table:table-cell>
          <table:table-cell table:style-name="ce1"/>
          <table:table-cell office:value-type="float" office:value="1" table:style-name="ce32">
            <text:p>1</text:p>
          </table:table-cell>
          <table:table-cell office:value-type="float" office:value="3" table:style-name="ce33">
            <text:p>3</text:p>
          </table:table-cell>
          <table:table-cell office:value-type="float" office:value="5" table:style-name="ce41">
            <text:p>5</text:p>
          </table:table-cell>
          <table:table-cell office:value-type="float" office:value="5" table:style-name="ce41">
            <text:p>5</text:p>
          </table:table-cell>
          <table:table-cell office:value-type="float" office:value="9" table:style-name="ce34">
            <text:p>9</text:p>
          </table:table-cell>
          <table:table-cell table:number-columns-repeated="16372"/>
        </table:table-row>
        <table:table-row table:style-name="ro2">
          <table:table-cell table:style-name="ce1"/>
          <table:table-cell office:value-type="string" table:style-name="ce181">
            <text:p>ABCD</text:p>
          </table:table-cell>
          <table:table-cell office:value-type="string" table:style-name="ce182">
            <text:p>BCDE</text:p>
          </table:table-cell>
          <table:table-cell office:value-type="string" table:style-name="ce182">
            <text:p>CDEF</text:p>
          </table:table-cell>
          <table:table-cell office:value-type="string" table:style-name="ce182">
            <text:p>cdef</text:p>
          </table:table-cell>
          <table:table-cell office:value-type="string" table:style-name="ce183">
            <text:p>EFGH</text:p>
          </table:table-cell>
          <table:table-cell table:style-name="ce1"/>
          <table:table-cell office:value-type="string" table:style-name="ce35">
            <text:p>ABCD</text:p>
          </table:table-cell>
          <table:table-cell office:value-type="string" table:style-name="ce36">
            <text:p>BCDE</text:p>
          </table:table-cell>
          <table:table-cell office:value-type="string" table:style-name="ce42">
            <text:p>CDEF</text:p>
          </table:table-cell>
          <table:table-cell office:value-type="string" table:style-name="ce42">
            <text:p>cdef</text:p>
          </table:table-cell>
          <table:table-cell office:value-type="string" table:style-name="ce37">
            <text:p>EFGH</text:p>
          </table:table-cell>
          <table:table-cell table:number-columns-repeated="16372"/>
        </table:table-row>
        <table:table-row table:style-name="ro2">
          <table:table-cell table:style-name="ce1"/>
          <table:table-cell office:value-type="float" office:value="0" table:formula="of:=#N/A" table:style-name="ce181">
            <text:p>#NV</text:p>
          </table:table-cell>
          <table:table-cell office:value-type="float" office:value="0" table:formula="of:=#DIV/0!" table:style-name="ce182">
            <text:p>#DIV/0!</text:p>
          </table:table-cell>
          <table:table-cell office:value-type="float" office:value="0" table:formula="of:=#NUM!" table:style-name="ce182">
            <text:p>#ZAHL!</text:p>
          </table:table-cell>
          <table:table-cell office:value-type="float" office:value="0" table:formula="of:=#NUM!" table:style-name="ce182">
            <text:p>#ZAHL!</text:p>
          </table:table-cell>
          <table:table-cell office:value-type="float" office:value="0" table:formula="of:=#NULL!" table:style-name="ce183">
            <text:p>#NULL!</text:p>
          </table:table-cell>
          <table:table-cell table:style-name="ce1"/>
          <table:table-cell office:value-type="float" office:value="0" table:formula="of:=#N/A" table:style-name="ce35">
            <text:p>#NV</text:p>
          </table:table-cell>
          <table:table-cell office:value-type="float" office:value="0" table:formula="of:=#DIV/0!" table:style-name="ce36">
            <text:p>#DIV/0!</text:p>
          </table:table-cell>
          <table:table-cell office:value-type="float" office:value="0" table:formula="of:=#NUM!" table:style-name="ce42">
            <text:p>#ZAHL!</text:p>
          </table:table-cell>
          <table:table-cell office:value-type="float" office:value="0" table:formula="of:=#NUM!" table:style-name="ce42">
            <text:p>#ZAHL!</text:p>
          </table:table-cell>
          <table:table-cell office:value-type="float" office:value="0" table:formula="of:=#NULL!" table:style-name="ce37">
            <text:p>#NULL!</text:p>
          </table:table-cell>
          <table:table-cell table:number-columns-repeated="16372"/>
        </table:table-row>
        <table:table-row table:style-name="ro2">
          <table:table-cell table:style-name="ce1"/>
          <table:table-cell table:style-name="ce184"/>
          <table:table-cell office:value-type="boolean" office:boolean-value="true" table:style-name="ce185">
            <text:p>WAHR</text:p>
          </table:table-cell>
          <table:table-cell office:value-type="boolean" office:boolean-value="false" table:style-name="ce185">
            <text:p>FALSCH</text:p>
          </table:table-cell>
          <table:table-cell office:value-type="boolean" office:boolean-value="false" table:style-name="ce185">
            <text:p>FALSCH</text:p>
          </table:table-cell>
          <table:table-cell office:value-type="string" office:string-value="" table:formula="of:=&quot;&quot;" table:style-name="ce186"/>
          <table:table-cell table:style-name="ce1"/>
          <table:table-cell table:style-name="ce38"/>
          <table:table-cell office:value-type="boolean" office:boolean-value="true" table:style-name="ce39">
            <text:p>WAHR</text:p>
          </table:table-cell>
          <table:table-cell office:value-type="boolean" office:boolean-value="false" table:style-name="ce43">
            <text:p>FALSCH</text:p>
          </table:table-cell>
          <table:table-cell office:value-type="boolean" office:boolean-value="false" table:style-name="ce43">
            <text:p>FALSCH</text:p>
          </table:table-cell>
          <table:table-cell office:value-type="string" table:style-name="ce44">
            <text:p/>
          </table:table-cell>
          <table:table-cell table:number-columns-repeated="16372"/>
        </table:table-row>
        <table:table-row table:style-name="ro2">
          <table:table-cell office:value-type="string" table:style-name="ce1">
            <text:p>all unique values</text:p>
          </table:table-cell>
          <table:table-cell office:value-type="float" office:value="1" table:style-name="ce187">
            <text:p>1</text:p>
          </table:table-cell>
          <table:table-cell office:value-type="float" office:value="3" table:style-name="ce188">
            <text:p>3</text:p>
          </table:table-cell>
          <table:table-cell office:value-type="float" office:value="5" table:style-name="ce188">
            <text:p>5</text:p>
          </table:table-cell>
          <table:table-cell office:value-type="float" office:value="5" table:style-name="ce188">
            <text:p>5</text:p>
          </table:table-cell>
          <table:table-cell office:value-type="float" office:value="9" table:style-name="ce189">
            <text:p>9</text:p>
          </table:table-cell>
          <table:table-cell table:style-name="ce1"/>
          <table:table-cell office:value-type="float" office:value="1" table:style-name="ce32">
            <text:p>1</text:p>
          </table:table-cell>
          <table:table-cell office:value-type="float" office:value="3" table:style-name="ce33">
            <text:p>3</text:p>
          </table:table-cell>
          <table:table-cell office:value-type="float" office:value="5" table:style-name="ce33">
            <text:p>5</text:p>
          </table:table-cell>
          <table:table-cell office:value-type="float" office:value="5" table:style-name="ce33">
            <text:p>5</text:p>
          </table:table-cell>
          <table:table-cell office:value-type="float" office:value="9" table:style-name="ce45">
            <text:p>9</text:p>
          </table:table-cell>
          <table:table-cell table:number-columns-repeated="16372"/>
        </table:table-row>
        <table:table-row table:style-name="ro2">
          <table:table-cell table:style-name="ce1"/>
          <table:table-cell office:value-type="string" table:style-name="ce190">
            <text:p>ABCD</text:p>
          </table:table-cell>
          <table:table-cell office:value-type="string" table:style-name="ce191">
            <text:p>BCDE</text:p>
          </table:table-cell>
          <table:table-cell office:value-type="string" table:style-name="ce191">
            <text:p>CDEF</text:p>
          </table:table-cell>
          <table:table-cell office:value-type="string" table:style-name="ce191">
            <text:p>cdef</text:p>
          </table:table-cell>
          <table:table-cell office:value-type="string" table:style-name="ce192">
            <text:p>EFGH</text:p>
          </table:table-cell>
          <table:table-cell table:style-name="ce1"/>
          <table:table-cell office:value-type="string" table:style-name="ce46">
            <text:p>ABCD</text:p>
          </table:table-cell>
          <table:table-cell office:value-type="string" table:style-name="ce42">
            <text:p>BCDE</text:p>
          </table:table-cell>
          <table:table-cell office:value-type="string" table:style-name="ce36">
            <text:p>CDEF</text:p>
          </table:table-cell>
          <table:table-cell office:value-type="string" table:style-name="ce36">
            <text:p>cdef</text:p>
          </table:table-cell>
          <table:table-cell office:value-type="string" table:style-name="ce47">
            <text:p>EFGH</text:p>
          </table:table-cell>
          <table:table-cell table:number-columns-repeated="16372"/>
        </table:table-row>
        <table:table-row table:style-name="ro2">
          <table:table-cell table:style-name="ce1"/>
          <table:table-cell office:value-type="float" office:value="0" table:formula="of:=#N/A" table:style-name="ce190">
            <text:p>#NV</text:p>
          </table:table-cell>
          <table:table-cell office:value-type="float" office:value="0" table:formula="of:=#DIV/0!" table:style-name="ce191">
            <text:p>#DIV/0!</text:p>
          </table:table-cell>
          <table:table-cell office:value-type="float" office:value="0" table:formula="of:=#NUM!" table:style-name="ce191">
            <text:p>#ZAHL!</text:p>
          </table:table-cell>
          <table:table-cell office:value-type="float" office:value="0" table:formula="of:=#NUM!" table:style-name="ce191">
            <text:p>#ZAHL!</text:p>
          </table:table-cell>
          <table:table-cell office:value-type="float" office:value="0" table:formula="of:=#NULL!" table:style-name="ce192">
            <text:p>#NULL!</text:p>
          </table:table-cell>
          <table:table-cell table:style-name="ce1"/>
          <table:table-cell office:value-type="float" office:value="0" table:formula="of:=#N/A" table:style-name="ce46">
            <text:p>#NV</text:p>
          </table:table-cell>
          <table:table-cell office:value-type="float" office:value="0" table:formula="of:=#DIV/0!" table:style-name="ce42">
            <text:p>#DIV/0!</text:p>
          </table:table-cell>
          <table:table-cell office:value-type="float" office:value="0" table:formula="of:=#NUM!" table:style-name="ce36">
            <text:p>#ZAHL!</text:p>
          </table:table-cell>
          <table:table-cell office:value-type="float" office:value="0" table:formula="of:=#NUM!" table:style-name="ce36">
            <text:p>#ZAHL!</text:p>
          </table:table-cell>
          <table:table-cell office:value-type="float" office:value="0" table:formula="of:=#NULL!" table:style-name="ce47">
            <text:p>#NULL!</text:p>
          </table:table-cell>
          <table:table-cell table:number-columns-repeated="16372"/>
        </table:table-row>
        <table:table-row table:style-name="ro2">
          <table:table-cell/>
          <table:table-cell table:style-name="ce193"/>
          <table:table-cell office:value-type="boolean" office:boolean-value="true" table:style-name="ce194">
            <text:p>WAHR</text:p>
          </table:table-cell>
          <table:table-cell office:value-type="boolean" office:boolean-value="false" table:style-name="ce194">
            <text:p>FALSCH</text:p>
          </table:table-cell>
          <table:table-cell office:value-type="boolean" office:boolean-value="false" table:style-name="ce194">
            <text:p>FALSCH</text:p>
          </table:table-cell>
          <table:table-cell office:value-type="string" office:string-value="" table:formula="of:=&quot;&quot;" table:style-name="ce195"/>
          <table:table-cell table:style-name="ce1"/>
          <table:table-cell table:style-name="ce38"/>
          <table:table-cell office:value-type="boolean" office:boolean-value="true" table:style-name="ce43">
            <text:p>WAHR</text:p>
          </table:table-cell>
          <table:table-cell office:value-type="boolean" office:boolean-value="false" table:style-name="ce39">
            <text:p>FALSCH</text:p>
          </table:table-cell>
          <table:table-cell office:value-type="boolean" office:boolean-value="false" table:style-name="ce39">
            <text:p>FALSCH</text:p>
          </table:table-cell>
          <table:table-cell office:value-type="string" table:style-name="ce40">
            <text:p/>
          </table:table-cell>
          <table:table-cell table:number-columns-repeated="16372"/>
        </table:table-row>
        <table:table-row table:number-rows-repeated="1048511" table:style-name="ro2">
          <table:table-cell table:number-columns-repeated="16384"/>
        </table:table-row>
      </table:table>
      <table:table table:name="Font" table:style-name="ta2">
        <table:table-column table:style-name="co7" table:default-cell-style-name="ce1"/>
        <table:table-column table:style-name="co8" table:number-columns-repeated="8" table:default-cell-style-name="ce1"/>
        <table:table-column table:style-name="co3" table:default-cell-style-name="ce1"/>
        <table:table-column table:style-name="co8" table:number-columns-repeated="8" table:default-cell-style-name="ce1"/>
        <table:table-column table:style-name="co5" table:number-columns-repeated="16366" table:default-cell-style-name="ce1"/>
        <table:table-row table:style-name="ro1">
          <table:table-cell office:value-type="string" table:style-name="ce2">
            <text:p>CONDITIONAL FORMATTING TEST DOCUMENT</text:p>
          </table:table-cell>
          <table:table-cell table:number-columns-repeated="17" table:style-name="ce2"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3 - FONT FORMATTING</text:p>
          </table:table-cell>
          <table:table-cell table:number-columns-repeated="17" table:style-name="ce3"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1 - ORIGINAL CELLS</text:p>
          </table:table-cell>
          <table:table-cell table:number-columns-repeated="17" table:style-name="ce4"/>
          <table:table-cell table:number-columns-repeated="16366"/>
        </table:table-row>
        <table:table-row table:style-name="ro2">
          <table:table-cell table:number-columns-repeated="18" table:style-name="ce5"/>
          <table:table-cell table:number-columns-repeated="16366"/>
        </table:table-row>
        <table:table-row table:style-name="ro2">
          <table:table-cell table:style-name="ce1"/>
          <table:table-cell office:value-type="string" table:style-name="ce1">
            <text:p>ABC</text:p>
          </table:table-cell>
          <table:table-cell office:value-type="string" table:style-name="ce48">
            <text:p>ABC</text:p>
          </table:table-cell>
          <table:table-cell office:value-type="string" table:style-name="ce49">
            <text:p>ABC</text:p>
          </table:table-cell>
          <table:table-cell office:value-type="string" table:style-name="ce50">
            <text:p>ABC</text:p>
          </table:table-cell>
          <table:table-cell office:value-type="string" table:style-name="ce51">
            <text:p>ABC</text:p>
          </table:table-cell>
          <table:table-cell office:value-type="string" table:style-name="ce52">
            <text:p>ABC</text:p>
          </table:table-cell>
          <table:table-cell office:value-type="string" table:style-name="ce29">
            <text:p>ABC</text:p>
          </table:table-cell>
          <table:table-cell office:value-type="string" table:style-name="ce53">
            <text:p>ABC</text:p>
          </table:table-cell>
          <table:table-cell table:number-columns-repeated="16375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2 - FONT ATTRIBUTES</text:p>
          </table:table-cell>
          <table:table-cell table:number-columns-repeated="5" table:style-name="ce4"/>
          <table:table-cell office:value-type="string" table:style-name="ce82">
            <text:p>condition:</text:p>
          </table:table-cell>
          <table:table-cell office:value-type="boolean" office:boolean-value="true" table:number-columns-spanned="2" table:number-rows-spanned="1" table:style-name="ce135">
            <text:p>WAHR</text:p>
          </table:table-cell>
          <table:covered-table-cell/>
          <table:table-cell table:number-columns-repeated="9" table:style-name="ce4"/>
          <table:table-cell table:number-columns-repeated="16366"/>
        </table:table-row>
        <table:table-row table:style-name="ro2">
          <table:table-cell table:style-name="ce5"/>
          <table:table-cell office:value-type="string" table:style-name="ce11">
            <text:p>Is</text:p>
          </table:table-cell>
          <table:table-cell table:number-columns-repeated="8" table:style-name="ce5"/>
          <table:table-cell office:value-type="string" table:style-name="ce11">
            <text:p>Must</text:p>
          </table:table-cell>
          <table:table-cell table:number-columns-repeated="7" table:style-name="ce5"/>
          <table:table-cell table:number-columns-repeated="16366"/>
        </table:table-row>
        <table:table-row table:style-name="ro2">
          <table:table-cell office:value-type="string" table:style-name="ce1">
            <text:p>normal style</text:p>
          </table:table-cell>
          <table:table-cell office:value-type="string" table:style-name="ce198">
            <text:p>ABC</text:p>
          </table:table-cell>
          <table:table-cell office:value-type="string" table:style-name="ce199">
            <text:p>ABC</text:p>
          </table:table-cell>
          <table:table-cell office:value-type="string" table:style-name="ce200">
            <text:p>ABC</text:p>
          </table:table-cell>
          <table:table-cell office:value-type="string" table:style-name="ce201">
            <text:p>ABC</text:p>
          </table:table-cell>
          <table:table-cell office:value-type="string" table:style-name="ce202">
            <text:p>ABC</text:p>
          </table:table-cell>
          <table:table-cell office:value-type="string" table:style-name="ce203">
            <text:p>ABC</text:p>
          </table:table-cell>
          <table:table-cell office:value-type="string" table:style-name="ce204">
            <text:p>ABC</text:p>
          </table:table-cell>
          <table:table-cell office:value-type="string" table:style-name="ce205">
            <text:p>ABC</text:p>
          </table:table-cell>
          <table:table-cell table:style-name="ce1"/>
          <table:table-cell office:value-type="string" table:style-name="ce54">
            <text:p>ABC</text:p>
          </table:table-cell>
          <table:table-cell office:value-type="string" table:style-name="ce54">
            <text:p>ABC</text:p>
          </table:table-cell>
          <table:table-cell office:value-type="string" table:style-name="ce54">
            <text:p>ABC</text:p>
          </table:table-cell>
          <table:table-cell office:value-type="string" table:style-name="ce54">
            <text:p>ABC</text:p>
          </table:table-cell>
          <table:table-cell office:value-type="string" table:style-name="ce51">
            <text:p>ABC</text:p>
          </table:table-cell>
          <table:table-cell office:value-type="string" table:style-name="ce52">
            <text:p>ABC</text:p>
          </table:table-cell>
          <table:table-cell office:value-type="string" table:style-name="ce29">
            <text:p>ABC</text:p>
          </table:table-cell>
          <table:table-cell office:value-type="string" table:style-name="ce53">
            <text:p>ABC</text:p>
          </table:table-cell>
          <table:table-cell table:number-columns-repeated="16366"/>
        </table:table-row>
        <table:table-row table:style-name="ro2">
          <table:table-cell office:value-type="string" table:style-name="ce1">
            <text:p>italic style</text:p>
          </table:table-cell>
          <table:table-cell office:value-type="string" table:style-name="ce206">
            <text:p>ABC</text:p>
          </table:table-cell>
          <table:table-cell office:value-type="string" table:style-name="ce207">
            <text:p>ABC</text:p>
          </table:table-cell>
          <table:table-cell office:value-type="string" table:style-name="ce208">
            <text:p>ABC</text:p>
          </table:table-cell>
          <table:table-cell office:value-type="string" table:style-name="ce209">
            <text:p>ABC</text:p>
          </table:table-cell>
          <table:table-cell office:value-type="string" table:style-name="ce210">
            <text:p>ABC</text:p>
          </table:table-cell>
          <table:table-cell office:value-type="string" table:style-name="ce211">
            <text:p>ABC</text:p>
          </table:table-cell>
          <table:table-cell office:value-type="string" table:style-name="ce212">
            <text:p>ABC</text:p>
          </table:table-cell>
          <table:table-cell office:value-type="string" table:style-name="ce213">
            <text:p>ABC</text:p>
          </table:table-cell>
          <table:table-cell table:style-name="ce1"/>
          <table:table-cell office:value-type="string" table:style-name="ce49">
            <text:p>ABC</text:p>
          </table:table-cell>
          <table:table-cell office:value-type="string" table:style-name="ce49">
            <text:p>ABC</text:p>
          </table:table-cell>
          <table:table-cell office:value-type="string" table:style-name="ce49">
            <text:p>ABC</text:p>
          </table:table-cell>
          <table:table-cell office:value-type="string" table:style-name="ce49">
            <text:p>ABC</text:p>
          </table:table-cell>
          <table:table-cell office:value-type="string" table:style-name="ce55">
            <text:p>ABC</text:p>
          </table:table-cell>
          <table:table-cell office:value-type="string" table:style-name="ce56">
            <text:p>ABC</text:p>
          </table:table-cell>
          <table:table-cell office:value-type="string" table:style-name="ce57">
            <text:p>ABC</text:p>
          </table:table-cell>
          <table:table-cell office:value-type="string" table:style-name="ce58">
            <text:p>ABC</text:p>
          </table:table-cell>
          <table:table-cell table:number-columns-repeated="16366"/>
        </table:table-row>
        <table:table-row table:style-name="ro2">
          <table:table-cell office:value-type="string" table:style-name="ce1">
            <text:p>bold style</text:p>
          </table:table-cell>
          <table:table-cell office:value-type="string" table:style-name="ce214">
            <text:p>ABC</text:p>
          </table:table-cell>
          <table:table-cell office:value-type="string" table:style-name="ce215">
            <text:p>ABC</text:p>
          </table:table-cell>
          <table:table-cell office:value-type="string" table:style-name="ce216">
            <text:p>ABC</text:p>
          </table:table-cell>
          <table:table-cell office:value-type="string" table:style-name="ce217">
            <text:p>ABC</text:p>
          </table:table-cell>
          <table:table-cell office:value-type="string" table:style-name="ce218">
            <text:p>ABC</text:p>
          </table:table-cell>
          <table:table-cell office:value-type="string" table:style-name="ce219">
            <text:p>ABC</text:p>
          </table:table-cell>
          <table:table-cell office:value-type="string" table:style-name="ce220">
            <text:p>ABC</text:p>
          </table:table-cell>
          <table:table-cell office:value-type="string" table:style-name="ce221">
            <text:p>ABC</text:p>
          </table:table-cell>
          <table:table-cell table:style-name="ce1"/>
          <table:table-cell office:value-type="string" table:style-name="ce48">
            <text:p>ABC</text:p>
          </table:table-cell>
          <table:table-cell office:value-type="string" table:style-name="ce48">
            <text:p>ABC</text:p>
          </table:table-cell>
          <table:table-cell office:value-type="string" table:style-name="ce48">
            <text:p>ABC</text:p>
          </table:table-cell>
          <table:table-cell office:value-type="string" table:style-name="ce48">
            <text:p>ABC</text:p>
          </table:table-cell>
          <table:table-cell office:value-type="string" table:style-name="ce59">
            <text:p>ABC</text:p>
          </table:table-cell>
          <table:table-cell office:value-type="string" table:style-name="ce60">
            <text:p>ABC</text:p>
          </table:table-cell>
          <table:table-cell office:value-type="string" table:style-name="ce61">
            <text:p>ABC</text:p>
          </table:table-cell>
          <table:table-cell office:value-type="string" table:style-name="ce62">
            <text:p>ABC</text:p>
          </table:table-cell>
          <table:table-cell table:number-columns-repeated="16366"/>
        </table:table-row>
        <table:table-row table:style-name="ro2">
          <table:table-cell office:value-type="string" table:style-name="ce1">
            <text:p>bold/italic style</text:p>
          </table:table-cell>
          <table:table-cell office:value-type="string" table:style-name="ce222">
            <text:p>ABC</text:p>
          </table:table-cell>
          <table:table-cell office:value-type="string" table:style-name="ce223">
            <text:p>ABC</text:p>
          </table:table-cell>
          <table:table-cell office:value-type="string" table:style-name="ce224">
            <text:p>ABC</text:p>
          </table:table-cell>
          <table:table-cell office:value-type="string" table:style-name="ce225">
            <text:p>ABC</text:p>
          </table:table-cell>
          <table:table-cell office:value-type="string" table:style-name="ce226">
            <text:p>ABC</text:p>
          </table:table-cell>
          <table:table-cell office:value-type="string" table:style-name="ce227">
            <text:p>ABC</text:p>
          </table:table-cell>
          <table:table-cell office:value-type="string" table:style-name="ce228">
            <text:p>ABC</text:p>
          </table:table-cell>
          <table:table-cell office:value-type="string" table:style-name="ce229">
            <text:p>ABC</text:p>
          </table:table-cell>
          <table:table-cell table:style-name="ce1"/>
          <table:table-cell office:value-type="string" table:style-name="ce50">
            <text:p>ABC</text:p>
          </table:table-cell>
          <table:table-cell office:value-type="string" table:style-name="ce50">
            <text:p>ABC</text:p>
          </table:table-cell>
          <table:table-cell office:value-type="string" table:style-name="ce50">
            <text:p>ABC</text:p>
          </table:table-cell>
          <table:table-cell office:value-type="string" table:style-name="ce50">
            <text:p>ABC</text:p>
          </table:table-cell>
          <table:table-cell office:value-type="string" table:style-name="ce63">
            <text:p>ABC</text:p>
          </table:table-cell>
          <table:table-cell office:value-type="string" table:style-name="ce64">
            <text:p>ABC</text:p>
          </table:table-cell>
          <table:table-cell office:value-type="string" table:style-name="ce65">
            <text:p>ABC</text:p>
          </table:table-cell>
          <table:table-cell office:value-type="string" table:style-name="ce66">
            <text:p>ABC</text:p>
          </table:table-cell>
          <table:table-cell table:number-columns-repeated="16366"/>
        </table:table-row>
        <table:table-row table:style-name="ro2">
          <table:table-cell office:value-type="string" table:style-name="ce1">
            <text:p>underline off</text:p>
          </table:table-cell>
          <table:table-cell office:value-type="string" table:style-name="ce230">
            <text:p>ABC</text:p>
          </table:table-cell>
          <table:table-cell office:value-type="string" table:style-name="ce231">
            <text:p>ABC</text:p>
          </table:table-cell>
          <table:table-cell office:value-type="string" table:style-name="ce232">
            <text:p>ABC</text:p>
          </table:table-cell>
          <table:table-cell office:value-type="string" table:style-name="ce233">
            <text:p>ABC</text:p>
          </table:table-cell>
          <table:table-cell office:value-type="string" table:style-name="ce234">
            <text:p>ABC</text:p>
          </table:table-cell>
          <table:table-cell office:value-type="string" table:style-name="ce235">
            <text:p>ABC</text:p>
          </table:table-cell>
          <table:table-cell office:value-type="string" table:style-name="ce236">
            <text:p>ABC</text:p>
          </table:table-cell>
          <table:table-cell office:value-type="string" table:style-name="ce237">
            <text:p>ABC</text:p>
          </table:table-cell>
          <table:table-cell table:style-name="ce1"/>
          <table:table-cell office:value-type="string" table:style-name="ce54">
            <text:p>ABC</text:p>
          </table:table-cell>
          <table:table-cell office:value-type="string" table:style-name="ce48">
            <text:p>ABC</text:p>
          </table:table-cell>
          <table:table-cell office:value-type="string" table:style-name="ce49">
            <text:p>ABC</text:p>
          </table:table-cell>
          <table:table-cell office:value-type="string" table:style-name="ce50">
            <text:p>ABC</text:p>
          </table:table-cell>
          <table:table-cell office:value-type="string" table:style-name="ce54">
            <text:p>ABC</text:p>
          </table:table-cell>
          <table:table-cell office:value-type="string" table:style-name="ce54">
            <text:p>ABC</text:p>
          </table:table-cell>
          <table:table-cell office:value-type="string" table:style-name="ce29">
            <text:p>ABC</text:p>
          </table:table-cell>
          <table:table-cell office:value-type="string" table:style-name="ce53">
            <text:p>ABC</text:p>
          </table:table-cell>
          <table:table-cell table:number-columns-repeated="16366"/>
        </table:table-row>
        <table:table-row table:style-name="ro2">
          <table:table-cell office:value-type="string" table:style-name="ce1">
            <text:p>single underline</text:p>
          </table:table-cell>
          <table:table-cell office:value-type="string" table:style-name="ce238">
            <text:p>ABC</text:p>
          </table:table-cell>
          <table:table-cell office:value-type="string" table:style-name="ce239">
            <text:p>ABC</text:p>
          </table:table-cell>
          <table:table-cell office:value-type="string" table:style-name="ce240">
            <text:p>ABC</text:p>
          </table:table-cell>
          <table:table-cell office:value-type="string" table:style-name="ce241">
            <text:p>ABC</text:p>
          </table:table-cell>
          <table:table-cell office:value-type="string" table:style-name="ce242">
            <text:p>ABC</text:p>
          </table:table-cell>
          <table:table-cell office:value-type="string" table:style-name="ce243">
            <text:p>ABC</text:p>
          </table:table-cell>
          <table:table-cell office:value-type="string" table:style-name="ce244">
            <text:p>ABC</text:p>
          </table:table-cell>
          <table:table-cell office:value-type="string" table:style-name="ce245">
            <text:p>ABC</text:p>
          </table:table-cell>
          <table:table-cell table:style-name="ce1"/>
          <table:table-cell office:value-type="string" table:style-name="ce51">
            <text:p>ABC</text:p>
          </table:table-cell>
          <table:table-cell office:value-type="string" table:style-name="ce59">
            <text:p>ABC</text:p>
          </table:table-cell>
          <table:table-cell office:value-type="string" table:style-name="ce55">
            <text:p>ABC</text:p>
          </table:table-cell>
          <table:table-cell office:value-type="string" table:style-name="ce63">
            <text:p>ABC</text:p>
          </table:table-cell>
          <table:table-cell office:value-type="string" table:style-name="ce51">
            <text:p>ABC</text:p>
          </table:table-cell>
          <table:table-cell office:value-type="string" table:style-name="ce51">
            <text:p>ABC</text:p>
          </table:table-cell>
          <table:table-cell office:value-type="string" table:style-name="ce67">
            <text:p>ABC</text:p>
          </table:table-cell>
          <table:table-cell office:value-type="string" table:style-name="ce68">
            <text:p>ABC</text:p>
          </table:table-cell>
          <table:table-cell table:number-columns-repeated="16366"/>
        </table:table-row>
        <table:table-row table:style-name="ro2">
          <table:table-cell office:value-type="string" table:style-name="ce1">
            <text:p>double underline</text:p>
          </table:table-cell>
          <table:table-cell office:value-type="string" table:style-name="ce246">
            <text:p>ABC</text:p>
          </table:table-cell>
          <table:table-cell office:value-type="string" table:style-name="ce247">
            <text:p>ABC</text:p>
          </table:table-cell>
          <table:table-cell office:value-type="string" table:style-name="ce248">
            <text:p>ABC</text:p>
          </table:table-cell>
          <table:table-cell office:value-type="string" table:style-name="ce249">
            <text:p>ABC</text:p>
          </table:table-cell>
          <table:table-cell office:value-type="string" table:style-name="ce250">
            <text:p>ABC</text:p>
          </table:table-cell>
          <table:table-cell office:value-type="string" table:style-name="ce251">
            <text:p>ABC</text:p>
          </table:table-cell>
          <table:table-cell office:value-type="string" table:style-name="ce252">
            <text:p>ABC</text:p>
          </table:table-cell>
          <table:table-cell office:value-type="string" table:style-name="ce253">
            <text:p>ABC</text:p>
          </table:table-cell>
          <table:table-cell table:style-name="ce1"/>
          <table:table-cell office:value-type="string" table:style-name="ce52">
            <text:p>ABC</text:p>
          </table:table-cell>
          <table:table-cell office:value-type="string" table:style-name="ce60">
            <text:p>ABC</text:p>
          </table:table-cell>
          <table:table-cell office:value-type="string" table:style-name="ce56">
            <text:p>ABC</text:p>
          </table:table-cell>
          <table:table-cell office:value-type="string" table:style-name="ce64">
            <text:p>ABC</text:p>
          </table:table-cell>
          <table:table-cell office:value-type="string" table:style-name="ce52">
            <text:p>ABC</text:p>
          </table:table-cell>
          <table:table-cell office:value-type="string" table:style-name="ce52">
            <text:p>ABC</text:p>
          </table:table-cell>
          <table:table-cell office:value-type="string" table:style-name="ce69">
            <text:p>ABC</text:p>
          </table:table-cell>
          <table:table-cell office:value-type="string" table:style-name="ce70">
            <text:p>ABC</text:p>
          </table:table-cell>
          <table:table-cell table:number-columns-repeated="16366"/>
        </table:table-row>
        <table:table-row table:style-name="ro2">
          <table:table-cell office:value-type="string" table:style-name="ce1">
            <text:p>automatic color</text:p>
          </table:table-cell>
          <table:table-cell office:value-type="string" table:style-name="ce254">
            <text:p>ABC</text:p>
          </table:table-cell>
          <table:table-cell office:value-type="string" table:style-name="ce255">
            <text:p>ABC</text:p>
          </table:table-cell>
          <table:table-cell office:value-type="string" table:style-name="ce256">
            <text:p>ABC</text:p>
          </table:table-cell>
          <table:table-cell office:value-type="string" table:style-name="ce257">
            <text:p>ABC</text:p>
          </table:table-cell>
          <table:table-cell office:value-type="string" table:style-name="ce258">
            <text:p>ABC</text:p>
          </table:table-cell>
          <table:table-cell office:value-type="string" table:style-name="ce259">
            <text:p>ABC</text:p>
          </table:table-cell>
          <table:table-cell office:value-type="string" table:style-name="ce260">
            <text:p>ABC</text:p>
          </table:table-cell>
          <table:table-cell office:value-type="string" table:style-name="ce261">
            <text:p>ABC</text:p>
          </table:table-cell>
          <table:table-cell table:style-name="ce1"/>
          <table:table-cell office:value-type="string" table:style-name="ce26">
            <text:p>ABC</text:p>
          </table:table-cell>
          <table:table-cell office:value-type="string" table:style-name="ce71">
            <text:p>ABC</text:p>
          </table:table-cell>
          <table:table-cell office:value-type="string" table:style-name="ce72">
            <text:p>ABC</text:p>
          </table:table-cell>
          <table:table-cell office:value-type="string" table:style-name="ce73">
            <text:p>ABC</text:p>
          </table:table-cell>
          <table:table-cell office:value-type="string" table:style-name="ce74">
            <text:p>ABC</text:p>
          </table:table-cell>
          <table:table-cell office:value-type="string" table:style-name="ce75">
            <text:p>ABC</text:p>
          </table:table-cell>
          <table:table-cell office:value-type="string" table:style-name="ce26">
            <text:p>ABC</text:p>
          </table:table-cell>
          <table:table-cell office:value-type="string" table:style-name="ce76">
            <text:p>ABC</text:p>
          </table:table-cell>
          <table:table-cell table:number-columns-repeated="16366"/>
        </table:table-row>
        <table:table-row table:style-name="ro2">
          <table:table-cell office:value-type="string" table:style-name="ce1">
            <text:p>red color</text:p>
          </table:table-cell>
          <table:table-cell office:value-type="string" table:style-name="ce262">
            <text:p>ABC</text:p>
          </table:table-cell>
          <table:table-cell office:value-type="string" table:style-name="ce263">
            <text:p>ABC</text:p>
          </table:table-cell>
          <table:table-cell office:value-type="string" table:style-name="ce264">
            <text:p>ABC</text:p>
          </table:table-cell>
          <table:table-cell office:value-type="string" table:style-name="ce265">
            <text:p>ABC</text:p>
          </table:table-cell>
          <table:table-cell office:value-type="string" table:style-name="ce266">
            <text:p>ABC</text:p>
          </table:table-cell>
          <table:table-cell office:value-type="string" table:style-name="ce267">
            <text:p>ABC</text:p>
          </table:table-cell>
          <table:table-cell office:value-type="string" table:style-name="ce268">
            <text:p>ABC</text:p>
          </table:table-cell>
          <table:table-cell office:value-type="string" table:style-name="ce269">
            <text:p>ABC</text:p>
          </table:table-cell>
          <table:table-cell table:style-name="ce1"/>
          <table:table-cell office:value-type="string" table:style-name="ce29">
            <text:p>ABC</text:p>
          </table:table-cell>
          <table:table-cell office:value-type="string" table:style-name="ce61">
            <text:p>ABC</text:p>
          </table:table-cell>
          <table:table-cell office:value-type="string" table:style-name="ce57">
            <text:p>ABC</text:p>
          </table:table-cell>
          <table:table-cell office:value-type="string" table:style-name="ce65">
            <text:p>ABC</text:p>
          </table:table-cell>
          <table:table-cell office:value-type="string" table:style-name="ce67">
            <text:p>ABC</text:p>
          </table:table-cell>
          <table:table-cell office:value-type="string" table:style-name="ce69">
            <text:p>ABC</text:p>
          </table:table-cell>
          <table:table-cell office:value-type="string" table:style-name="ce29">
            <text:p>ABC</text:p>
          </table:table-cell>
          <table:table-cell office:value-type="string" table:style-name="ce77">
            <text:p>ABC</text:p>
          </table:table-cell>
          <table:table-cell table:number-columns-repeated="16366"/>
        </table:table-row>
        <table:table-row table:style-name="ro2">
          <table:table-cell office:value-type="string" table:style-name="ce1">
            <text:p>strikeout off</text:p>
          </table:table-cell>
          <table:table-cell office:value-type="string" table:style-name="ce270">
            <text:p>ABC</text:p>
          </table:table-cell>
          <table:table-cell office:value-type="string" table:style-name="ce271">
            <text:p>ABC</text:p>
          </table:table-cell>
          <table:table-cell office:value-type="string" table:style-name="ce272">
            <text:p>ABC</text:p>
          </table:table-cell>
          <table:table-cell office:value-type="string" table:style-name="ce273">
            <text:p>ABC</text:p>
          </table:table-cell>
          <table:table-cell office:value-type="string" table:style-name="ce274">
            <text:p>ABC</text:p>
          </table:table-cell>
          <table:table-cell office:value-type="string" table:style-name="ce275">
            <text:p>ABC</text:p>
          </table:table-cell>
          <table:table-cell office:value-type="string" table:style-name="ce276">
            <text:p>ABC</text:p>
          </table:table-cell>
          <table:table-cell office:value-type="string" table:style-name="ce277">
            <text:p>ABC</text:p>
          </table:table-cell>
          <table:table-cell table:style-name="ce1"/>
          <table:table-cell office:value-type="string" table:style-name="ce1">
            <text:p>ABC</text:p>
          </table:table-cell>
          <table:table-cell office:value-type="string" table:style-name="ce48">
            <text:p>ABC</text:p>
          </table:table-cell>
          <table:table-cell office:value-type="string" table:style-name="ce49">
            <text:p>ABC</text:p>
          </table:table-cell>
          <table:table-cell office:value-type="string" table:style-name="ce50">
            <text:p>ABC</text:p>
          </table:table-cell>
          <table:table-cell office:value-type="string" table:style-name="ce51">
            <text:p>ABC</text:p>
          </table:table-cell>
          <table:table-cell office:value-type="string" table:style-name="ce52">
            <text:p>ABC</text:p>
          </table:table-cell>
          <table:table-cell office:value-type="string" table:style-name="ce29">
            <text:p>ABC</text:p>
          </table:table-cell>
          <table:table-cell office:value-type="string" table:style-name="ce54">
            <text:p>ABC</text:p>
          </table:table-cell>
          <table:table-cell table:number-columns-repeated="16366"/>
        </table:table-row>
        <table:table-row table:style-name="ro2">
          <table:table-cell office:value-type="string" table:style-name="ce1">
            <text:p>strikeout on</text:p>
          </table:table-cell>
          <table:table-cell office:value-type="string" table:style-name="ce278">
            <text:p>ABC</text:p>
          </table:table-cell>
          <table:table-cell office:value-type="string" table:style-name="ce279">
            <text:p>ABC</text:p>
          </table:table-cell>
          <table:table-cell office:value-type="string" table:style-name="ce280">
            <text:p>ABC</text:p>
          </table:table-cell>
          <table:table-cell office:value-type="string" table:style-name="ce281">
            <text:p>ABC</text:p>
          </table:table-cell>
          <table:table-cell office:value-type="string" table:style-name="ce282">
            <text:p>ABC</text:p>
          </table:table-cell>
          <table:table-cell office:value-type="string" table:style-name="ce283">
            <text:p>ABC</text:p>
          </table:table-cell>
          <table:table-cell office:value-type="string" table:style-name="ce284">
            <text:p>ABC</text:p>
          </table:table-cell>
          <table:table-cell office:value-type="string" table:style-name="ce285">
            <text:p>ABC</text:p>
          </table:table-cell>
          <table:table-cell table:style-name="ce1"/>
          <table:table-cell office:value-type="string" table:style-name="ce53">
            <text:p>ABC</text:p>
          </table:table-cell>
          <table:table-cell office:value-type="string" table:style-name="ce62">
            <text:p>ABC</text:p>
          </table:table-cell>
          <table:table-cell office:value-type="string" table:style-name="ce58">
            <text:p>ABC</text:p>
          </table:table-cell>
          <table:table-cell office:value-type="string" table:style-name="ce66">
            <text:p>ABC</text:p>
          </table:table-cell>
          <table:table-cell office:value-type="string" table:style-name="ce68">
            <text:p>ABC</text:p>
          </table:table-cell>
          <table:table-cell office:value-type="string" table:style-name="ce70">
            <text:p>ABC</text:p>
          </table:table-cell>
          <table:table-cell office:value-type="string" table:style-name="ce77">
            <text:p>ABC</text:p>
          </table:table-cell>
          <table:table-cell office:value-type="string" table:style-name="ce53">
            <text:p>ABC</text:p>
          </table:table-cell>
          <table:table-cell table:number-columns-repeated="16366"/>
        </table:table-row>
        <table:table-row table:number-rows-repeated="1048555" table:style-name="ro2">
          <table:table-cell table:number-columns-repeated="16384"/>
        </table:table-row>
      </table:table>
      <table:table table:name="Border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5" table:number-columns-repeated="16364" table:default-cell-style-name="ce1"/>
        <table:table-row table:style-name="ro1">
          <table:table-cell office:value-type="string" table:style-name="ce2">
            <text:p>CONDITIONAL FORMATTING TEST DOCUMENT</text:p>
          </table:table-cell>
          <table:table-cell table:number-columns-repeated="19" table:style-name="ce2"/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4 - BORDER FORMATTING</text:p>
          </table:table-cell>
          <table:table-cell table:number-columns-repeated="19" table:style-name="ce3"/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4.1 - ORIGINAL CELLS</text:p>
          </table:table-cell>
          <table:table-cell table:number-columns-repeated="19" table:style-name="ce4"/>
          <table:table-cell table:number-columns-repeated="16364"/>
        </table:table-row>
        <table:table-row table:style-name="ro4">
          <table:table-cell table:number-columns-repeated="20" table:style-name="ce5"/>
          <table:table-cell table:number-columns-repeated="16364"/>
        </table:table-row>
        <table:table-row table:style-name="ro5">
          <table:table-cell table:number-columns-repeated="3" table:style-name="ce1"/>
          <table:table-cell table:style-name="ce78"/>
          <table:table-cell table:style-name="ce1"/>
          <table:table-cell table:style-name="ce79"/>
          <table:table-cell table:style-name="ce1"/>
          <table:table-cell table:style-name="ce80"/>
          <table:table-cell table:style-name="ce1"/>
          <table:table-cell table:style-name="ce81"/>
          <table:table-cell table:number-columns-repeated="16374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4">
            <text:p>4.2 - BORDER ATTRIBUTES</text:p>
          </table:table-cell>
          <table:table-cell table:number-columns-repeated="5" table:style-name="ce4"/>
          <table:table-cell office:value-type="string" table:style-name="ce82">
            <text:p>condition:</text:p>
          </table:table-cell>
          <table:table-cell office:value-type="boolean" office:boolean-value="true" table:number-columns-spanned="3" table:number-rows-spanned="1" table:style-name="ce135">
            <text:p>WAHR</text:p>
          </table:table-cell>
          <table:covered-table-cell table:number-columns-repeated="2"/>
          <table:table-cell table:number-columns-repeated="10" table:style-name="ce4"/>
          <table:table-cell table:number-columns-repeated="16364"/>
        </table:table-row>
        <table:table-row table:style-name="ro4">
          <table:table-cell office:value-type="string" table:style-name="ce11">
            <text:p>Attribute</text:p>
          </table:table-cell>
          <table:table-cell office:value-type="string" table:style-name="ce11">
            <text:p>Is</text:p>
          </table:table-cell>
          <table:table-cell table:number-columns-repeated="9" table:style-name="ce5"/>
          <table:table-cell office:value-type="string" table:style-name="ce11">
            <text:p>Must</text:p>
          </table:table-cell>
          <table:table-cell table:number-columns-repeated="8" table:style-name="ce5"/>
          <table:table-cell table:number-columns-repeated="16364"/>
        </table:table-row>
        <table:table-row table:style-name="ro5">
          <table:table-cell office:value-type="string" table:style-name="ce1">
            <text:p>no border</text:p>
          </table:table-cell>
          <table:table-cell table:number-columns-repeated="2" table:style-name="ce1"/>
          <table:table-cell table:style-name="ce78"/>
          <table:table-cell table:style-name="ce1"/>
          <table:table-cell table:style-name="ce79"/>
          <table:table-cell table:style-name="ce1"/>
          <table:table-cell table:style-name="ce80"/>
          <table:table-cell table:style-name="ce1"/>
          <table:table-cell table:style-name="ce81"/>
          <table:table-cell table:number-columns-repeated="3" table:style-name="ce1"/>
          <table:table-cell table:style-name="ce78"/>
          <table:table-cell table:style-name="ce1"/>
          <table:table-cell table:style-name="ce79"/>
          <table:table-cell table:style-name="ce1"/>
          <table:table-cell table:style-name="ce80"/>
          <table:table-cell table:style-name="ce1"/>
          <table:table-cell table:style-name="ce81"/>
          <table:table-cell table:number-columns-repeated="16364"/>
        </table:table-row>
        <table:table-row table:style-name="ro6">
          <table:table-cell table:number-columns-repeated="16384" table:style-name="ce1"/>
        </table:table-row>
        <table:table-row table:style-name="ro5">
          <table:table-cell office:value-type="string" table:style-name="ce1">
            <text:p>black thin</text:p>
          </table:table-cell>
          <table:table-cell table:style-name="ce286"/>
          <table:table-cell table:style-name="ce1"/>
          <table:table-cell table:style-name="ce287"/>
          <table:table-cell table:style-name="ce1"/>
          <table:table-cell table:style-name="ce288"/>
          <table:table-cell table:style-name="ce1"/>
          <table:table-cell table:style-name="ce293"/>
          <table:table-cell table:style-name="ce1"/>
          <table:table-cell table:style-name="ce295"/>
          <table:table-cell table:style-name="ce1"/>
          <table:table-cell table:style-name="ce78"/>
          <table:table-cell table:style-name="ce1"/>
          <table:table-cell table:style-name="ce78"/>
          <table:table-cell table:style-name="ce1"/>
          <table:table-cell table:style-name="ce78"/>
          <table:table-cell table:style-name="ce1"/>
          <table:table-cell table:style-name="ce78"/>
          <table:table-cell table:style-name="ce1"/>
          <table:table-cell table:style-name="ce78"/>
          <table:table-cell table:number-columns-repeated="16364"/>
        </table:table-row>
        <table:table-row table:style-name="ro6">
          <table:table-cell table:number-columns-repeated="16384" table:style-name="ce1"/>
        </table:table-row>
        <table:table-row table:style-name="ro5">
          <table:table-cell office:value-type="string" table:style-name="ce1">
            <text:p>red thin</text:p>
          </table:table-cell>
          <table:table-cell table:style-name="ce289"/>
          <table:table-cell table:style-name="ce1"/>
          <table:table-cell table:style-name="ce290"/>
          <table:table-cell table:style-name="ce1"/>
          <table:table-cell table:style-name="ce291"/>
          <table:table-cell table:style-name="ce1"/>
          <table:table-cell table:style-name="ce292"/>
          <table:table-cell table:style-name="ce1"/>
          <table:table-cell table:style-name="ce294"/>
          <table:table-cell table:style-name="ce1"/>
          <table:table-cell table:style-name="ce79"/>
          <table:table-cell table:style-name="ce1"/>
          <table:table-cell table:style-name="ce79"/>
          <table:table-cell table:style-name="ce1"/>
          <table:table-cell table:style-name="ce79"/>
          <table:table-cell table:style-name="ce1"/>
          <table:table-cell table:style-name="ce79"/>
          <table:table-cell table:style-name="ce1"/>
          <table:table-cell table:style-name="ce79"/>
          <table:table-cell table:number-columns-repeated="16364"/>
        </table:table-row>
        <table:table-row table:style-name="ro6">
          <table:table-cell table:number-columns-repeated="16384" table:style-name="ce1"/>
        </table:table-row>
        <table:table-row table:style-name="ro5">
          <table:table-cell office:value-type="string" table:style-name="ce1">
            <text:p>black dashed</text:p>
          </table:table-cell>
          <table:table-cell table:style-name="ce302"/>
          <table:table-cell table:style-name="ce1"/>
          <table:table-cell table:style-name="ce300"/>
          <table:table-cell table:style-name="ce1"/>
          <table:table-cell table:style-name="ce301"/>
          <table:table-cell table:style-name="ce1"/>
          <table:table-cell table:style-name="ce296"/>
          <table:table-cell table:style-name="ce1"/>
          <table:table-cell table:style-name="ce297"/>
          <table:table-cell table:style-name="ce1"/>
          <table:table-cell table:style-name="ce80"/>
          <table:table-cell table:style-name="ce1"/>
          <table:table-cell table:style-name="ce80"/>
          <table:table-cell table:style-name="ce1"/>
          <table:table-cell table:style-name="ce80"/>
          <table:table-cell table:style-name="ce1"/>
          <table:table-cell table:style-name="ce80"/>
          <table:table-cell table:style-name="ce1"/>
          <table:table-cell table:style-name="ce80"/>
          <table:table-cell table:number-columns-repeated="16364"/>
        </table:table-row>
        <table:table-row table:style-name="ro6">
          <table:table-cell table:number-columns-repeated="16384" table:style-name="ce1"/>
        </table:table-row>
        <table:table-row table:style-name="ro5">
          <table:table-cell office:value-type="string" table:style-name="ce1">
            <text:p>top black, bottom red</text:p>
          </table:table-cell>
          <table:table-cell table:style-name="ce304"/>
          <table:table-cell table:style-name="ce1"/>
          <table:table-cell table:style-name="ce303"/>
          <table:table-cell table:style-name="ce1"/>
          <table:table-cell table:style-name="ce305"/>
          <table:table-cell table:style-name="ce1"/>
          <table:table-cell table:style-name="ce298"/>
          <table:table-cell table:style-name="ce1"/>
          <table:table-cell table:style-name="ce299"/>
          <table:table-cell table:style-name="ce1"/>
          <table:table-cell table:style-name="ce83"/>
          <table:table-cell table:style-name="ce1"/>
          <table:table-cell table:style-name="ce84"/>
          <table:table-cell table:style-name="ce1"/>
          <table:table-cell table:style-name="ce85"/>
          <table:table-cell table:style-name="ce1"/>
          <table:table-cell table:style-name="ce86"/>
          <table:table-cell table:style-name="ce1"/>
          <table:table-cell table:style-name="ce87"/>
          <table:table-cell table:number-columns-repeated="16364"/>
        </table:table-row>
        <table:table-row table:style-name="ro4">
          <table:table-cell table:number-columns-repeated="16384" table:style-name="ce1"/>
        </table:table-row>
        <table:table-row table:number-rows-repeated="1048556" table:style-name="ro2">
          <table:table-cell table:number-columns-repeated="16384"/>
        </table:table-row>
      </table:table>
      <table:table table:name="Fill" table:style-name="ta1">
        <table:table-column table:style-name="co10" table:number-columns-repeated="3" table:default-cell-style-name="ce1"/>
        <table:table-column table:style-name="co8" table:number-columns-repeated="7" table:default-cell-style-name="ce1"/>
        <table:table-column table:style-name="co3" table:default-cell-style-name="ce1"/>
        <table:table-column table:style-name="co8" table:number-columns-repeated="7" table:default-cell-style-name="ce1"/>
        <table:table-column table:style-name="co5" table:number-columns-repeated="16366" table:default-cell-style-name="ce1"/>
        <table:table-row table:style-name="ro1">
          <table:table-cell office:value-type="string" table:style-name="ce2">
            <text:p>CONDITIONAL FORMATTING TEST DOCUMENT</text:p>
          </table:table-cell>
          <table:table-cell table:number-columns-repeated="17" table:style-name="ce2"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5 - FILL FORMATTING</text:p>
          </table:table-cell>
          <table:table-cell table:number-columns-repeated="17" table:style-name="ce3"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5.1 - ORIGINAL CELLS</text:p>
          </table:table-cell>
          <table:table-cell table:number-columns-repeated="17" table:style-name="ce4"/>
          <table:table-cell table:number-columns-repeated="16366"/>
        </table:table-row>
        <table:table-row table:style-name="ro2">
          <table:table-cell table:number-columns-repeated="18" table:style-name="ce5"/>
          <table:table-cell table:number-columns-repeated="16366"/>
        </table:table-row>
        <table:table-row table:style-name="ro2">
          <table:table-cell table:number-columns-repeated="4" table:style-name="ce1"/>
          <table:table-cell table:style-name="ce12"/>
          <table:table-cell table:style-name="ce88"/>
          <table:table-cell table:style-name="ce89"/>
          <table:table-cell table:style-name="ce90"/>
          <table:table-cell table:style-name="ce91"/>
          <table:table-cell table:style-name="ce123"/>
          <table:table-cell table:number-columns-repeated="1637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5.2 - PATTERN FILL ATTRIBUTES</text:p>
          </table:table-cell>
          <table:table-cell table:number-columns-repeated="5" table:style-name="ce4"/>
          <table:table-cell table:style-name="ce82"/>
          <table:table-cell office:value-type="string" table:style-name="ce82">
            <text:p>condition:</text:p>
          </table:table-cell>
          <table:table-cell office:value-type="boolean" office:boolean-value="true" table:number-columns-spanned="2" table:number-rows-spanned="1" table:style-name="ce135">
            <text:p>WAHR</text:p>
          </table:table-cell>
          <table:covered-table-cell/>
          <table:table-cell table:number-columns-repeated="8" table:style-name="ce4"/>
          <table:table-cell table:number-columns-repeated="16366"/>
        </table:table-row>
        <table:table-row table:style-name="ro2">
          <table:table-cell office:value-type="string" table:style-name="ce11">
            <text:p>Background</text:p>
          </table:table-cell>
          <table:table-cell office:value-type="string" table:style-name="ce11">
            <text:p>Patt color</text:p>
          </table:table-cell>
          <table:table-cell office:value-type="string" table:style-name="ce11">
            <text:p>Pattern</text:p>
          </table:table-cell>
          <table:table-cell office:value-type="string" table:style-name="ce11">
            <text:p>Is</text:p>
          </table:table-cell>
          <table:table-cell table:number-columns-repeated="7" table:style-name="ce11"/>
          <table:table-cell office:value-type="string" table:style-name="ce11">
            <text:p>Must</text:p>
          </table:table-cell>
          <table:table-cell table:number-columns-repeated="6" table:style-name="ce11"/>
          <table:table-cell table:number-columns-repeated="16366"/>
        </table:table-row>
        <table:table-row table:style-name="ro2">
          <table:table-cell office:value-type="string" table:style-name="ce92">
            <text:p>---</text:p>
          </table:table-cell>
          <table:table-cell office:value-type="string" table:style-name="ce92">
            <text:p>---</text:p>
          </table:table-cell>
          <table:table-cell office:value-type="string" table:style-name="ce1">
            <text:p>none</text:p>
          </table:table-cell>
          <table:table-cell table:style-name="ce306"/>
          <table:table-cell table:style-name="ce307"/>
          <table:table-cell table:style-name="ce308"/>
          <table:table-cell table:style-name="ce309"/>
          <table:table-cell table:style-name="ce310"/>
          <table:table-cell table:style-name="ce311"/>
          <table:table-cell table:style-name="ce312"/>
          <table:table-cell table:style-name="ce1"/>
          <table:table-cell table:number-columns-repeated="7" table:style-name="ce10"/>
          <table:table-cell table:number-columns-repeated="16366"/>
        </table:table-row>
        <table:table-row table:style-name="ro2">
          <table:table-cell office:value-type="string" table:style-name="ce92">
            <text:p>---</text:p>
          </table:table-cell>
          <table:table-cell office:value-type="string" table:style-name="ce1">
            <text:p>automatic</text:p>
          </table:table-cell>
          <table:table-cell office:value-type="string" table:style-name="ce92">
            <text:p>---</text:p>
          </table:table-cell>
          <table:table-cell table:style-name="ce313"/>
          <table:table-cell table:style-name="ce314"/>
          <table:table-cell table:style-name="ce315"/>
          <table:table-cell table:style-name="ce316"/>
          <table:table-cell table:style-name="ce317"/>
          <table:table-cell table:style-name="ce318"/>
          <table:table-cell table:style-name="ce319"/>
          <table:table-cell table:style-name="ce1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table:style-name="ce93"/>
          <table:table-cell table:number-columns-repeated="16366"/>
        </table:table-row>
        <table:table-row table:style-name="ro2">
          <table:table-cell office:value-type="string" table:style-name="ce92">
            <text:p>---</text:p>
          </table:table-cell>
          <table:table-cell office:value-type="string" table:style-name="ce1">
            <text:p>blue</text:p>
          </table:table-cell>
          <table:table-cell office:value-type="string" table:style-name="ce92">
            <text:p>---</text:p>
          </table:table-cell>
          <table:table-cell table:style-name="ce320"/>
          <table:table-cell table:style-name="ce321"/>
          <table:table-cell table:style-name="ce322"/>
          <table:table-cell table:style-name="ce323"/>
          <table:table-cell table:style-name="ce324"/>
          <table:table-cell table:style-name="ce325"/>
          <table:table-cell table:style-name="ce326"/>
          <table:table-cell table:style-name="ce1"/>
          <table:table-cell table:style-name="ce97"/>
          <table:table-cell table:style-name="ce98"/>
          <table:table-cell table:style-name="ce99"/>
          <table:table-cell table:style-name="ce100"/>
          <table:table-cell table:style-name="ce99"/>
          <table:table-cell table:style-name="ce100"/>
          <table:table-cell table:style-name="ce97"/>
          <table:table-cell table:number-columns-repeated="16366"/>
        </table:table-row>
        <table:table-row table:style-name="ro2">
          <table:table-cell office:value-type="string" table:style-name="ce92">
            <text:p>---</text:p>
          </table:table-cell>
          <table:table-cell office:value-type="string" table:style-name="ce92">
            <text:p>---</text:p>
          </table:table-cell>
          <table:table-cell office:value-type="string" table:style-name="ce1">
            <text:p>solid</text:p>
          </table:table-cell>
          <table:table-cell table:style-name="ce327"/>
          <table:table-cell table:style-name="ce328"/>
          <table:table-cell table:style-name="ce329"/>
          <table:table-cell table:style-name="ce330"/>
          <table:table-cell table:style-name="ce331"/>
          <table:table-cell table:style-name="ce332"/>
          <table:table-cell table:style-name="ce333"/>
          <table:table-cell table:style-name="ce1"/>
          <table:table-cell table:style-name="ce101"/>
          <table:table-cell table:style-name="ce12"/>
          <table:table-cell table:style-name="ce101"/>
          <table:table-cell table:style-name="ce12"/>
          <table:table-cell table:style-name="ce102"/>
          <table:table-cell table:style-name="ce103"/>
          <table:table-cell table:style-name="ce101"/>
          <table:table-cell table:number-columns-repeated="16366"/>
        </table:table-row>
        <table:table-row table:style-name="ro2">
          <table:table-cell office:value-type="string" table:style-name="ce92">
            <text:p>---</text:p>
          </table:table-cell>
          <table:table-cell office:value-type="string" table:style-name="ce92">
            <text:p>---</text:p>
          </table:table-cell>
          <table:table-cell office:value-type="string" table:style-name="ce1">
            <text:p>vertical up</text:p>
          </table:table-cell>
          <table:table-cell table:style-name="ce334"/>
          <table:table-cell table:style-name="ce335"/>
          <table:table-cell table:style-name="ce336"/>
          <table:table-cell table:style-name="ce337"/>
          <table:table-cell table:style-name="ce338"/>
          <table:table-cell table:style-name="ce339"/>
          <table:table-cell table:style-name="ce340"/>
          <table:table-cell table:style-name="ce1"/>
          <table:table-cell table:style-name="ce104"/>
          <table:table-cell table:style-name="ce105"/>
          <table:table-cell table:style-name="ce104"/>
          <table:table-cell table:style-name="ce105"/>
          <table:table-cell table:style-name="ce106"/>
          <table:table-cell table:style-name="ce107"/>
          <table:table-cell table:style-name="ce104"/>
          <table:table-cell table:number-columns-repeated="16366"/>
        </table:table-row>
        <table:table-row table:style-name="ro2">
          <table:table-cell office:value-type="string" table:style-name="ce92">
            <text:p>---</text:p>
          </table:table-cell>
          <table:table-cell office:value-type="string" table:style-name="ce1">
            <text:p>automatic</text:p>
          </table:table-cell>
          <table:table-cell office:value-type="string" table:style-name="ce1">
            <text:p>vertical up</text:p>
          </table:table-cell>
          <table:table-cell table:style-name="ce341"/>
          <table:table-cell table:style-name="ce342"/>
          <table:table-cell table:style-name="ce343"/>
          <table:table-cell table:style-name="ce344"/>
          <table:table-cell table:style-name="ce345"/>
          <table:table-cell table:style-name="ce346"/>
          <table:table-cell table:style-name="ce347"/>
          <table:table-cell table:style-name="ce1"/>
          <table:table-cell table:style-name="ce108"/>
          <table:table-cell table:style-name="ce109"/>
          <table:table-cell table:style-name="ce108"/>
          <table:table-cell table:style-name="ce109"/>
          <table:table-cell table:style-name="ce108"/>
          <table:table-cell table:style-name="ce109"/>
          <table:table-cell table:style-name="ce108"/>
          <table:table-cell table:number-columns-repeated="16366"/>
        </table:table-row>
        <table:table-row table:style-name="ro2">
          <table:table-cell office:value-type="string" table:style-name="ce92">
            <text:p>---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vertical up</text:p>
          </table:table-cell>
          <table:table-cell table:style-name="ce348"/>
          <table:table-cell table:style-name="ce349"/>
          <table:table-cell table:style-name="ce350"/>
          <table:table-cell table:style-name="ce351"/>
          <table:table-cell table:style-name="ce352"/>
          <table:table-cell table:style-name="ce353"/>
          <table:table-cell table:style-name="ce354"/>
          <table:table-cell table:style-name="ce1"/>
          <table:table-cell table:style-name="ce110"/>
          <table:table-cell table:style-name="ce111"/>
          <table:table-cell table:style-name="ce110"/>
          <table:table-cell table:style-name="ce111"/>
          <table:table-cell table:style-name="ce110"/>
          <table:table-cell table:style-name="ce111"/>
          <table:table-cell table:style-name="ce110"/>
          <table:table-cell table:number-columns-repeated="16366"/>
        </table:table-row>
        <table:table-row table:style-name="ro2">
          <table:table-cell office:value-type="string" table:style-name="ce1">
            <text:p>green</text:p>
          </table:table-cell>
          <table:table-cell office:value-type="string" table:style-name="ce92">
            <text:p>---</text:p>
          </table:table-cell>
          <table:table-cell office:value-type="string" table:style-name="ce92">
            <text:p>---</text:p>
          </table:table-cell>
          <table:table-cell table:style-name="ce355"/>
          <table:table-cell table:style-name="ce356"/>
          <table:table-cell table:style-name="ce357"/>
          <table:table-cell table:style-name="ce358"/>
          <table:table-cell table:style-name="ce359"/>
          <table:table-cell table:style-name="ce360"/>
          <table:table-cell table:style-name="ce361"/>
          <table:table-cell table:style-name="ce1"/>
          <table:table-cell table:number-columns-repeated="2" table:style-name="ce22"/>
          <table:table-cell table:number-columns-repeated="2" table:style-name="ce112"/>
          <table:table-cell table:number-columns-repeated="2" table:style-name="ce113"/>
          <table:table-cell table:style-name="ce22"/>
          <table:table-cell table:number-columns-repeated="16366"/>
        </table:table-row>
        <table:table-row table:style-name="ro2">
          <table:table-cell office:value-type="string" table:style-name="ce1">
            <text:p>green</text:p>
          </table:table-cell>
          <table:table-cell office:value-type="string" table:style-name="ce1">
            <text:p>automatic</text:p>
          </table:table-cell>
          <table:table-cell office:value-type="string" table:style-name="ce92">
            <text:p>---</text:p>
          </table:table-cell>
          <table:table-cell table:style-name="ce362"/>
          <table:table-cell table:style-name="ce363"/>
          <table:table-cell table:style-name="ce364"/>
          <table:table-cell table:style-name="ce365"/>
          <table:table-cell table:style-name="ce366"/>
          <table:table-cell table:style-name="ce367"/>
          <table:table-cell table:style-name="ce368"/>
          <table:table-cell table:style-name="ce1"/>
          <table:table-cell table:number-columns-repeated="2" table:style-name="ce114"/>
          <table:table-cell table:number-columns-repeated="4" table:style-name="ce115"/>
          <table:table-cell table:style-name="ce114"/>
          <table:table-cell table:number-columns-repeated="16366"/>
        </table:table-row>
        <table:table-row table:style-name="ro2">
          <table:table-cell office:value-type="string" table:style-name="ce1">
            <text:p>green</text:p>
          </table:table-cell>
          <table:table-cell office:value-type="string" table:style-name="ce1">
            <text:p>blue</text:p>
          </table:table-cell>
          <table:table-cell office:value-type="string" table:style-name="ce92">
            <text:p>---</text:p>
          </table:table-cell>
          <table:table-cell table:style-name="ce369"/>
          <table:table-cell table:style-name="ce370"/>
          <table:table-cell table:style-name="ce371"/>
          <table:table-cell table:style-name="ce372"/>
          <table:table-cell table:style-name="ce373"/>
          <table:table-cell table:style-name="ce374"/>
          <table:table-cell table:style-name="ce375"/>
          <table:table-cell table:style-name="ce1"/>
          <table:table-cell table:number-columns-repeated="2" table:style-name="ce116"/>
          <table:table-cell table:number-columns-repeated="4" table:style-name="ce117"/>
          <table:table-cell table:style-name="ce116"/>
          <table:table-cell table:number-columns-repeated="16366"/>
        </table:table-row>
        <table:table-row table:style-name="ro2">
          <table:table-cell office:value-type="string" table:style-name="ce1">
            <text:p>green</text:p>
          </table:table-cell>
          <table:table-cell office:value-type="string" table:style-name="ce92">
            <text:p>---</text:p>
          </table:table-cell>
          <table:table-cell office:value-type="string" table:style-name="ce1">
            <text:p>solid</text:p>
          </table:table-cell>
          <table:table-cell table:style-name="ce376"/>
          <table:table-cell table:style-name="ce377"/>
          <table:table-cell table:style-name="ce378"/>
          <table:table-cell table:style-name="ce379"/>
          <table:table-cell table:style-name="ce380"/>
          <table:table-cell table:style-name="ce381"/>
          <table:table-cell table:style-name="ce382"/>
          <table:table-cell table:style-name="ce1"/>
          <table:table-cell table:number-columns-repeated="4" table:style-name="ce22"/>
          <table:table-cell table:number-columns-repeated="2" table:style-name="ce118"/>
          <table:table-cell table:style-name="ce22"/>
          <table:table-cell table:number-columns-repeated="16366"/>
        </table:table-row>
        <table:table-row table:style-name="ro2">
          <table:table-cell office:value-type="string" table:style-name="ce1">
            <text:p>green</text:p>
          </table:table-cell>
          <table:table-cell office:value-type="string" table:style-name="ce92">
            <text:p>---</text:p>
          </table:table-cell>
          <table:table-cell office:value-type="string" table:style-name="ce1">
            <text:p>vertical up</text:p>
          </table:table-cell>
          <table:table-cell table:style-name="ce383"/>
          <table:table-cell table:style-name="ce384"/>
          <table:table-cell table:style-name="ce385"/>
          <table:table-cell table:style-name="ce386"/>
          <table:table-cell table:style-name="ce387"/>
          <table:table-cell table:style-name="ce388"/>
          <table:table-cell table:style-name="ce389"/>
          <table:table-cell table:style-name="ce1"/>
          <table:table-cell table:number-columns-repeated="4" table:style-name="ce119"/>
          <table:table-cell table:number-columns-repeated="2" table:style-name="ce120"/>
          <table:table-cell table:style-name="ce119"/>
          <table:table-cell table:number-columns-repeated="16366"/>
        </table:table-row>
        <table:table-row table:style-name="ro2">
          <table:table-cell office:value-type="string" table:style-name="ce1">
            <text:p>green</text:p>
          </table:table-cell>
          <table:table-cell office:value-type="string" table:style-name="ce1">
            <text:p>automatic</text:p>
          </table:table-cell>
          <table:table-cell office:value-type="string" table:style-name="ce1">
            <text:p>vertical up</text:p>
          </table:table-cell>
          <table:table-cell table:style-name="ce390"/>
          <table:table-cell table:style-name="ce391"/>
          <table:table-cell table:style-name="ce392"/>
          <table:table-cell table:style-name="ce393"/>
          <table:table-cell table:style-name="ce394"/>
          <table:table-cell table:style-name="ce395"/>
          <table:table-cell table:style-name="ce396"/>
          <table:table-cell table:style-name="ce1"/>
          <table:table-cell table:number-columns-repeated="7" table:style-name="ce121"/>
          <table:table-cell table:number-columns-repeated="16366"/>
        </table:table-row>
        <table:table-row table:style-name="ro2">
          <table:table-cell office:value-type="string" table:style-name="ce1">
            <text:p>green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vertical up</text:p>
          </table:table-cell>
          <table:table-cell table:style-name="ce397"/>
          <table:table-cell table:style-name="ce398"/>
          <table:table-cell table:style-name="ce399"/>
          <table:table-cell table:style-name="ce400"/>
          <table:table-cell table:style-name="ce401"/>
          <table:table-cell table:style-name="ce402"/>
          <table:table-cell table:style-name="ce403"/>
          <table:table-cell table:style-name="ce1"/>
          <table:table-cell table:number-columns-repeated="7" table:style-name="ce122"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5.3 - GRADIENT FILL ATTRIBUTES</text:p>
          </table:table-cell>
          <table:table-cell table:number-columns-repeated="17" table:style-name="ce4"/>
          <table:table-cell table:number-columns-repeated="16366"/>
        </table:table-row>
        <table:table-row table:style-name="ro2">
          <table:table-cell office:value-type="string" table:style-name="ce11">
            <text:p>Color 1</text:p>
          </table:table-cell>
          <table:table-cell office:value-type="string" table:style-name="ce11">
            <text:p>Color 2</text:p>
          </table:table-cell>
          <table:table-cell office:value-type="string" table:style-name="ce11">
            <text:p>Direction</text:p>
          </table:table-cell>
          <table:table-cell office:value-type="string" table:style-name="ce11">
            <text:p>Is</text:p>
          </table:table-cell>
          <table:table-cell table:number-columns-repeated="7" table:style-name="ce11"/>
          <table:table-cell office:value-type="string" table:style-name="ce11">
            <text:p>Must</text:p>
          </table:table-cell>
          <table:table-cell table:number-columns-repeated="6" table:style-name="ce11"/>
          <table:table-cell table:number-columns-repeated="16366"/>
        </table:table-row>
        <table:table-row table:style-name="ro2">
          <table:table-cell office:value-type="string" table:style-name="ce1">
            <text:p>white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hor center</text:p>
          </table:table-cell>
          <table:table-cell table:style-name="ce404"/>
          <table:table-cell table:style-name="ce405"/>
          <table:table-cell table:style-name="ce406"/>
          <table:table-cell table:style-name="ce407"/>
          <table:table-cell table:style-name="ce408"/>
          <table:table-cell table:style-name="ce409"/>
          <table:table-cell table:style-name="ce410"/>
          <table:table-cell table:style-name="ce1"/>
          <table:table-cell table:number-columns-repeated="7" table:style-name="ce124"/>
          <table:table-cell table:number-columns-repeated="16366"/>
        </table:table-row>
        <table:table-row table:number-rows-repeated="1048548" table:style-name="ro2">
          <table:table-cell table:number-columns-repeated="16384"/>
        </table:table-row>
      </table:table>
      <table:table table:name="Number" table:style-name="ta1">
        <table:table-column table:style-name="co7" table:default-cell-style-name="ce1"/>
        <table:table-column table:style-name="co5" table:default-cell-style-name="ce1"/>
        <table:table-column table:style-name="co10" table:number-columns-repeated="3" table:default-cell-style-name="ce1"/>
        <table:table-column table:style-name="co3" table:default-cell-style-name="ce1"/>
        <table:table-column table:style-name="co10" table:number-columns-repeated="4" table:default-cell-style-name="ce1"/>
        <table:table-column table:style-name="co5" table:number-columns-repeated="16374" table:default-cell-style-name="ce1"/>
        <table:table-row table:style-name="ro1">
          <table:table-cell office:value-type="string" table:style-name="ce2">
            <text:p>CONDITIONAL FORMATTING TEST DOCUMENT</text:p>
          </table:table-cell>
          <table:table-cell table:number-columns-repeated="9" table:style-name="ce2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6 - NUMBER FORMATS</text:p>
          </table:table-cell>
          <table:table-cell table:number-columns-repeated="9" table:style-name="ce3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6.1 - ORIGINAL CELLS</text:p>
          </table:table-cell>
          <table:table-cell table:number-columns-repeated="9" table:style-name="ce4"/>
          <table:table-cell table:number-columns-repeated="16374"/>
        </table:table-row>
        <table:table-row table:style-name="ro2">
          <table:table-cell table:number-columns-repeated="10" table:style-name="ce5"/>
          <table:table-cell table:number-columns-repeated="16374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25">
            <text:p>1,00</text:p>
          </table:table-cell>
          <table:table-cell office:value-type="currency" office:value="1" table:style-name="ce126">
            <text:p>1,00 €</text:p>
          </table:table-cell>
          <table:table-cell office:value-type="date" office:date-value="1999-12-31T00:00:00" table:style-name="ce127">
            <text:p>31.12.1999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6.2 - NUMBER <text:s/>FORMAT ATTRIBUTES</text:p>
          </table:table-cell>
          <table:table-cell table:number-columns-repeated="3" table:style-name="ce4"/>
          <table:table-cell office:value-type="boolean" office:boolean-value="true" table:style-name="ce128">
            <text:p>WAHR</text:p>
          </table:table-cell>
          <table:table-cell table:number-columns-repeated="5" table:style-name="ce4"/>
          <table:table-cell table:number-columns-repeated="16374"/>
        </table:table-row>
        <table:table-row table:style-name="ro2">
          <table:table-cell office:value-type="string" table:style-name="ce11">
            <text:p>Number format</text:p>
          </table:table-cell>
          <table:table-cell office:value-type="string" table:style-name="ce11">
            <text:p>Is</text:p>
          </table:table-cell>
          <table:table-cell table:number-columns-repeated="4" table:style-name="ce11"/>
          <table:table-cell office:value-type="string" table:style-name="ce11">
            <text:p>Must</text:p>
          </table:table-cell>
          <table:table-cell table:number-columns-repeated="3" table:style-name="ce11"/>
          <table:table-cell table:number-columns-repeated="16374"/>
        </table:table-row>
        <table:table-row table:style-name="ro2">
          <table:table-cell office:value-type="string" table:style-name="ce1">
            <text:p>General</text:p>
          </table:table-cell>
          <table:table-cell office:value-type="float" office:value="1" table:style-name="ce411">
            <text:p>1</text:p>
          </table:table-cell>
          <table:table-cell office:value-type="float" office:value="1" table:style-name="ce412">
            <text:p>1,00</text:p>
          </table:table-cell>
          <table:table-cell office:value-type="currency" office:value="1" table:style-name="ce413">
            <text:p>1,00 €</text:p>
          </table:table-cell>
          <table:table-cell office:value-type="date" office:date-value="1999-12-31T00:00:00" table:style-name="ce414">
            <text:p>31.12.1999</text:p>
          </table:table-cell>
          <table:table-cell table:style-name="ce1"/>
          <table:table-cell office:value-type="float" office:value="1" table:style-name="ce129">
            <text:p>1</text:p>
          </table:table-cell>
          <table:table-cell office:value-type="float" office:value="1" table:style-name="ce129">
            <text:p>1</text:p>
          </table:table-cell>
          <table:table-cell office:value-type="float" office:value="1" table:style-name="ce129">
            <text:p>1</text:p>
          </table:table-cell>
          <table:table-cell office:value-type="float" office:value="36525" table:style-name="ce129">
            <text:p>36525</text:p>
          </table:table-cell>
          <table:table-cell table:number-columns-repeated="16374"/>
        </table:table-row>
        <table:table-row table:style-name="ro2">
          <table:table-cell office:value-type="string" table:style-name="ce92">
            <text:p>0.00</text:p>
          </table:table-cell>
          <table:table-cell office:value-type="float" office:value="1" table:style-name="ce415">
            <text:p>1</text:p>
          </table:table-cell>
          <table:table-cell office:value-type="float" office:value="1" table:style-name="ce416">
            <text:p>1,00</text:p>
          </table:table-cell>
          <table:table-cell office:value-type="currency" office:value="1" table:style-name="ce417">
            <text:p>1,00 €</text:p>
          </table:table-cell>
          <table:table-cell office:value-type="date" office:date-value="1999-12-31T00:00:00" table:style-name="ce418">
            <text:p>31.12.1999</text:p>
          </table:table-cell>
          <table:table-cell table:style-name="ce1"/>
          <table:table-cell office:value-type="string" table:style-name="ce131">
            <text:p>1.00</text:p>
          </table:table-cell>
          <table:table-cell office:value-type="string" table:style-name="ce131">
            <text:p>1.00</text:p>
          </table:table-cell>
          <table:table-cell office:value-type="string" table:style-name="ce131">
            <text:p>1.00</text:p>
          </table:table-cell>
          <table:table-cell office:value-type="string" table:style-name="ce131">
            <text:p>36525.00</text:p>
          </table:table-cell>
          <table:table-cell table:number-columns-repeated="16374"/>
        </table:table-row>
        <table:table-row table:style-name="ro2">
          <table:table-cell office:value-type="string" table:style-name="ce92">
            <text:p>0%</text:p>
          </table:table-cell>
          <table:table-cell office:value-type="float" office:value="1" table:style-name="ce419">
            <text:p>1</text:p>
          </table:table-cell>
          <table:table-cell office:value-type="float" office:value="1" table:style-name="ce420">
            <text:p>1,00</text:p>
          </table:table-cell>
          <table:table-cell office:value-type="currency" office:value="1" table:style-name="ce421">
            <text:p>1,00 €</text:p>
          </table:table-cell>
          <table:table-cell office:value-type="date" office:date-value="1999-12-31T00:00:00" table:style-name="ce422">
            <text:p>31.12.1999</text:p>
          </table:table-cell>
          <table:table-cell table:style-name="ce1"/>
          <table:table-cell office:value-type="string" table:style-name="ce131">
            <text:p>100%</text:p>
          </table:table-cell>
          <table:table-cell office:value-type="string" table:style-name="ce131">
            <text:p>100%</text:p>
          </table:table-cell>
          <table:table-cell office:value-type="string" table:style-name="ce131">
            <text:p>100%</text:p>
          </table:table-cell>
          <table:table-cell office:value-type="string" table:style-name="ce131">
            <text:p>3652500%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0 "v"</text:p>
          </table:table-cell>
          <table:table-cell office:value-type="float" office:value="1" table:style-name="ce423">
            <text:p>1</text:p>
          </table:table-cell>
          <table:table-cell office:value-type="float" office:value="1" table:style-name="ce424">
            <text:p>1,00</text:p>
          </table:table-cell>
          <table:table-cell office:value-type="currency" office:value="1" table:style-name="ce425">
            <text:p>1,00 €</text:p>
          </table:table-cell>
          <table:table-cell office:value-type="date" office:date-value="1999-12-31T00:00:00" table:style-name="ce426">
            <text:p>31.12.1999</text:p>
          </table:table-cell>
          <table:table-cell table:style-name="ce1"/>
          <table:table-cell office:value-type="string" table:style-name="ce130">
            <text:p>1 v</text:p>
          </table:table-cell>
          <table:table-cell office:value-type="string" table:style-name="ce130">
            <text:p>1 v</text:p>
          </table:table-cell>
          <table:table-cell office:value-type="string" table:style-name="ce130">
            <text:p>1 v</text:p>
          </table:table-cell>
          <table:table-cell office:value-type="string" table:style-name="ce130">
            <text:p>36525 v</text:p>
          </table:table-cell>
          <table:table-cell table:number-columns-repeated="16374"/>
        </table:table-row>
        <table:table-row table:number-rows-repeated="1048562" table:style-name="ro2">
          <table:table-cell table:number-columns-repeated="16384"/>
        </table:table-row>
      </table:table>
      <table:named-expressions>
        <table:named-range table:name="cond_border" table:cell-range-address="Border.$H$9" table:base-cell-address="Border.$A$1"/>
        <table:named-range table:name="cond_fill" table:cell-range-address="Fill.$I$9" table:base-cell-address="Fill.$A$1"/>
        <table:named-range table:name="cond_font" table:cell-range-address="Font.$H$9" table:base-cell-address="Font.$A$1"/>
        <table:named-range table:name="cond_number" table:cell-range-address="Number.$E$9" table:base-cell-address="Number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.</number:text>
      <number:month number:style="long"/>
      <number:text>.</number:text>
      <number:year number:style="long"/>
    </number:date-style>
    <number:date-style style:name="N36">
      <number:day/>
      <number:text>.</number:text>
      <number:month/>
      <number:text>.</number:text>
    </number:date-style>
    <number:currency-style style:name="N37">
      <number:number number:decimal-places="2" number:min-integer-digits="1" number:grouping="true"/>
      <number:text> </number:text>
      <number:currency-symbol>€</number:currency-symbol>
    </number:currency-style>
    <number:number-style style:name="N38">
      <number:number number:decimal-places="0" number:min-integer-digits="1">
        <number:embedded-text number:position="0"> v</number:embedded-text>
      </number:number>
    </number:number-style>
    <style:style style:name="Heading_1" style:family="table-cell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Heading_2" style:family="table-cell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Heading_3" style:family="table-cell" style:data-style-name="N0">
      <style:table-cell-properties style:vertical-align="top" fo:background-color="#D9D9D9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92D050"/>
    </style:style>
    <style:style style:name="cf2" style:family="table-cell">
      <style:table-cell-properties fo:background-color="#FFFF00"/>
    </style:style>
    <style:style style:name="cf3" style:family="table-cell">
      <style:table-cell-properties fo:background-color="#FF0000"/>
    </style:style>
    <style:style style:name="cf4" style:family="table-cell">
      <style:table-cell-properties fo:background-color="#0070C0"/>
    </style:style>
    <style:style style:name="cf5" style:family="table-cell">
      <style:text-properties fo:color="#FF0000" fo:font-weight="bold" style:font-weight-asian="bold" style:font-weight-complex="bold"/>
    </style:style>
    <style:style style:name="cf6" style:family="table-cell"/>
    <style:style style:name="cf7" style:family="table-cell">
      <style:text-properties fo:font-style="italic" style:font-style-asian="italic" style:font-style-complex="italic"/>
    </style:style>
    <style:style style:name="cf8" style:family="table-cell">
      <style:text-properties fo:font-weight="bold" style:font-weight-asian="bold" style:font-weight-complex="bold"/>
    </style:style>
    <style:style style:name="cf9" style:family="table-cell">
      <style:text-properties fo:font-style="italic" style:font-style-asian="italic" style:font-style-complex="italic" fo:font-weight="bold" style:font-weight-asian="bold" style:font-weight-complex="bold"/>
    </style:style>
    <style:style style:name="cf10" style:family="table-cell"/>
    <style:style style:name="cf11" style:family="table-cell">
      <style:text-properties style:text-underline-style="solid" style:text-underline-type="single"/>
    </style:style>
    <style:style style:name="cf12" style:family="table-cell">
      <style:text-properties style:text-underline-style="solid" style:text-underline-type="double"/>
    </style:style>
    <style:style style:name="cf13" style:family="table-cell">
      <style:text-properties fo:color="#000000"/>
    </style:style>
    <style:style style:name="cf14" style:family="table-cell">
      <style:text-properties fo:color="#FF0000"/>
    </style:style>
    <style:style style:name="cf15" style:family="table-cell"/>
    <style:style style:name="cf16" style:family="table-cell">
      <style:text-properties style:text-line-through-style="solid"/>
    </style:style>
    <style:style style:name="cf17" style:family="table-cell">
      <style:table-cell-properties fo:border="thin solid #000000"/>
    </style:style>
    <style:style style:name="cf18" style:family="table-cell">
      <style:table-cell-properties fo:border="thin solid #FF0000"/>
    </style:style>
    <style:style style:name="cf19" style:family="table-cell">
      <style:table-cell-properties fo:border="thin dotted #000000"/>
    </style:style>
    <style:style style:name="cf20" style:family="table-cell">
      <style:table-cell-properties fo:border-top="thin solid #000000" fo:border-bottom="thin solid #FF0000"/>
    </style:style>
    <style:style style:name="cf21" style:family="table-cell">
      <style:table-cell-properties fo:background-color="transparent"/>
    </style:style>
    <style:style style:name="cf22" style:family="table-cell">
      <style:table-cell-properties fo:background-color="#FFFFFF"/>
    </style:style>
    <style:style style:name="cf23" style:family="table-cell">
      <style:table-cell-properties fo:background-color="#FFFFFF"/>
    </style:style>
    <style:style style:name="cf24" style:family="table-cell">
      <style:table-cell-properties fo:background-color="#000000"/>
    </style:style>
    <style:style style:name="cf25" style:family="table-cell"/>
    <style:style style:name="cf26" style:family="table-cell"/>
    <style:style style:name="cf27" style:family="table-cell"/>
    <style:style style:name="cf28" style:family="table-cell">
      <style:table-cell-properties fo:background-color="#00FF00"/>
    </style:style>
    <style:style style:name="cf29" style:family="table-cell">
      <style:table-cell-properties fo:background-color="#00FF00"/>
    </style:style>
    <style:style style:name="cf30" style:family="table-cell">
      <style:table-cell-properties fo:background-color="#00FF00"/>
    </style:style>
    <style:style style:name="cf31" style:family="table-cell">
      <style:table-cell-properties fo:background-color="#00FF00"/>
    </style:style>
    <style:style style:name="cf32" style:family="table-cell"/>
    <style:style style:name="cf33" style:family="table-cell"/>
    <style:style style:name="cf34" style:family="table-cell"/>
    <style:style style:name="cf35" style:family="table-cell"/>
    <style:style style:name="cf36" style:family="table-cell" style:data-style-name="N0"/>
    <style:style style:name="cf37" style:family="table-cell" style:data-style-name="N2"/>
    <style:style style:name="cf38" style:family="table-cell" style:data-style-name="N13"/>
    <style:style style:name="cf39" style:family="table-cell" style:data-style-name="N38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dministrator</meta:initial-creator>
    <dc:creator>Olaf Felka</dc:creator>
    <meta:creation-date>2007-09-21T11:32:08Z</meta:creation-date>
    <dc:date>2014-02-28T10:15:54Z</dc:date>
    <meta:editing-duration>PT0S</meta:editing-duration>
  </office:meta>
</office:document-meta>
</file>